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4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" style:family="table-cell" style:parent-style-name="Default" style:data-style-name="N0"/>
    <style:style style:name="ce35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ea7500" fo:border-left="0.06pt solid #000000" fo:border-right="none" fo:border-top="none"/>
    </style:style>
    <style:style style:name="ce2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6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1"/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0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1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62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7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2"/>
    <style:style style:name="ce5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1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64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65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12" style:family="table-cell" style:parent-style-name="Default" style:data-style-name="N0">
      <style:table-cell-properties fo:background-color="transparent"/>
    </style:style>
    <style:style style:name="ce71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/>
    </style:style>
    <style:style style:name="ce14" style:family="table-cell" style:parent-style-name="Default" style:data-style-name="N0">
      <style:table-cell-properties fo:background-color="#ffff00"/>
    </style:style>
    <style:style style:name="ce83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1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77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2.01pt solid #000000" fo:border-left="2.01pt solid #000000" fo:border-right="none" fo:border-top="2.01pt solid #000000"/>
    </style:style>
    <style:style style:name="ce32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121">
      <style:table-cell-properties fo:border-bottom="0.06pt solid #000000" fo:border-left="none" fo:border-right="0.06pt solid #000000" fo:border-top="0.06pt solid #000000"/>
    </style:style>
    <style:style style:name="ce74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68" style:family="table-cell" style:parent-style-name="Default" style:data-style-name="N2">
      <style:table-cell-properties fo:border-bottom="2.01pt solid #000000" fo:border-left="none" fo:border-right="2.01pt solid #000000" fo:border-top="2.01pt solid #000000"/>
    </style:style>
    <style:style style:name="ce42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43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3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7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0" style:family="table-cell" style:parent-style-name="Default" style:data-style-name="N81">
      <style:table-cell-properties fo:border-bottom="0.06pt solid #000000" fo:border-left="0.06pt solid #000000" fo:border-right="none" fo:border-top="none"/>
    </style:style>
    <style:style style:name="ce78" style:family="table-cell" style:parent-style-name="Default" style:data-style-name="N81">
      <style:table-cell-properties fo:border-bottom="none" fo:background-color="#ffff00" fo:border-left="2.01pt solid #000000" fo:border-right="none" fo:border-top="none"/>
    </style:style>
    <style:style style:name="ce17" style:family="table-cell" style:parent-style-name="Default" style:data-style-name="N81">
      <style:table-cell-properties fo:border-bottom="2.01pt solid #000000" fo:background-color="#ffff00" fo:border-left="2.01pt solid #000000" fo:border-right="none" fo:border-top="none"/>
    </style:style>
    <style:style style:name="ce81" style:family="table-cell" style:parent-style-name="Default" style:data-style-name="N81">
      <style:table-cell-properties fo:border-bottom="0.06pt solid #000000" fo:border-left="none" fo:border-right="none" fo:border-top="none"/>
    </style:style>
    <style:style style:name="ce79" style:family="table-cell" style:parent-style-name="Default" style:data-style-name="N81">
      <style:table-cell-properties fo:border-bottom="none" fo:border-left="none" fo:border-right="2.01pt solid #000000" fo:border-top="none"/>
    </style:style>
    <style:style style:name="ce18" style:family="table-cell" style:parent-style-name="Default" style:data-style-name="N81">
      <style:table-cell-properties fo:border-bottom="2.01pt solid #000000" fo:border-left="none" fo:border-right="2.01pt solid #000000" fo:border-top="none"/>
    </style:style>
    <style:style style:name="ce82" style:family="table-cell" style:parent-style-name="Default" style:data-style-name="N81">
      <style:table-cell-properties fo:border-bottom="0.06pt solid #000000" fo:border-left="none" fo:border-right="0.06pt solid #000000" fo:border-top="none"/>
    </style:style>
    <style:style style:name="ce1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24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12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7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28" style:family="table-cell" style:parent-style-name="Default" style:data-style-name="N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130" style:family="table-cell" style:parent-style-name="Default" style:data-style-name="N0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131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ce13"/>
        <table:table-column table:style-name="co1" table:number-columns-repeated="16" table:default-cell-style-name="ce1"/>
        <table:table-column table:style-name="co2" table:number-columns-repeated="1005" table:default-cell-style-name="ce1"/>
        <table:table-row table:style-name="ro1">
          <table:table-cell table:style-name="ce54" office:value-type="string" calcext:value-type="string">
            <text:p>900 V</text:p>
          </table:table-cell>
          <table:table-cell table:style-name="ce57" office:value-type="string" calcext:value-type="string">
            <text:p>10 s</text:p>
          </table:table-cell>
          <table:table-cell table:style-name="ce60" office:value-type="string" calcext:value-type="string">
            <text:p>erros</text:p>
          </table:table-cell>
          <table:table-cell table:style-name="ce35" office:value-type="string" calcext:value-type="string">
            <text:p>RATE</text:p>
          </table:table-cell>
          <table:table-cell table:style-name="ce46" office:value-type="string" calcext:value-type="string">
            <text:p>BACKGROUND</text:p>
          </table:table-cell>
          <table:table-cell table:style-name="ce36" office:value-type="string" calcext:value-type="string">
            <text:p>erros</text:p>
          </table:table-cell>
          <table:table-cell table:style-name="ce46" office:value-type="string" calcext:value-type="string">
            <text:p>CORRIGIDO</text:p>
          </table:table-cell>
          <table:table-cell table:style-name="ce36" office:value-type="string" calcext:value-type="string">
            <text:p>erros</text:p>
          </table:table-cell>
          <table:table-cell table:number-columns-repeated="19"/>
          <table:table-cell table:style-name="ce123" office:value-type="string" calcext:value-type="string">
            <text:p>Bin</text:p>
          </table:table-cell>
          <table:table-cell table:style-name="ce123" office:value-type="string" calcext:value-type="string">
            <text:p>Volts</text:p>
          </table:table-cell>
          <table:table-cell table:style-name="ce123" office:value-type="string" calcext:value-type="string">
            <text:p>Error V</text:p>
          </table:table-cell>
          <table:table-cell table:style-name="ce123" office:value-type="string" calcext:value-type="string">
            <text:p>N</text:p>
          </table:table-cell>
          <table:table-cell table:style-name="ce128" office:value-type="string" calcext:value-type="string">
            <text:p>E_N</text:p>
          </table:table-cell>
          <table:table-cell table:style-name="ce128" office:value-type="string" calcext:value-type="string">
            <text:p>Rate</text:p>
          </table:table-cell>
          <table:table-cell table:style-name="ce128" office:value-type="string" calcext:value-type="string">
            <text:p>E_rate</text:p>
          </table:table-cell>
          <table:table-cell table:style-name="ce128" office:value-type="string" calcext:value-type="string">
            <text:p>BACKGROUND</text:p>
          </table:table-cell>
          <table:table-cell table:style-name="ce128" office:value-type="string" calcext:value-type="string">
            <text:p>CORRIGIDO</text:p>
          </table:table-cell>
          <table:table-cell table:style-name="ce128" office:value-type="string" calcext:value-type="string">
            <text:p>erros</text:p>
          </table:table-cell>
          <table:table-cell table:number-columns-repeated="987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float" office:value="1914" calcext:value-type="float">
            <text:p>1914</text:p>
          </table:table-cell>
          <table:table-cell table:style-name="ce61" table:formula="of:=SQRT([.B2])" office:value-type="float" office:value="43.7492857084547" calcext:value-type="float">
            <text:p>44</text:p>
          </table:table-cell>
          <table:table-cell table:style-name="ce37" table:formula="of:=[.B2]/10" office:value-type="float" office:value="191.4" calcext:value-type="float">
            <text:p>191,40</text:p>
          </table:table-cell>
          <table:table-cell table:style-name="ce16" table:formula="of:=[.D2]-[.$M$18]" office:value-type="float" office:value="190.848333333333" calcext:value-type="float">
            <text:p>190,85</text:p>
          </table:table-cell>
          <table:table-cell table:style-name="ce15" table:formula="of:=[.C2]/10" office:value-type="float" office:value="4.37492857084547" calcext:value-type="float">
            <text:p>4,37</text:p>
          </table:table-cell>
          <table:table-cell table:style-name="ce16" table:formula="of:=[.E2]/(1-[.E2]*[.$W$13])" office:value-type="float" office:value="202.066140007319" calcext:value-type="float">
            <text:p>202,07</text:p>
          </table:table-cell>
          <table:table-cell table:style-name="ce15" table:formula="of:=[.E2]*[.E2]/POWER(1-[.E2]*[.$W$13]; 2)*[.$W$14]+1/POWER(1-[.E2]*[.$W$13];2)*[.F2]" office:value-type="float" office:value="6.58275454936226" calcext:value-type="float">
            <text:p>6,58</text:p>
          </table:table-cell>
          <table:table-cell table:number-columns-repeated="19"/>
          <table:table-cell table:style-name="ce124" office:value-type="float" office:value="1" calcext:value-type="float">
            <text:p>1</text:p>
          </table:table-cell>
          <table:table-cell table:style-name="ce125" table:formula="of:=[.AB2]*25" office:value-type="float" office:value="25" calcext:value-type="float">
            <text:p>2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])" office:value-type="float" office:value="0" calcext:value-type="float">
            <text:p>0</text:p>
          </table:table-cell>
          <table:table-cell table:style-name="ce129" table:formula="of:=[.AE2]/6" office:value-type="float" office:value="0" calcext:value-type="float">
            <text:p>0</text:p>
          </table:table-cell>
          <table:table-cell table:style-name="ce129" table:formula="of:=[.AF2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]/(1-[.AI2]*[.$W$13])" office:value-type="float" office:value="0" calcext:value-type="float">
            <text:p>0</text:p>
          </table:table-cell>
          <table:table-cell table:style-name="ce131" table:formula="of:=[.AI2]*[.AI2]/POWER(1-[.AI2]*[.$W$13]; 2)*[.$W$14]+1/POWER(1-[.AI2]*[.$W$13];2)*[.AH2]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2]+1" office:value-type="float" office:value="2" calcext:value-type="float">
            <text:p>2</text:p>
          </table:table-cell>
          <table:table-cell table:style-name="ce58" office:value-type="float" office:value="1877" calcext:value-type="float">
            <text:p>1877</text:p>
          </table:table-cell>
          <table:table-cell table:style-name="ce61" table:formula="of:=SQRT([.B3])" office:value-type="float" office:value="43.3243580448689" calcext:value-type="float">
            <text:p>43</text:p>
          </table:table-cell>
          <table:table-cell table:style-name="ce37" table:formula="of:=[.B3]/10" office:value-type="float" office:value="187.7" calcext:value-type="float">
            <text:p>187,70</text:p>
          </table:table-cell>
          <table:table-cell table:style-name="ce16" table:formula="of:=[.D3]-[.$M$18]" office:value-type="float" office:value="187.148333333333" calcext:value-type="float">
            <text:p>187,15</text:p>
          </table:table-cell>
          <table:table-cell table:style-name="ce15" table:formula="of:=[.C3]/10" office:value-type="float" office:value="4.33243580448689" calcext:value-type="float">
            <text:p>4,33</text:p>
          </table:table-cell>
          <table:table-cell table:style-name="ce16" table:formula="of:=[.E3]/(1-[.E3]*[.$W$13])" office:value-type="float" office:value="197.923115964878" calcext:value-type="float">
            <text:p>197,92</text:p>
          </table:table-cell>
          <table:table-cell table:style-name="ce15" table:formula="of:=[.E3]*[.E3]/POWER(1-[.E3]*[.$W$13]; 2)*[.$W$14]+1/POWER(1-[.E3]*[.$W$13];2)*[.F3]" office:value-type="float" office:value="6.45594943199431" calcext:value-type="float">
            <text:p>6,46</text:p>
          </table:table-cell>
          <table:table-cell/>
          <table:table-cell table:style-name="ce19"/>
          <table:table-cell table:style-name="ce20" office:value-type="string" calcext:value-type="string">
            <text:p>Contagens durante 10s cada uma (900 V)</text:p>
          </table:table-cell>
          <table:table-cell table:style-name="ce20" table:number-columns-repeated="2"/>
          <table:table-cell table:style-name="ce21"/>
          <table:table-cell/>
          <table:table-cell table:style-name="ce19"/>
          <table:table-cell table:style-name="ce20" table:number-columns-repeated="3"/>
          <table:table-cell table:style-name="ce21"/>
          <table:table-cell table:style-name="ce19"/>
          <table:table-cell table:style-name="ce20" office:value-type="string" calcext:value-type="string">
            <text:p>RATES</text:p>
          </table:table-cell>
          <table:table-cell table:style-name="ce20"/>
          <table:table-cell table:style-name="ce21"/>
          <table:table-cell table:number-columns-repeated="3"/>
          <table:table-cell table:style-name="ce124" office:value-type="float" office:value="2" calcext:value-type="float">
            <text:p>2</text:p>
          </table:table-cell>
          <table:table-cell table:style-name="ce125" table:formula="of:=[.AB3]*25" office:value-type="float" office:value="50" calcext:value-type="float">
            <text:p>5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3])" office:value-type="float" office:value="0" calcext:value-type="float">
            <text:p>0</text:p>
          </table:table-cell>
          <table:table-cell table:style-name="ce129" table:formula="of:=[.AE3]/6" office:value-type="float" office:value="0" calcext:value-type="float">
            <text:p>0</text:p>
          </table:table-cell>
          <table:table-cell table:style-name="ce129" table:formula="of:=[.AF3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3]/(1-[.AI3]*[.$W$13])" office:value-type="float" office:value="0" calcext:value-type="float">
            <text:p>0</text:p>
          </table:table-cell>
          <table:table-cell table:style-name="ce131" table:formula="of:=[.AI3]*[.AI3]/POWER(1-[.AI3]*[.$W$13]; 2)*[.$W$14]+1/POWER(1-[.AI3]*[.$W$13];2)*[.AH3]"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3]+1" office:value-type="float" office:value="3" calcext:value-type="float">
            <text:p>3</text:p>
          </table:table-cell>
          <table:table-cell table:style-name="ce58" office:value-type="float" office:value="1902" calcext:value-type="float">
            <text:p>1902</text:p>
          </table:table-cell>
          <table:table-cell table:style-name="ce61" table:formula="of:=SQRT([.B4])" office:value-type="float" office:value="43.6119249747131" calcext:value-type="float">
            <text:p>44</text:p>
          </table:table-cell>
          <table:table-cell table:style-name="ce37" table:formula="of:=[.B4]/10" office:value-type="float" office:value="190.2" calcext:value-type="float">
            <text:p>190,20</text:p>
          </table:table-cell>
          <table:table-cell table:style-name="ce16" table:formula="of:=[.D4]-[.$M$18]" office:value-type="float" office:value="189.648333333333" calcext:value-type="float">
            <text:p>189,65</text:p>
          </table:table-cell>
          <table:table-cell table:style-name="ce15" table:formula="of:=[.C4]/10" office:value-type="float" office:value="4.36119249747131" calcext:value-type="float">
            <text:p>4,36</text:p>
          </table:table-cell>
          <table:table-cell table:style-name="ce16" table:formula="of:=[.E4]/(1-[.E4]*[.$W$13])" office:value-type="float" office:value="200.721422326521" calcext:value-type="float">
            <text:p>200,72</text:p>
          </table:table-cell>
          <table:table-cell table:style-name="ce15" table:formula="of:=[.E4]*[.E4]/POWER(1-[.E4]*[.$W$13]; 2)*[.$W$14]+1/POWER(1-[.E4]*[.$W$13];2)*[.F4]" office:value-type="float" office:value="6.54147978112843" calcext:value-type="float">
            <text:p>6,54</text:p>
          </table:table-cell>
          <table:table-cell/>
          <table:table-cell table:style-name="ce22"/>
          <table:table-cell table:style-name="ce14" office:value-type="string" calcext:value-type="string">
            <text:p>Cima</text:p>
          </table:table-cell>
          <table:table-cell table:style-name="ce14" office:value-type="string" calcext:value-type="string">
            <text:p>erro</text:p>
          </table:table-cell>
          <table:table-cell table:style-name="ce14" office:value-type="string" calcext:value-type="string">
            <text:p>Baixo</text:p>
          </table:table-cell>
          <table:table-cell table:style-name="ce23" office:value-type="string" calcext:value-type="string">
            <text:p>erro</text:p>
          </table:table-cell>
          <table:table-cell/>
          <table:table-cell table:style-name="ce22"/>
          <table:table-cell table:style-name="ce35" office:value-type="string" calcext:value-type="string">
            <text:p>1ª meia lua (L13-1)</text:p>
          </table:table-cell>
          <table:table-cell table:style-name="ce46" office:value-type="string" calcext:value-type="string">
            <text:p>2ª meia lua(L13-2)</text:p>
          </table:table-cell>
          <table:table-cell table:style-name="ce36" office:value-type="string" calcext:value-type="string">
            <text:p>2 meias luas juntas</text:p>
          </table:table-cell>
          <table:table-cell table:style-name="ce26"/>
          <table:table-cell table:style-name="ce22"/>
          <table:table-cell table:style-name="ce35" office:value-type="string" calcext:value-type="string">
            <text:p>R1</text:p>
          </table:table-cell>
          <table:table-cell table:style-name="ce46" office:value-type="string" calcext:value-type="string">
            <text:p>R2</text:p>
          </table:table-cell>
          <table:table-cell table:style-name="ce36" office:value-type="string" calcext:value-type="string">
            <text:p>R12</text:p>
          </table:table-cell>
          <table:table-cell table:number-columns-repeated="3"/>
          <table:table-cell table:style-name="ce124" office:value-type="float" office:value="3" calcext:value-type="float">
            <text:p>3</text:p>
          </table:table-cell>
          <table:table-cell table:style-name="ce125" table:formula="of:=[.AB4]*25" office:value-type="float" office:value="75" calcext:value-type="float">
            <text:p>7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4])" office:value-type="float" office:value="0" calcext:value-type="float">
            <text:p>0</text:p>
          </table:table-cell>
          <table:table-cell table:style-name="ce129" table:formula="of:=[.AE4]/6" office:value-type="float" office:value="0" calcext:value-type="float">
            <text:p>0</text:p>
          </table:table-cell>
          <table:table-cell table:style-name="ce129" table:formula="of:=[.AF4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4]/(1-[.AI4]*[.$W$13])" office:value-type="float" office:value="0" calcext:value-type="float">
            <text:p>0</text:p>
          </table:table-cell>
          <table:table-cell table:style-name="ce131" table:formula="of:=[.AI4]*[.AI4]/POWER(1-[.AI4]*[.$W$13]; 2)*[.$W$14]+1/POWER(1-[.AI4]*[.$W$13];2)*[.AH4]"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4]+1" office:value-type="float" office:value="4" calcext:value-type="float">
            <text:p>4</text:p>
          </table:table-cell>
          <table:table-cell table:style-name="ce58" office:value-type="float" office:value="1898" calcext:value-type="float">
            <text:p>1898</text:p>
          </table:table-cell>
          <table:table-cell table:style-name="ce61" table:formula="of:=SQRT([.B5])" office:value-type="float" office:value="43.5660418215839" calcext:value-type="float">
            <text:p>44</text:p>
          </table:table-cell>
          <table:table-cell table:style-name="ce37" table:formula="of:=[.B5]/10" office:value-type="float" office:value="189.8" calcext:value-type="float">
            <text:p>189,80</text:p>
          </table:table-cell>
          <table:table-cell table:style-name="ce16" table:formula="of:=[.D5]-[.$M$18]" office:value-type="float" office:value="189.248333333333" calcext:value-type="float">
            <text:p>189,25</text:p>
          </table:table-cell>
          <table:table-cell table:style-name="ce15" table:formula="of:=[.C5]/10" office:value-type="float" office:value="4.35660418215839" calcext:value-type="float">
            <text:p>4,36</text:p>
          </table:table-cell>
          <table:table-cell table:style-name="ce16" table:formula="of:=[.E5]/(1-[.E5]*[.$W$13])" office:value-type="float" office:value="200.273403873165" calcext:value-type="float">
            <text:p>200,27</text:p>
          </table:table-cell>
          <table:table-cell table:style-name="ce15" table:formula="of:=[.E5]*[.E5]/POWER(1-[.E5]*[.$W$13]; 2)*[.$W$14]+1/POWER(1-[.E5]*[.$W$13];2)*[.F5]" office:value-type="float" office:value="6.52775336231785" calcext:value-type="float">
            <text:p>6,53</text:p>
          </table:table-cell>
          <table:table-cell/>
          <table:table-cell table:style-name="ce22"/>
          <table:table-cell office:value-type="float" office:value="1826" calcext:value-type="float">
            <text:p>182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6"/>
          <table:table-cell/>
          <table:table-cell table:style-name="ce22"/>
          <table:table-cell table:style-name="ce22" office:value-type="float" office:value="22980" calcext:value-type="float">
            <text:p>22980</text:p>
          </table:table-cell>
          <table:table-cell office:value-type="float" office:value="12838" calcext:value-type="float">
            <text:p>12838</text:p>
          </table:table-cell>
          <table:table-cell table:style-name="ce26" office:value-type="float" office:value="32827" calcext:value-type="float">
            <text:p>32827</text:p>
          </table:table-cell>
          <table:table-cell table:style-name="ce26"/>
          <table:table-cell table:style-name="ce22"/>
          <table:table-cell table:style-name="ce37" table:formula="of:=[.Q5]/60" office:value-type="float" office:value="383" calcext:value-type="float">
            <text:p>383,00</text:p>
          </table:table-cell>
          <table:table-cell table:style-name="ce16" table:formula="of:=[.R5]/60" office:value-type="float" office:value="213.966666666667" calcext:value-type="float">
            <text:p>213,97</text:p>
          </table:table-cell>
          <table:table-cell table:style-name="ce15" table:formula="of:=[.S5]/60" office:value-type="float" office:value="547.116666666667" calcext:value-type="float">
            <text:p>547,12</text:p>
          </table:table-cell>
          <table:table-cell table:number-columns-repeated="3"/>
          <table:table-cell table:style-name="ce124" office:value-type="float" office:value="4" calcext:value-type="float">
            <text:p>4</text:p>
          </table:table-cell>
          <table:table-cell table:style-name="ce125" table:formula="of:=[.AB5]*25" office:value-type="float" office:value="100" calcext:value-type="float">
            <text:p>10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5])" office:value-type="float" office:value="0" calcext:value-type="float">
            <text:p>0</text:p>
          </table:table-cell>
          <table:table-cell table:style-name="ce129" table:formula="of:=[.AE5]/6" office:value-type="float" office:value="0" calcext:value-type="float">
            <text:p>0</text:p>
          </table:table-cell>
          <table:table-cell table:style-name="ce129" table:formula="of:=[.AF5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5]/(1-[.AI5]*[.$W$13])" office:value-type="float" office:value="0" calcext:value-type="float">
            <text:p>0</text:p>
          </table:table-cell>
          <table:table-cell table:style-name="ce131" table:formula="of:=[.AI5]*[.AI5]/POWER(1-[.AI5]*[.$W$13]; 2)*[.$W$14]+1/POWER(1-[.AI5]*[.$W$13];2)*[.AH5]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5]+1" office:value-type="float" office:value="5" calcext:value-type="float">
            <text:p>5</text:p>
          </table:table-cell>
          <table:table-cell table:style-name="ce58" office:value-type="float" office:value="1898" calcext:value-type="float">
            <text:p>1898</text:p>
          </table:table-cell>
          <table:table-cell table:style-name="ce61" table:formula="of:=SQRT([.B6])" office:value-type="float" office:value="43.5660418215839" calcext:value-type="float">
            <text:p>44</text:p>
          </table:table-cell>
          <table:table-cell table:style-name="ce37" table:formula="of:=[.B6]/10" office:value-type="float" office:value="189.8" calcext:value-type="float">
            <text:p>189,80</text:p>
          </table:table-cell>
          <table:table-cell table:style-name="ce16" table:formula="of:=[.D6]-[.$M$18]" office:value-type="float" office:value="189.248333333333" calcext:value-type="float">
            <text:p>189,25</text:p>
          </table:table-cell>
          <table:table-cell table:style-name="ce15" table:formula="of:=[.C6]/10" office:value-type="float" office:value="4.35660418215839" calcext:value-type="float">
            <text:p>4,36</text:p>
          </table:table-cell>
          <table:table-cell table:style-name="ce16" table:formula="of:=[.E6]/(1-[.E6]*[.$W$13])" office:value-type="float" office:value="200.273403873165" calcext:value-type="float">
            <text:p>200,27</text:p>
          </table:table-cell>
          <table:table-cell table:style-name="ce15" table:formula="of:=[.E6]*[.E6]/POWER(1-[.E6]*[.$W$13]; 2)*[.$W$14]+1/POWER(1-[.E6]*[.$W$13];2)*[.F6]" office:value-type="float" office:value="6.52775336231785" calcext:value-type="float">
            <text:p>6,53</text:p>
          </table:table-cell>
          <table:table-cell/>
          <table:table-cell table:style-name="ce22"/>
          <table:table-cell office:value-type="float" office:value="1827" calcext:value-type="float">
            <text:p>182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6"/>
          <table:table-cell/>
          <table:table-cell table:style-name="ce22"/>
          <table:table-cell table:style-name="ce22" office:value-type="float" office:value="22870" calcext:value-type="float">
            <text:p>22870</text:p>
          </table:table-cell>
          <table:table-cell office:value-type="float" office:value="12908" calcext:value-type="float">
            <text:p>12908</text:p>
          </table:table-cell>
          <table:table-cell table:style-name="ce26" office:value-type="float" office:value="32747" calcext:value-type="float">
            <text:p>32747</text:p>
          </table:table-cell>
          <table:table-cell table:style-name="ce26"/>
          <table:table-cell table:style-name="ce22"/>
          <table:table-cell table:style-name="ce37" table:formula="of:=[.Q6]/60" office:value-type="float" office:value="381.166666666667" calcext:value-type="float">
            <text:p>381,17</text:p>
          </table:table-cell>
          <table:table-cell table:style-name="ce16" table:formula="of:=[.R6]/60" office:value-type="float" office:value="215.133333333333" calcext:value-type="float">
            <text:p>215,13</text:p>
          </table:table-cell>
          <table:table-cell table:style-name="ce15" table:formula="of:=[.S6]/60" office:value-type="float" office:value="545.783333333333" calcext:value-type="float">
            <text:p>545,78</text:p>
          </table:table-cell>
          <table:table-cell table:number-columns-repeated="3"/>
          <table:table-cell table:style-name="ce124" office:value-type="float" office:value="5" calcext:value-type="float">
            <text:p>5</text:p>
          </table:table-cell>
          <table:table-cell table:style-name="ce125" table:formula="of:=[.AB6]*25" office:value-type="float" office:value="125" calcext:value-type="float">
            <text:p>12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6])" office:value-type="float" office:value="0" calcext:value-type="float">
            <text:p>0</text:p>
          </table:table-cell>
          <table:table-cell table:style-name="ce129" table:formula="of:=[.AE6]/6" office:value-type="float" office:value="0" calcext:value-type="float">
            <text:p>0</text:p>
          </table:table-cell>
          <table:table-cell table:style-name="ce129" table:formula="of:=[.AF6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6]/(1-[.AI6]*[.$W$13])" office:value-type="float" office:value="0" calcext:value-type="float">
            <text:p>0</text:p>
          </table:table-cell>
          <table:table-cell table:style-name="ce131" table:formula="of:=[.AI6]*[.AI6]/POWER(1-[.AI6]*[.$W$13]; 2)*[.$W$14]+1/POWER(1-[.AI6]*[.$W$13];2)*[.AH6]"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6]+1" office:value-type="float" office:value="6" calcext:value-type="float">
            <text:p>6</text:p>
          </table:table-cell>
          <table:table-cell table:style-name="ce58" office:value-type="float" office:value="1829" calcext:value-type="float">
            <text:p>1829</text:p>
          </table:table-cell>
          <table:table-cell table:style-name="ce61" table:formula="of:=SQRT([.B7])" office:value-type="float" office:value="42.7668095606862" calcext:value-type="float">
            <text:p>43</text:p>
          </table:table-cell>
          <table:table-cell table:style-name="ce37" table:formula="of:=[.B7]/10" office:value-type="float" office:value="182.9" calcext:value-type="float">
            <text:p>182,90</text:p>
          </table:table-cell>
          <table:table-cell table:style-name="ce16" table:formula="of:=[.D7]-[.$M$18]" office:value-type="float" office:value="182.348333333333" calcext:value-type="float">
            <text:p>182,35</text:p>
          </table:table-cell>
          <table:table-cell table:style-name="ce15" table:formula="of:=[.C7]/10" office:value-type="float" office:value="4.27668095606862" calcext:value-type="float">
            <text:p>4,28</text:p>
          </table:table-cell>
          <table:table-cell table:style-name="ce16" table:formula="of:=[.E7]/(1-[.E7]*[.$W$13])" office:value-type="float" office:value="192.562415754722" calcext:value-type="float">
            <text:p>192,56</text:p>
          </table:table-cell>
          <table:table-cell table:style-name="ce15" table:formula="of:=[.E7]*[.E7]/POWER(1-[.E7]*[.$W$13]; 2)*[.$W$14]+1/POWER(1-[.E7]*[.$W$13];2)*[.F7]" office:value-type="float" office:value="6.29344731930616" calcext:value-type="float">
            <text:p>6,29</text:p>
          </table:table-cell>
          <table:table-cell/>
          <table:table-cell table:style-name="ce22"/>
          <table:table-cell office:value-type="float" office:value="1828" calcext:value-type="float">
            <text:p>18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6"/>
          <table:table-cell/>
          <table:table-cell table:style-name="ce22"/>
          <table:table-cell table:style-name="ce22" office:value-type="float" office:value="22914" calcext:value-type="float">
            <text:p>22914</text:p>
          </table:table-cell>
          <table:table-cell office:value-type="float" office:value="12929" calcext:value-type="float">
            <text:p>12929</text:p>
          </table:table-cell>
          <table:table-cell table:style-name="ce26" office:value-type="float" office:value="33103" calcext:value-type="float">
            <text:p>33103</text:p>
          </table:table-cell>
          <table:table-cell table:style-name="ce26"/>
          <table:table-cell table:style-name="ce22"/>
          <table:table-cell table:style-name="ce37" table:formula="of:=[.Q7]/60" office:value-type="float" office:value="381.9" calcext:value-type="float">
            <text:p>381,90</text:p>
          </table:table-cell>
          <table:table-cell table:style-name="ce16" table:formula="of:=[.R7]/60" office:value-type="float" office:value="215.483333333333" calcext:value-type="float">
            <text:p>215,48</text:p>
          </table:table-cell>
          <table:table-cell table:style-name="ce15" table:formula="of:=[.S7]/60" office:value-type="float" office:value="551.716666666667" calcext:value-type="float">
            <text:p>551,72</text:p>
          </table:table-cell>
          <table:table-cell table:number-columns-repeated="3"/>
          <table:table-cell table:style-name="ce124" office:value-type="float" office:value="6" calcext:value-type="float">
            <text:p>6</text:p>
          </table:table-cell>
          <table:table-cell table:style-name="ce125" table:formula="of:=[.AB7]*25" office:value-type="float" office:value="150" calcext:value-type="float">
            <text:p>15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7])" office:value-type="float" office:value="0" calcext:value-type="float">
            <text:p>0</text:p>
          </table:table-cell>
          <table:table-cell table:style-name="ce129" table:formula="of:=[.AE7]/6" office:value-type="float" office:value="0" calcext:value-type="float">
            <text:p>0</text:p>
          </table:table-cell>
          <table:table-cell table:style-name="ce129" table:formula="of:=[.AF7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7]/(1-[.AI7]*[.$W$13])" office:value-type="float" office:value="0" calcext:value-type="float">
            <text:p>0</text:p>
          </table:table-cell>
          <table:table-cell table:style-name="ce131" table:formula="of:=[.AI7]*[.AI7]/POWER(1-[.AI7]*[.$W$13]; 2)*[.$W$14]+1/POWER(1-[.AI7]*[.$W$13];2)*[.AH7]"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7]+1" office:value-type="float" office:value="7" calcext:value-type="float">
            <text:p>7</text:p>
          </table:table-cell>
          <table:table-cell table:style-name="ce58" office:value-type="float" office:value="1869" calcext:value-type="float">
            <text:p>1869</text:p>
          </table:table-cell>
          <table:table-cell table:style-name="ce61" table:formula="of:=SQRT([.B8])" office:value-type="float" office:value="43.2319326424346" calcext:value-type="float">
            <text:p>43</text:p>
          </table:table-cell>
          <table:table-cell table:style-name="ce37" table:formula="of:=[.B8]/10" office:value-type="float" office:value="186.9" calcext:value-type="float">
            <text:p>186,90</text:p>
          </table:table-cell>
          <table:table-cell table:style-name="ce16" table:formula="of:=[.D8]-[.$M$18]" office:value-type="float" office:value="186.348333333333" calcext:value-type="float">
            <text:p>186,35</text:p>
          </table:table-cell>
          <table:table-cell table:style-name="ce15" table:formula="of:=[.C8]/10" office:value-type="float" office:value="4.32319326424346" calcext:value-type="float">
            <text:p>4,32</text:p>
          </table:table-cell>
          <table:table-cell table:style-name="ce16" table:formula="of:=[.E8]/(1-[.E8]*[.$W$13])" office:value-type="float" office:value="197.028566772217" calcext:value-type="float">
            <text:p>197,03</text:p>
          </table:table-cell>
          <table:table-cell table:style-name="ce15" table:formula="of:=[.E8]*[.E8]/POWER(1-[.E8]*[.$W$13]; 2)*[.$W$14]+1/POWER(1-[.E8]*[.$W$13];2)*[.F8]" office:value-type="float" office:value="6.42870979247275" calcext:value-type="float">
            <text:p>6,43</text:p>
          </table:table-cell>
          <table:table-cell/>
          <table:table-cell table:style-name="ce22"/>
          <table:table-cell office:value-type="float" office:value="1829" calcext:value-type="float">
            <text:p>1829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6"/>
          <table:table-cell/>
          <table:table-cell table:style-name="ce22"/>
          <table:table-cell table:style-name="ce22" office:value-type="float" office:value="22849" calcext:value-type="float">
            <text:p>22849</text:p>
          </table:table-cell>
          <table:table-cell office:value-type="float" office:value="12653" calcext:value-type="float">
            <text:p>12653</text:p>
          </table:table-cell>
          <table:table-cell table:style-name="ce26" office:value-type="float" office:value="32868" calcext:value-type="float">
            <text:p>32868</text:p>
          </table:table-cell>
          <table:table-cell table:style-name="ce26"/>
          <table:table-cell table:style-name="ce22"/>
          <table:table-cell table:style-name="ce37" table:formula="of:=[.Q8]/60" office:value-type="float" office:value="380.816666666667" calcext:value-type="float">
            <text:p>380,82</text:p>
          </table:table-cell>
          <table:table-cell table:style-name="ce16" table:formula="of:=[.R8]/60" office:value-type="float" office:value="210.883333333333" calcext:value-type="float">
            <text:p>210,88</text:p>
          </table:table-cell>
          <table:table-cell table:style-name="ce15" table:formula="of:=[.S8]/60" office:value-type="float" office:value="547.8" calcext:value-type="float">
            <text:p>547,80</text:p>
          </table:table-cell>
          <table:table-cell table:number-columns-repeated="3"/>
          <table:table-cell table:style-name="ce124" office:value-type="float" office:value="7" calcext:value-type="float">
            <text:p>7</text:p>
          </table:table-cell>
          <table:table-cell table:style-name="ce125" table:formula="of:=[.AB8]*25" office:value-type="float" office:value="175" calcext:value-type="float">
            <text:p>17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8])" office:value-type="float" office:value="0" calcext:value-type="float">
            <text:p>0</text:p>
          </table:table-cell>
          <table:table-cell table:style-name="ce129" table:formula="of:=[.AE8]/6" office:value-type="float" office:value="0" calcext:value-type="float">
            <text:p>0</text:p>
          </table:table-cell>
          <table:table-cell table:style-name="ce129" table:formula="of:=[.AF8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8]/(1-[.AI8]*[.$W$13])" office:value-type="float" office:value="0" calcext:value-type="float">
            <text:p>0</text:p>
          </table:table-cell>
          <table:table-cell table:style-name="ce131" table:formula="of:=[.AI8]*[.AI8]/POWER(1-[.AI8]*[.$W$13]; 2)*[.$W$14]+1/POWER(1-[.AI8]*[.$W$13];2)*[.AH8]" office:value-type="float" office:value="0" calcext:value-type="float">
            <text:p>0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8]+1" office:value-type="float" office:value="8" calcext:value-type="float">
            <text:p>8</text:p>
          </table:table-cell>
          <table:table-cell table:style-name="ce58" office:value-type="float" office:value="1837" calcext:value-type="float">
            <text:p>1837</text:p>
          </table:table-cell>
          <table:table-cell table:style-name="ce61" table:formula="of:=SQRT([.B9])" office:value-type="float" office:value="42.8602379834737" calcext:value-type="float">
            <text:p>43</text:p>
          </table:table-cell>
          <table:table-cell table:style-name="ce37" table:formula="of:=[.B9]/10" office:value-type="float" office:value="183.7" calcext:value-type="float">
            <text:p>183,70</text:p>
          </table:table-cell>
          <table:table-cell table:style-name="ce16" table:formula="of:=[.D9]-[.$M$18]" office:value-type="float" office:value="183.148333333333" calcext:value-type="float">
            <text:p>183,15</text:p>
          </table:table-cell>
          <table:table-cell table:style-name="ce15" table:formula="of:=[.C9]/10" office:value-type="float" office:value="4.28602379834737" calcext:value-type="float">
            <text:p>4,29</text:p>
          </table:table-cell>
          <table:table-cell table:style-name="ce16" table:formula="of:=[.E9]/(1-[.E9]*[.$W$13])" office:value-type="float" office:value="193.454767712831" calcext:value-type="float">
            <text:p>193,45</text:p>
          </table:table-cell>
          <table:table-cell table:style-name="ce15" table:formula="of:=[.E9]*[.E9]/POWER(1-[.E9]*[.$W$13]; 2)*[.$W$14]+1/POWER(1-[.E9]*[.$W$13];2)*[.F9]" office:value-type="float" office:value="6.32037580763659" calcext:value-type="float">
            <text:p>6,32</text:p>
          </table:table-cell>
          <table:table-cell/>
          <table:table-cell table:style-name="ce22"/>
          <table:table-cell office:value-type="float" office:value="1830" calcext:value-type="float">
            <text:p>183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6"/>
          <table:table-cell/>
          <table:table-cell table:style-name="ce22"/>
          <table:table-cell table:style-name="ce22" office:value-type="float" office:value="22781" calcext:value-type="float">
            <text:p>22781</text:p>
          </table:table-cell>
          <table:table-cell office:value-type="float" office:value="12759" calcext:value-type="float">
            <text:p>12759</text:p>
          </table:table-cell>
          <table:table-cell table:style-name="ce26" office:value-type="float" office:value="32719" calcext:value-type="float">
            <text:p>32719</text:p>
          </table:table-cell>
          <table:table-cell table:style-name="ce26"/>
          <table:table-cell table:style-name="ce22"/>
          <table:table-cell table:style-name="ce37" table:formula="of:=[.Q9]/60" office:value-type="float" office:value="379.683333333333" calcext:value-type="float">
            <text:p>379,68</text:p>
          </table:table-cell>
          <table:table-cell table:style-name="ce16" table:formula="of:=[.R9]/60" office:value-type="float" office:value="212.65" calcext:value-type="float">
            <text:p>212,65</text:p>
          </table:table-cell>
          <table:table-cell table:style-name="ce15" table:formula="of:=[.S9]/60" office:value-type="float" office:value="545.316666666667" calcext:value-type="float">
            <text:p>545,32</text:p>
          </table:table-cell>
          <table:table-cell table:number-columns-repeated="3"/>
          <table:table-cell table:style-name="ce124" office:value-type="float" office:value="8" calcext:value-type="float">
            <text:p>8</text:p>
          </table:table-cell>
          <table:table-cell table:style-name="ce125" table:formula="of:=[.AB9]*25" office:value-type="float" office:value="200" calcext:value-type="float">
            <text:p>20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9])" office:value-type="float" office:value="0" calcext:value-type="float">
            <text:p>0</text:p>
          </table:table-cell>
          <table:table-cell table:style-name="ce129" table:formula="of:=[.AE9]/6" office:value-type="float" office:value="0" calcext:value-type="float">
            <text:p>0</text:p>
          </table:table-cell>
          <table:table-cell table:style-name="ce129" table:formula="of:=[.AF9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9]/(1-[.AI9]*[.$W$13])" office:value-type="float" office:value="0" calcext:value-type="float">
            <text:p>0</text:p>
          </table:table-cell>
          <table:table-cell table:style-name="ce131" table:formula="of:=[.AI9]*[.AI9]/POWER(1-[.AI9]*[.$W$13]; 2)*[.$W$14]+1/POWER(1-[.AI9]*[.$W$13];2)*[.AH9]"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9]+1" office:value-type="float" office:value="9" calcext:value-type="float">
            <text:p>9</text:p>
          </table:table-cell>
          <table:table-cell table:style-name="ce58" office:value-type="float" office:value="1816" calcext:value-type="float">
            <text:p>1816</text:p>
          </table:table-cell>
          <table:table-cell table:style-name="ce61" table:formula="of:=SQRT([.B10])" office:value-type="float" office:value="42.614551505325" calcext:value-type="float">
            <text:p>43</text:p>
          </table:table-cell>
          <table:table-cell table:style-name="ce37" table:formula="of:=[.B10]/10" office:value-type="float" office:value="181.6" calcext:value-type="float">
            <text:p>181,60</text:p>
          </table:table-cell>
          <table:table-cell table:style-name="ce16" table:formula="of:=[.D10]-[.$M$18]" office:value-type="float" office:value="181.048333333333" calcext:value-type="float">
            <text:p>181,05</text:p>
          </table:table-cell>
          <table:table-cell table:style-name="ce15" table:formula="of:=[.C10]/10" office:value-type="float" office:value="4.2614551505325" calcext:value-type="float">
            <text:p>4,26</text:p>
          </table:table-cell>
          <table:table-cell table:style-name="ce16" table:formula="of:=[.E10]/(1-[.E10]*[.$W$13])" office:value-type="float" office:value="191.113278864986" calcext:value-type="float">
            <text:p>191,11</text:p>
          </table:table-cell>
          <table:table-cell table:style-name="ce15" table:formula="of:=[.E10]*[.E10]/POWER(1-[.E10]*[.$W$13]; 2)*[.$W$14]+1/POWER(1-[.E10]*[.$W$13];2)*[.F10]" office:value-type="float" office:value="6.24981968666806" calcext:value-type="float">
            <text:p>6,25</text:p>
          </table:table-cell>
          <table:table-cell/>
          <table:table-cell table:style-name="ce25" office:value-type="string" calcext:value-type="string">
            <text:p>MÈDIA</text:p>
          </table:table-cell>
          <table:table-cell table:formula="of:=AVERAGE([.K5:.K9])" office:value-type="float" office:value="1828" calcext:value-type="float">
            <text:p>1828</text:p>
          </table:table-cell>
          <table:table-cell table:style-name="ce33" table:formula="of:=SQRT([.K10])" office:value-type="float" office:value="42.7551166528639" calcext:value-type="float">
            <text:p>43</text:p>
          </table:table-cell>
          <table:table-cell table:style-name="ce33" table:formula="of:=AVERAGE([.M5:.M9])" office:value-type="float" office:value="11.6" calcext:value-type="float">
            <text:p>12</text:p>
          </table:table-cell>
          <table:table-cell table:style-name="ce34" table:formula="of:=SQRT([.M10])" office:value-type="float" office:value="3.40587727318528" calcext:value-type="float">
            <text:p>3</text:p>
          </table:table-cell>
          <table:table-cell/>
          <table:table-cell table:style-name="ce22" office:value-type="string" calcext:value-type="string">
            <text:p>MÉDIA</text:p>
          </table:table-cell>
          <table:table-cell table:style-name="ce27" table:formula="of:=AVERAGE([.Q5:.Q9])" office:value-type="float" office:value="22878.8" calcext:value-type="float">
            <text:p>22878,8</text:p>
          </table:table-cell>
          <table:table-cell table:style-name="ce10" table:formula="of:=AVERAGE([.R5:.R9])" office:value-type="float" office:value="12817.4" calcext:value-type="float">
            <text:p>12817,4</text:p>
          </table:table-cell>
          <table:table-cell table:style-name="ce28" table:formula="of:=AVERAGE([.S5:.S9])" office:value-type="float" office:value="32852.8" calcext:value-type="float">
            <text:p>32852,8</text:p>
          </table:table-cell>
          <table:table-cell table:style-name="ce26"/>
          <table:table-cell table:style-name="ce25" office:value-type="string" calcext:value-type="string">
            <text:p>MÉDIA</text:p>
          </table:table-cell>
          <table:table-cell table:style-name="ce37" table:formula="of:=AVERAGE([.V5:.V9])" office:value-type="float" office:value="381.313333333333" calcext:value-type="float">
            <text:p>381,31</text:p>
          </table:table-cell>
          <table:table-cell table:style-name="ce16" table:formula="of:=AVERAGE([.W5:.W9])" office:value-type="float" office:value="213.623333333333" calcext:value-type="float">
            <text:p>213,62</text:p>
          </table:table-cell>
          <table:table-cell table:style-name="ce15" table:formula="of:=AVERAGE([.X5:.X9])" office:value-type="float" office:value="547.546666666667" calcext:value-type="float">
            <text:p>547,55</text:p>
          </table:table-cell>
          <table:table-cell table:number-columns-repeated="3"/>
          <table:table-cell table:style-name="ce124" office:value-type="float" office:value="9" calcext:value-type="float">
            <text:p>9</text:p>
          </table:table-cell>
          <table:table-cell table:style-name="ce125" table:formula="of:=[.AB10]*25" office:value-type="float" office:value="225" calcext:value-type="float">
            <text:p>22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0])" office:value-type="float" office:value="0" calcext:value-type="float">
            <text:p>0</text:p>
          </table:table-cell>
          <table:table-cell table:style-name="ce129" table:formula="of:=[.AE10]/6" office:value-type="float" office:value="0" calcext:value-type="float">
            <text:p>0</text:p>
          </table:table-cell>
          <table:table-cell table:style-name="ce129" table:formula="of:=[.AF10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0]/(1-[.AI10]*[.$W$13])" office:value-type="float" office:value="0" calcext:value-type="float">
            <text:p>0</text:p>
          </table:table-cell>
          <table:table-cell table:style-name="ce131" table:formula="of:=[.AI10]*[.AI10]/POWER(1-[.AI10]*[.$W$13]; 2)*[.$W$14]+1/POWER(1-[.AI10]*[.$W$13];2)*[.AH10]" office:value-type="float" office:value="0" calcext:value-type="float">
            <text:p>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0]+1" office:value-type="float" office:value="10" calcext:value-type="float">
            <text:p>10</text:p>
          </table:table-cell>
          <table:table-cell table:style-name="ce58" office:value-type="float" office:value="1861" calcext:value-type="float">
            <text:p>1861</text:p>
          </table:table-cell>
          <table:table-cell table:style-name="ce61" table:formula="of:=SQRT([.B11])" office:value-type="float" office:value="43.139309220246" calcext:value-type="float">
            <text:p>43</text:p>
          </table:table-cell>
          <table:table-cell table:style-name="ce37" table:formula="of:=[.B11]/10" office:value-type="float" office:value="186.1" calcext:value-type="float">
            <text:p>186,10</text:p>
          </table:table-cell>
          <table:table-cell table:style-name="ce16" table:formula="of:=[.D11]-[.$M$18]" office:value-type="float" office:value="185.548333333333" calcext:value-type="float">
            <text:p>185,55</text:p>
          </table:table-cell>
          <table:table-cell table:style-name="ce15" table:formula="of:=[.C11]/10" office:value-type="float" office:value="4.3139309220246" calcext:value-type="float">
            <text:p>4,31</text:p>
          </table:table-cell>
          <table:table-cell table:style-name="ce16" table:formula="of:=[.E11]/(1-[.E11]*[.$W$13])" office:value-type="float" office:value="196.134457675216" calcext:value-type="float">
            <text:p>196,13</text:p>
          </table:table-cell>
          <table:table-cell table:style-name="ce15" table:formula="of:=[.E11]*[.E11]/POWER(1-[.E11]*[.$W$13]; 2)*[.$W$14]+1/POWER(1-[.E11]*[.$W$13];2)*[.F11]" office:value-type="float" office:value="6.40153283620265" calcext:value-type="float">
            <text:p>6,40</text:p>
          </table:table-cell>
          <table:table-cell/>
          <table:table-cell table:style-name="ce25" office:value-type="string" calcext:value-type="string">
            <text:p>RATE</text:p>
          </table:table-cell>
          <table:table-cell table:style-name="ce16" table:formula="of:=[.K10]/10" office:value-type="float" office:value="182.8" calcext:value-type="float">
            <text:p>182,80</text:p>
          </table:table-cell>
          <table:table-cell table:style-name="ce16" table:formula="of:=[.L10]/10" office:value-type="float" office:value="4.27551166528639" calcext:value-type="float">
            <text:p>4,28</text:p>
          </table:table-cell>
          <table:table-cell table:style-name="ce16" table:formula="of:=[.M10]/10" office:value-type="float" office:value="1.16" calcext:value-type="float">
            <text:p>1,16</text:p>
          </table:table-cell>
          <table:table-cell table:style-name="ce15" table:formula="of:=MAX([.N10]/10;[.M18])" office:value-type="float" office:value="0.551666666666667" calcext:value-type="float">
            <text:p>0,55</text:p>
          </table:table-cell>
          <table:table-cell/>
          <table:table-cell table:style-name="ce22"/>
          <table:table-cell office:value-type="string" calcext:value-type="string">
            <text:p>aquisições durante 60s cada uma (para 900V)</text:p>
          </table:table-cell>
          <table:table-cell table:number-columns-repeated="2"/>
          <table:table-cell table:style-name="ce26"/>
          <table:table-cell table:style-name="ce25" office:value-type="string" calcext:value-type="string">
            <text:p>erros</text:p>
          </table:table-cell>
          <table:table-cell table:style-name="ce37" table:formula="of:=SQRT([.V10]/60)" office:value-type="float" office:value="2.52095660855601" calcext:value-type="float">
            <text:p>2,52</text:p>
          </table:table-cell>
          <table:table-cell table:style-name="ce16" table:formula="of:=SQRT([.W10]/60)" office:value-type="float" office:value="1.88689927894652" calcext:value-type="float">
            <text:p>1,89</text:p>
          </table:table-cell>
          <table:table-cell table:style-name="ce15" table:formula="of:=SQRT([.X10]/60)" office:value-type="float" office:value="3.02089022934925" calcext:value-type="float">
            <text:p>3,02</text:p>
          </table:table-cell>
          <table:table-cell table:number-columns-repeated="3"/>
          <table:table-cell table:style-name="ce124" office:value-type="float" office:value="10" calcext:value-type="float">
            <text:p>10</text:p>
          </table:table-cell>
          <table:table-cell table:style-name="ce125" table:formula="of:=[.AB11]*25" office:value-type="float" office:value="250" calcext:value-type="float">
            <text:p>25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1])" office:value-type="float" office:value="0" calcext:value-type="float">
            <text:p>0</text:p>
          </table:table-cell>
          <table:table-cell table:style-name="ce129" table:formula="of:=[.AE11]/6" office:value-type="float" office:value="0" calcext:value-type="float">
            <text:p>0</text:p>
          </table:table-cell>
          <table:table-cell table:style-name="ce129" table:formula="of:=[.AF11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1]/(1-[.AI11]*[.$W$13])" office:value-type="float" office:value="0" calcext:value-type="float">
            <text:p>0</text:p>
          </table:table-cell>
          <table:table-cell table:style-name="ce131" table:formula="of:=[.AI11]*[.AI11]/POWER(1-[.AI11]*[.$W$13]; 2)*[.$W$14]+1/POWER(1-[.AI11]*[.$W$13];2)*[.AH11]" office:value-type="float" office:value="0" calcext:value-type="float">
            <text:p>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1]+1" office:value-type="float" office:value="11" calcext:value-type="float">
            <text:p>11</text:p>
          </table:table-cell>
          <table:table-cell table:style-name="ce58" office:value-type="float" office:value="1877" calcext:value-type="float">
            <text:p>1877</text:p>
          </table:table-cell>
          <table:table-cell table:style-name="ce61" table:formula="of:=SQRT([.B12])" office:value-type="float" office:value="43.3243580448689" calcext:value-type="float">
            <text:p>43</text:p>
          </table:table-cell>
          <table:table-cell table:style-name="ce37" table:formula="of:=[.B12]/10" office:value-type="float" office:value="187.7" calcext:value-type="float">
            <text:p>187,70</text:p>
          </table:table-cell>
          <table:table-cell table:style-name="ce16" table:formula="of:=[.D12]-[.$M$18]" office:value-type="float" office:value="187.148333333333" calcext:value-type="float">
            <text:p>187,15</text:p>
          </table:table-cell>
          <table:table-cell table:style-name="ce15" table:formula="of:=[.C12]/10" office:value-type="float" office:value="4.33243580448689" calcext:value-type="float">
            <text:p>4,33</text:p>
          </table:table-cell>
          <table:table-cell table:style-name="ce16" table:formula="of:=[.E12]/(1-[.E12]*[.$W$13])" office:value-type="float" office:value="197.923115964878" calcext:value-type="float">
            <text:p>197,92</text:p>
          </table:table-cell>
          <table:table-cell table:style-name="ce15" table:formula="of:=[.E12]*[.E12]/POWER(1-[.E12]*[.$W$13]; 2)*[.$W$14]+1/POWER(1-[.E12]*[.$W$13];2)*[.F12]" office:value-type="float" office:value="6.45594943199431" calcext:value-type="float">
            <text:p>6,46</text:p>
          </table:table-cell>
          <table:table-cell/>
          <table:table-cell table:style-name="ce25" office:value-type="string" calcext:value-type="string">
            <text:p>BACGROUND</text:p>
          </table:table-cell>
          <table:table-cell table:style-name="ce16" table:formula="of:=[.K11]-[.M18]" office:value-type="float" office:value="182.248333333333" calcext:value-type="float">
            <text:p>182,25</text:p>
          </table:table-cell>
          <table:table-cell table:style-name="ce16" table:formula="of:=[.L11]" office:value-type="float" office:value="4.27551166528639" calcext:value-type="float">
            <text:p>4,28</text:p>
          </table:table-cell>
          <table:table-cell table:style-name="ce16" table:formula="of:=[.M11]-[.O18]" office:value-type="float" office:value="1.16" calcext:value-type="float">
            <text:p>1,16</text:p>
          </table:table-cell>
          <table:table-cell table:style-name="ce15" table:formula="of:=[.N11]" office:value-type="float" office:value="0.551666666666667" calcext:value-type="float">
            <text:p>0,55</text:p>
          </table:table-cell>
          <table:table-cell/>
          <table:table-cell table:style-name="ce27"/>
          <table:table-cell table:style-name="ce10" table:number-columns-repeated="3"/>
          <table:table-cell table:style-name="ce28"/>
          <table:table-cell table:style-name="ce25" office:value-type="string" calcext:value-type="string">
            <text:p>DERIVADAS PARCIAIS</text:p>
          </table:table-cell>
          <table:table-cell table:style-name="ce80" table:formula="of:=(2*[.V10]*[.W10]-2*[.W10]*([.V10]+[.W10]-[.X10]))/(4*[.V10]*[.V10]*[.W10]*[.W10])" office:value-type="float" office:value="0.00000537531724638327" calcext:value-type="float">
            <text:p>5,38E-06</text:p>
          </table:table-cell>
          <table:table-cell table:style-name="ce81" table:formula="of:=(2*[.V10]*[.W10]-2*[.V10]*([.V10]+[.W10]-[.X10]))/(4*[.V10]*[.V10]*[.W10]*[.W10])" office:value-type="float" office:value="0.0000047764886657268" calcext:value-type="float">
            <text:p>4,78E-06</text:p>
          </table:table-cell>
          <table:table-cell table:style-name="ce82" table:formula="of:=1/(2*[.V10]*[.W10])" office:value-type="float" office:value="0.00000613817583959161" calcext:value-type="float">
            <text:p>6,14E-06</text:p>
          </table:table-cell>
          <table:table-cell table:number-columns-repeated="3"/>
          <table:table-cell table:style-name="ce124" office:value-type="float" office:value="11" calcext:value-type="float">
            <text:p>11</text:p>
          </table:table-cell>
          <table:table-cell table:style-name="ce125" table:formula="of:=[.AB12]*25" office:value-type="float" office:value="275" calcext:value-type="float">
            <text:p>27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2])" office:value-type="float" office:value="0" calcext:value-type="float">
            <text:p>0</text:p>
          </table:table-cell>
          <table:table-cell table:style-name="ce129" table:formula="of:=[.AE12]/6" office:value-type="float" office:value="0" calcext:value-type="float">
            <text:p>0</text:p>
          </table:table-cell>
          <table:table-cell table:style-name="ce129" table:formula="of:=[.AF12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2]/(1-[.AI12]*[.$W$13])" office:value-type="float" office:value="0" calcext:value-type="float">
            <text:p>0</text:p>
          </table:table-cell>
          <table:table-cell table:style-name="ce131" table:formula="of:=[.AI12]*[.AI12]/POWER(1-[.AI12]*[.$W$13]; 2)*[.$W$14]+1/POWER(1-[.AI12]*[.$W$13];2)*[.AH12]" office:value-type="float" office:value="0" calcext:value-type="float">
            <text:p>0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2]+1" office:value-type="float" office:value="12" calcext:value-type="float">
            <text:p>12</text:p>
          </table:table-cell>
          <table:table-cell table:style-name="ce58" office:value-type="float" office:value="1867" calcext:value-type="float">
            <text:p>1867</text:p>
          </table:table-cell>
          <table:table-cell table:style-name="ce61" table:formula="of:=SQRT([.B13])" office:value-type="float" office:value="43.2087954009366" calcext:value-type="float">
            <text:p>43</text:p>
          </table:table-cell>
          <table:table-cell table:style-name="ce37" table:formula="of:=[.B13]/10" office:value-type="float" office:value="186.7" calcext:value-type="float">
            <text:p>186,70</text:p>
          </table:table-cell>
          <table:table-cell table:style-name="ce16" table:formula="of:=[.D13]-[.$M$18]" office:value-type="float" office:value="186.148333333333" calcext:value-type="float">
            <text:p>186,15</text:p>
          </table:table-cell>
          <table:table-cell table:style-name="ce15" table:formula="of:=[.C13]/10" office:value-type="float" office:value="4.32087954009366" calcext:value-type="float">
            <text:p>4,32</text:p>
          </table:table-cell>
          <table:table-cell table:style-name="ce16" table:formula="of:=[.E13]/(1-[.E13]*[.$W$13])" office:value-type="float" office:value="196.804998251687" calcext:value-type="float">
            <text:p>196,80</text:p>
          </table:table-cell>
          <table:table-cell table:style-name="ce15" table:formula="of:=[.E13]*[.E13]/POWER(1-[.E13]*[.$W$13]; 2)*[.$W$14]+1/POWER(1-[.E13]*[.$W$13];2)*[.F13]" office:value-type="float" office:value="6.42190968563387" calcext:value-type="float">
            <text:p>6,42</text:p>
          </table:table-cell>
          <table:table-cell/>
          <table:table-cell table:style-name="ce65" office:value-type="string" calcext:value-type="string">
            <text:p>CORRIGIDO</text:p>
          </table:table-cell>
          <table:table-cell table:style-name="ce52" table:formula="of:=[.K12]/(1-[.K12]*[.W13])" office:value-type="float" office:value="192.450902596888" calcext:value-type="float">
            <text:p>192,45</text:p>
          </table:table-cell>
          <table:table-cell table:style-name="ce52" table:formula="of:=[.K12]*[.K12]/POWER(1-[.K12]*[.$W$13]; 2)*[.$W$14]+1/POWER(1-[.K12]*[.$W$13];2)*[.L12]" office:value-type="float" office:value="6.29008559036786" calcext:value-type="float">
            <text:p>6,29</text:p>
          </table:table-cell>
          <table:table-cell table:style-name="ce52" table:formula="of:=[.M12]/(1-[.M12]*[.AB13])" office:value-type="float" office:value="-0.0897832817337461" calcext:value-type="float">
            <text:p>-0,09</text:p>
          </table:table-cell>
          <table:table-cell table:style-name="ce39" table:formula="of:=[.M12]*[.M12]/POWER(1-[.M12]*[.$W$13]; 2)*[.$W$14]+1/POWER(1-[.M12]*[.$W$13];2)*[.N12]" office:value-type="float" office:value="0.552094503425663" calcext:value-type="float">
            <text:p>0,55</text:p>
          </table:table-cell>
          <table:table-cell table:number-columns-repeated="6"/>
          <table:table-cell table:style-name="ce22"/>
          <table:table-cell table:style-name="ce78" office:value-type="string" calcext:value-type="string">
            <text:p>TR</text:p>
          </table:table-cell>
          <table:table-cell table:style-name="ce79" table:formula="of:=([.V10]+[.W10]-[.X10])/(2*[.V10]*[.W10])" office:value-type="float" office:value="0.000290888153038246" calcext:value-type="float">
            <text:p>2,91E-04</text:p>
          </table:table-cell>
          <table:table-cell table:style-name="ce26"/>
          <table:table-cell table:number-columns-repeated="3"/>
          <table:table-cell table:style-name="ce124" office:value-type="float" office:value="12" calcext:value-type="float">
            <text:p>12</text:p>
          </table:table-cell>
          <table:table-cell table:style-name="ce125" table:formula="of:=[.AB13]*25" office:value-type="float" office:value="300" calcext:value-type="float">
            <text:p>30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3])" office:value-type="float" office:value="0" calcext:value-type="float">
            <text:p>0</text:p>
          </table:table-cell>
          <table:table-cell table:style-name="ce129" table:formula="of:=[.AE13]/6" office:value-type="float" office:value="0" calcext:value-type="float">
            <text:p>0</text:p>
          </table:table-cell>
          <table:table-cell table:style-name="ce129" table:formula="of:=[.AF13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3]/(1-[.AI13]*[.$W$13])" office:value-type="float" office:value="0" calcext:value-type="float">
            <text:p>0</text:p>
          </table:table-cell>
          <table:table-cell table:style-name="ce131" table:formula="of:=[.AI13]*[.AI13]/POWER(1-[.AI13]*[.$W$13]; 2)*[.$W$14]+1/POWER(1-[.AI13]*[.$W$13];2)*[.AH13]" office:value-type="float" office:value="0" calcext:value-type="float">
            <text:p>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3]+1" office:value-type="float" office:value="13" calcext:value-type="float">
            <text:p>13</text:p>
          </table:table-cell>
          <table:table-cell table:style-name="ce58" office:value-type="float" office:value="1793" calcext:value-type="float">
            <text:p>1793</text:p>
          </table:table-cell>
          <table:table-cell table:style-name="ce61" table:formula="of:=SQRT([.B14])" office:value-type="float" office:value="42.3438307194803" calcext:value-type="float">
            <text:p>42</text:p>
          </table:table-cell>
          <table:table-cell table:style-name="ce37" table:formula="of:=[.B14]/10" office:value-type="float" office:value="179.3" calcext:value-type="float">
            <text:p>179,30</text:p>
          </table:table-cell>
          <table:table-cell table:style-name="ce16" table:formula="of:=[.D14]-[.$M$18]" office:value-type="float" office:value="178.748333333333" calcext:value-type="float">
            <text:p>178,75</text:p>
          </table:table-cell>
          <table:table-cell table:style-name="ce15" table:formula="of:=[.C14]/10" office:value-type="float" office:value="4.23438307194803" calcext:value-type="float">
            <text:p>4,23</text:p>
          </table:table-cell>
          <table:table-cell table:style-name="ce16" table:formula="of:=[.E14]/(1-[.E14]*[.$W$13])" office:value-type="float" office:value="188.552253414136" calcext:value-type="float">
            <text:p>188,55</text:p>
          </table:table-cell>
          <table:table-cell table:style-name="ce15" table:formula="of:=[.E14]*[.E14]/POWER(1-[.E14]*[.$W$13]; 2)*[.$W$14]+1/POWER(1-[.E14]*[.$W$13];2)*[.F14]" office:value-type="float" office:value="6.17302738882779" calcext:value-type="float">
            <text:p>6,17</text:p>
          </table:table-cell>
          <table:table-cell table:number-columns-repeated="12"/>
          <table:table-cell table:style-name="ce22"/>
          <table:table-cell table:style-name="ce17" office:value-type="string" calcext:value-type="string">
            <text:p>error TR</text:p>
          </table:table-cell>
          <table:table-cell table:style-name="ce18" table:formula="of:=[.V12]*[.V11]+[.W12]*[.W11]+[.X12]*[.X11]" office:value-type="float" office:value="0.000041106449974461" calcext:value-type="float">
            <text:p>4,11E-05</text:p>
          </table:table-cell>
          <table:table-cell table:style-name="ce26"/>
          <table:table-cell table:number-columns-repeated="3"/>
          <table:table-cell table:style-name="ce124" office:value-type="float" office:value="13" calcext:value-type="float">
            <text:p>13</text:p>
          </table:table-cell>
          <table:table-cell table:style-name="ce125" table:formula="of:=[.AB14]*25" office:value-type="float" office:value="325" calcext:value-type="float">
            <text:p>32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4])" office:value-type="float" office:value="0" calcext:value-type="float">
            <text:p>0</text:p>
          </table:table-cell>
          <table:table-cell table:style-name="ce129" table:formula="of:=[.AE14]/6" office:value-type="float" office:value="0" calcext:value-type="float">
            <text:p>0</text:p>
          </table:table-cell>
          <table:table-cell table:style-name="ce129" table:formula="of:=[.AF14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4]/(1-[.AI14]*[.$W$13])" office:value-type="float" office:value="0" calcext:value-type="float">
            <text:p>0</text:p>
          </table:table-cell>
          <table:table-cell table:style-name="ce131" table:formula="of:=[.AI14]*[.AI14]/POWER(1-[.AI14]*[.$W$13]; 2)*[.$W$14]+1/POWER(1-[.AI14]*[.$W$13];2)*[.AH14]" office:value-type="float" office:value="0" calcext:value-type="float">
            <text:p>0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4]+1" office:value-type="float" office:value="14" calcext:value-type="float">
            <text:p>14</text:p>
          </table:table-cell>
          <table:table-cell table:style-name="ce58" office:value-type="float" office:value="1932" calcext:value-type="float">
            <text:p>1932</text:p>
          </table:table-cell>
          <table:table-cell table:style-name="ce61" table:formula="of:=SQRT([.B15])" office:value-type="float" office:value="43.9545219516718" calcext:value-type="float">
            <text:p>44</text:p>
          </table:table-cell>
          <table:table-cell table:style-name="ce37" table:formula="of:=[.B15]/10" office:value-type="float" office:value="193.2" calcext:value-type="float">
            <text:p>193,20</text:p>
          </table:table-cell>
          <table:table-cell table:style-name="ce16" table:formula="of:=[.D15]-[.$M$18]" office:value-type="float" office:value="192.648333333333" calcext:value-type="float">
            <text:p>192,65</text:p>
          </table:table-cell>
          <table:table-cell table:style-name="ce15" table:formula="of:=[.C15]/10" office:value-type="float" office:value="4.39545219516718" calcext:value-type="float">
            <text:p>4,40</text:p>
          </table:table-cell>
          <table:table-cell table:style-name="ce16" table:formula="of:=[.E15]/(1-[.E15]*[.$W$13])" office:value-type="float" office:value="204.08508125726" calcext:value-type="float">
            <text:p>204,09</text:p>
          </table:table-cell>
          <table:table-cell table:style-name="ce15" table:formula="of:=[.E15]*[.E15]/POWER(1-[.E15]*[.$W$13]; 2)*[.$W$14]+1/POWER(1-[.E15]*[.$W$13];2)*[.F15]" office:value-type="float" office:value="6.64493663805305" calcext:value-type="float">
            <text:p>6,64</text:p>
          </table:table-cell>
          <table:table-cell/>
          <table:table-cell table:style-name="ce12"/>
          <table:table-cell table:number-columns-repeated="10"/>
          <table:table-cell table:style-name="ce27"/>
          <table:table-cell table:style-name="ce10" table:number-columns-repeated="2"/>
          <table:table-cell table:style-name="ce28"/>
          <table:table-cell table:number-columns-repeated="3"/>
          <table:table-cell table:style-name="ce124" office:value-type="float" office:value="14" calcext:value-type="float">
            <text:p>14</text:p>
          </table:table-cell>
          <table:table-cell table:style-name="ce125" table:formula="of:=[.AB15]*25" office:value-type="float" office:value="350" calcext:value-type="float">
            <text:p>35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5])" office:value-type="float" office:value="0" calcext:value-type="float">
            <text:p>0</text:p>
          </table:table-cell>
          <table:table-cell table:style-name="ce129" table:formula="of:=[.AE15]/6" office:value-type="float" office:value="0" calcext:value-type="float">
            <text:p>0</text:p>
          </table:table-cell>
          <table:table-cell table:style-name="ce129" table:formula="of:=[.AF15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5]/(1-[.AI15]*[.$W$13])" office:value-type="float" office:value="0" calcext:value-type="float">
            <text:p>0</text:p>
          </table:table-cell>
          <table:table-cell table:style-name="ce131" table:formula="of:=[.AI15]*[.AI15]/POWER(1-[.AI15]*[.$W$13]; 2)*[.$W$14]+1/POWER(1-[.AI15]*[.$W$13];2)*[.AH15]"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5]+1" office:value-type="float" office:value="15" calcext:value-type="float">
            <text:p>15</text:p>
          </table:table-cell>
          <table:table-cell table:style-name="ce58" office:value-type="float" office:value="1807" calcext:value-type="float">
            <text:p>1807</text:p>
          </table:table-cell>
          <table:table-cell table:style-name="ce61" table:formula="of:=SQRT([.B16])" office:value-type="float" office:value="42.5088226136646" calcext:value-type="float">
            <text:p>43</text:p>
          </table:table-cell>
          <table:table-cell table:style-name="ce37" table:formula="of:=[.B16]/10" office:value-type="float" office:value="180.7" calcext:value-type="float">
            <text:p>180,70</text:p>
          </table:table-cell>
          <table:table-cell table:style-name="ce16" table:formula="of:=[.D16]-[.$M$18]" office:value-type="float" office:value="180.148333333333" calcext:value-type="float">
            <text:p>180,15</text:p>
          </table:table-cell>
          <table:table-cell table:style-name="ce15" table:formula="of:=[.C16]/10" office:value-type="float" office:value="4.25088226136646" calcext:value-type="float">
            <text:p>4,25</text:p>
          </table:table-cell>
          <table:table-cell table:style-name="ce16" table:formula="of:=[.E16]/(1-[.E16]*[.$W$13])" office:value-type="float" office:value="190.110707786947" calcext:value-type="float">
            <text:p>190,11</text:p>
          </table:table-cell>
          <table:table-cell table:style-name="ce15" table:formula="of:=[.E16]*[.E16]/POWER(1-[.E16]*[.$W$13]; 2)*[.$W$14]+1/POWER(1-[.E16]*[.$W$13];2)*[.F16]" office:value-type="float" office:value="6.21971062065006" calcext:value-type="float">
            <text:p>6,22</text:p>
          </table:table-cell>
          <table:table-cell/>
          <table:table-cell table:style-name="ce19"/>
          <table:table-cell table:style-name="ce20" table:number-columns-repeated="2"/>
          <table:table-cell table:style-name="ce21"/>
          <table:table-cell table:number-columns-repeated="14"/>
          <table:table-cell table:style-name="ce124" office:value-type="float" office:value="15" calcext:value-type="float">
            <text:p>15</text:p>
          </table:table-cell>
          <table:table-cell table:style-name="ce125" table:formula="of:=[.AB16]*25" office:value-type="float" office:value="375" calcext:value-type="float">
            <text:p>37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6])" office:value-type="float" office:value="0" calcext:value-type="float">
            <text:p>0</text:p>
          </table:table-cell>
          <table:table-cell table:style-name="ce129" table:formula="of:=[.AE16]/6" office:value-type="float" office:value="0" calcext:value-type="float">
            <text:p>0</text:p>
          </table:table-cell>
          <table:table-cell table:style-name="ce129" table:formula="of:=[.AF16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6]/(1-[.AI16]*[.$W$13])" office:value-type="float" office:value="0" calcext:value-type="float">
            <text:p>0</text:p>
          </table:table-cell>
          <table:table-cell table:style-name="ce131" table:formula="of:=[.AI16]*[.AI16]/POWER(1-[.AI16]*[.$W$13]; 2)*[.$W$14]+1/POWER(1-[.AI16]*[.$W$13];2)*[.AH16]" office:value-type="float" office:value="0" calcext:value-type="float">
            <text:p>0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6]+1" office:value-type="float" office:value="16" calcext:value-type="float">
            <text:p>16</text:p>
          </table:table-cell>
          <table:table-cell table:style-name="ce58" office:value-type="float" office:value="1877" calcext:value-type="float">
            <text:p>1877</text:p>
          </table:table-cell>
          <table:table-cell table:style-name="ce61" table:formula="of:=SQRT([.B17])" office:value-type="float" office:value="43.3243580448689" calcext:value-type="float">
            <text:p>43</text:p>
          </table:table-cell>
          <table:table-cell table:style-name="ce37" table:formula="of:=[.B17]/10" office:value-type="float" office:value="187.7" calcext:value-type="float">
            <text:p>187,70</text:p>
          </table:table-cell>
          <table:table-cell table:style-name="ce16" table:formula="of:=[.D17]-[.$M$18]" office:value-type="float" office:value="187.148333333333" calcext:value-type="float">
            <text:p>187,15</text:p>
          </table:table-cell>
          <table:table-cell table:style-name="ce15" table:formula="of:=[.C17]/10" office:value-type="float" office:value="4.33243580448689" calcext:value-type="float">
            <text:p>4,33</text:p>
          </table:table-cell>
          <table:table-cell table:style-name="ce16" table:formula="of:=[.E17]/(1-[.E17]*[.$W$13])" office:value-type="float" office:value="197.923115964878" calcext:value-type="float">
            <text:p>197,92</text:p>
          </table:table-cell>
          <table:table-cell table:style-name="ce15" table:formula="of:=[.E17]*[.E17]/POWER(1-[.E17]*[.$W$13]; 2)*[.$W$14]+1/POWER(1-[.E17]*[.$W$13];2)*[.F17]" office:value-type="float" office:value="6.45594943199431" calcext:value-type="float">
            <text:p>6,46</text:p>
          </table:table-cell>
          <table:table-cell/>
          <table:table-cell table:style-name="ce22"/>
          <table:table-cell table:style-name="ce12"/>
          <table:table-cell table:style-name="ce14" office:value-type="string" calcext:value-type="string">
            <text:p>Ruído:</text:p>
          </table:table-cell>
          <table:table-cell table:style-name="ce23" office:value-type="string" calcext:value-type="string">
            <text:p>RATE</text:p>
          </table:table-cell>
          <table:table-cell table:number-columns-repeated="14"/>
          <table:table-cell table:style-name="ce124" office:value-type="float" office:value="16" calcext:value-type="float">
            <text:p>16</text:p>
          </table:table-cell>
          <table:table-cell table:style-name="ce125" table:formula="of:=[.AB17]*25" office:value-type="float" office:value="400" calcext:value-type="float">
            <text:p>40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7])" office:value-type="float" office:value="0" calcext:value-type="float">
            <text:p>0</text:p>
          </table:table-cell>
          <table:table-cell table:style-name="ce129" table:formula="of:=[.AE17]/6" office:value-type="float" office:value="0" calcext:value-type="float">
            <text:p>0</text:p>
          </table:table-cell>
          <table:table-cell table:style-name="ce129" table:formula="of:=[.AF17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7]/(1-[.AI17]*[.$W$13])" office:value-type="float" office:value="0" calcext:value-type="float">
            <text:p>0</text:p>
          </table:table-cell>
          <table:table-cell table:style-name="ce131" table:formula="of:=[.AI17]*[.AI17]/POWER(1-[.AI17]*[.$W$13]; 2)*[.$W$14]+1/POWER(1-[.AI17]*[.$W$13];2)*[.AH17]"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7]+1" office:value-type="float" office:value="17" calcext:value-type="float">
            <text:p>17</text:p>
          </table:table-cell>
          <table:table-cell table:style-name="ce58" office:value-type="float" office:value="1898" calcext:value-type="float">
            <text:p>1898</text:p>
          </table:table-cell>
          <table:table-cell table:style-name="ce61" table:formula="of:=SQRT([.B18])" office:value-type="float" office:value="43.5660418215839" calcext:value-type="float">
            <text:p>44</text:p>
          </table:table-cell>
          <table:table-cell table:style-name="ce37" table:formula="of:=[.B18]/10" office:value-type="float" office:value="189.8" calcext:value-type="float">
            <text:p>189,80</text:p>
          </table:table-cell>
          <table:table-cell table:style-name="ce16" table:formula="of:=[.D18]-[.$M$18]" office:value-type="float" office:value="189.248333333333" calcext:value-type="float">
            <text:p>189,25</text:p>
          </table:table-cell>
          <table:table-cell table:style-name="ce15" table:formula="of:=[.C18]/10" office:value-type="float" office:value="4.35660418215839" calcext:value-type="float">
            <text:p>4,36</text:p>
          </table:table-cell>
          <table:table-cell table:style-name="ce16" table:formula="of:=[.E18]/(1-[.E18]*[.$W$13])" office:value-type="float" office:value="200.273403873165" calcext:value-type="float">
            <text:p>200,27</text:p>
          </table:table-cell>
          <table:table-cell table:style-name="ce15" table:formula="of:=[.E18]*[.E18]/POWER(1-[.E18]*[.$W$13]; 2)*[.$W$14]+1/POWER(1-[.E18]*[.$W$13];2)*[.F18]" office:value-type="float" office:value="6.52775336231785" calcext:value-type="float">
            <text:p>6,53</text:p>
          </table:table-cell>
          <table:table-cell/>
          <table:table-cell table:style-name="ce22"/>
          <table:table-cell office:value-type="string" calcext:value-type="string">
            <text:p>10 minutos de aquisição a 900V</text:p>
          </table:table-cell>
          <table:table-cell table:style-name="ce67" office:value-type="float" office:value="331" calcext:value-type="float">
            <text:p>331</text:p>
          </table:table-cell>
          <table:table-cell table:style-name="ce68" table:formula="of:=[.L18]/(10*60)" office:value-type="float" office:value="0.551666666666667" calcext:value-type="float">
            <text:p>0,55</text:p>
          </table:table-cell>
          <table:table-cell table:number-columns-repeated="14"/>
          <table:table-cell table:style-name="ce124" office:value-type="float" office:value="17" calcext:value-type="float">
            <text:p>17</text:p>
          </table:table-cell>
          <table:table-cell table:style-name="ce125" table:formula="of:=[.AB18]*25" office:value-type="float" office:value="425" calcext:value-type="float">
            <text:p>42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8])" office:value-type="float" office:value="0" calcext:value-type="float">
            <text:p>0</text:p>
          </table:table-cell>
          <table:table-cell table:style-name="ce129" table:formula="of:=[.AE18]/6" office:value-type="float" office:value="0" calcext:value-type="float">
            <text:p>0</text:p>
          </table:table-cell>
          <table:table-cell table:style-name="ce129" table:formula="of:=[.AF18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8]/(1-[.AI18]*[.$W$13])" office:value-type="float" office:value="0" calcext:value-type="float">
            <text:p>0</text:p>
          </table:table-cell>
          <table:table-cell table:style-name="ce131" table:formula="of:=[.AI18]*[.AI18]/POWER(1-[.AI18]*[.$W$13]; 2)*[.$W$14]+1/POWER(1-[.AI18]*[.$W$13];2)*[.AH18]" office:value-type="float" office:value="0" calcext:value-type="float">
            <text:p>0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8]+1" office:value-type="float" office:value="18" calcext:value-type="float">
            <text:p>18</text:p>
          </table:table-cell>
          <table:table-cell table:style-name="ce58" office:value-type="float" office:value="1909" calcext:value-type="float">
            <text:p>1909</text:p>
          </table:table-cell>
          <table:table-cell table:style-name="ce61" table:formula="of:=SQRT([.B19])" office:value-type="float" office:value="43.692104549907" calcext:value-type="float">
            <text:p>44</text:p>
          </table:table-cell>
          <table:table-cell table:style-name="ce37" table:formula="of:=[.B19]/10" office:value-type="float" office:value="190.9" calcext:value-type="float">
            <text:p>190,90</text:p>
          </table:table-cell>
          <table:table-cell table:style-name="ce16" table:formula="of:=[.D19]-[.$M$18]" office:value-type="float" office:value="190.348333333333" calcext:value-type="float">
            <text:p>190,35</text:p>
          </table:table-cell>
          <table:table-cell table:style-name="ce15" table:formula="of:=[.C19]/10" office:value-type="float" office:value="4.3692104549907" calcext:value-type="float">
            <text:p>4,37</text:p>
          </table:table-cell>
          <table:table-cell table:style-name="ce16" table:formula="of:=[.E19]/(1-[.E19]*[.$W$13])" office:value-type="float" office:value="201.505720197207" calcext:value-type="float">
            <text:p>201,51</text:p>
          </table:table-cell>
          <table:table-cell table:style-name="ce15" table:formula="of:=[.E19]*[.E19]/POWER(1-[.E19]*[.$W$13]; 2)*[.$W$14]+1/POWER(1-[.E19]*[.$W$13];2)*[.F19]" office:value-type="float" office:value="6.56553929070949" calcext:value-type="float">
            <text:p>6,57</text:p>
          </table:table-cell>
          <table:table-cell/>
          <table:table-cell table:style-name="ce22"/>
          <table:table-cell office:value-type="string" calcext:value-type="string">
            <text:p>1 <text:s/>minuto de aquisição:</text:p>
          </table:table-cell>
          <table:table-cell office:value-type="float" office:value="31" calcext:value-type="float">
            <text:p>31</text:p>
          </table:table-cell>
          <table:table-cell table:style-name="ce15" table:formula="of:=[.L19]/60" office:value-type="float" office:value="0.516666666666667" calcext:value-type="float">
            <text:p>0,52</text:p>
          </table:table-cell>
          <table:table-cell table:number-columns-repeated="14"/>
          <table:table-cell table:style-name="ce124" office:value-type="float" office:value="18" calcext:value-type="float">
            <text:p>18</text:p>
          </table:table-cell>
          <table:table-cell table:style-name="ce125" table:formula="of:=[.AB19]*25" office:value-type="float" office:value="450" calcext:value-type="float">
            <text:p>45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19])" office:value-type="float" office:value="0" calcext:value-type="float">
            <text:p>0</text:p>
          </table:table-cell>
          <table:table-cell table:style-name="ce129" table:formula="of:=[.AE19]/6" office:value-type="float" office:value="0" calcext:value-type="float">
            <text:p>0</text:p>
          </table:table-cell>
          <table:table-cell table:style-name="ce129" table:formula="of:=[.AF19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19]/(1-[.AI19]*[.$W$13])" office:value-type="float" office:value="0" calcext:value-type="float">
            <text:p>0</text:p>
          </table:table-cell>
          <table:table-cell table:style-name="ce131" table:formula="of:=[.AI19]*[.AI19]/POWER(1-[.AI19]*[.$W$13]; 2)*[.$W$14]+1/POWER(1-[.AI19]*[.$W$13];2)*[.AH19]" office:value-type="float" office:value="0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5" table:formula="of:=[.A19]+1" office:value-type="float" office:value="19" calcext:value-type="float">
            <text:p>19</text:p>
          </table:table-cell>
          <table:table-cell table:style-name="ce58" office:value-type="float" office:value="1924" calcext:value-type="float">
            <text:p>1924</text:p>
          </table:table-cell>
          <table:table-cell table:style-name="ce61" table:formula="of:=SQRT([.B20])" office:value-type="float" office:value="43.8634243989226" calcext:value-type="float">
            <text:p>44</text:p>
          </table:table-cell>
          <table:table-cell table:style-name="ce37" table:formula="of:=[.B20]/10" office:value-type="float" office:value="192.4" calcext:value-type="float">
            <text:p>192,40</text:p>
          </table:table-cell>
          <table:table-cell table:style-name="ce16" table:formula="of:=[.D20]-[.$M$18]" office:value-type="float" office:value="191.848333333333" calcext:value-type="float">
            <text:p>191,85</text:p>
          </table:table-cell>
          <table:table-cell table:style-name="ce15" table:formula="of:=[.C20]/10" office:value-type="float" office:value="4.38634243989226" calcext:value-type="float">
            <text:p>4,39</text:p>
          </table:table-cell>
          <table:table-cell table:style-name="ce16" table:formula="of:=[.E20]/(1-[.E20]*[.$W$13])" office:value-type="float" office:value="203.187497591713" calcext:value-type="float">
            <text:p>203,19</text:p>
          </table:table-cell>
          <table:table-cell table:style-name="ce15" table:formula="of:=[.E20]*[.E20]/POWER(1-[.E20]*[.$W$13]; 2)*[.$W$14]+1/POWER(1-[.E20]*[.$W$13];2)*[.F20]" office:value-type="float" office:value="6.61726003857628" calcext:value-type="float">
            <text:p>6,62</text:p>
          </table:table-cell>
          <table:table-cell/>
          <table:table-cell table:style-name="ce27"/>
          <table:table-cell table:style-name="ce10" table:number-columns-repeated="2"/>
          <table:table-cell table:style-name="ce28"/>
          <table:table-cell table:number-columns-repeated="14"/>
          <table:table-cell table:style-name="ce124" office:value-type="float" office:value="19" calcext:value-type="float">
            <text:p>19</text:p>
          </table:table-cell>
          <table:table-cell table:style-name="ce125" table:formula="of:=[.AB20]*25" office:value-type="float" office:value="475" calcext:value-type="float">
            <text:p>47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0])" office:value-type="float" office:value="0" calcext:value-type="float">
            <text:p>0</text:p>
          </table:table-cell>
          <table:table-cell table:style-name="ce129" table:formula="of:=[.AE20]/6" office:value-type="float" office:value="0" calcext:value-type="float">
            <text:p>0</text:p>
          </table:table-cell>
          <table:table-cell table:style-name="ce129" table:formula="of:=[.AF20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0]/(1-[.AI20]*[.$W$13])" office:value-type="float" office:value="0" calcext:value-type="float">
            <text:p>0</text:p>
          </table:table-cell>
          <table:table-cell table:style-name="ce131" table:formula="of:=[.AI20]*[.AI20]/POWER(1-[.AI20]*[.$W$13]; 2)*[.$W$14]+1/POWER(1-[.AI20]*[.$W$13];2)*[.AH20]" office:value-type="float" office:value="0" calcext:value-type="float">
            <text:p>0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6" table:formula="of:=[.A20]+1" office:value-type="float" office:value="20" calcext:value-type="float">
            <text:p>20</text:p>
          </table:table-cell>
          <table:table-cell table:style-name="ce59" office:value-type="float" office:value="1863" calcext:value-type="float">
            <text:p>1863</text:p>
          </table:table-cell>
          <table:table-cell table:style-name="ce62" table:formula="of:=SQRT([.B21])" office:value-type="float" office:value="43.1624837098145" calcext:value-type="float">
            <text:p>43</text:p>
          </table:table-cell>
          <table:table-cell table:style-name="ce38" table:formula="of:=[.B21]/10" office:value-type="float" office:value="186.3" calcext:value-type="float">
            <text:p>186,30</text:p>
          </table:table-cell>
          <table:table-cell table:style-name="ce52" table:formula="of:=[.D21]-[.$M$18]" office:value-type="float" office:value="185.748333333333" calcext:value-type="float">
            <text:p>185,75</text:p>
          </table:table-cell>
          <table:table-cell table:style-name="ce39" table:formula="of:=[.C21]/10" office:value-type="float" office:value="4.31624837098145" calcext:value-type="float">
            <text:p>4,32</text:p>
          </table:table-cell>
          <table:table-cell table:style-name="ce52" table:formula="of:=[.E21]/(1-[.E21]*[.$W$13])" office:value-type="float" office:value="196.35794370826" calcext:value-type="float">
            <text:p>196,36</text:p>
          </table:table-cell>
          <table:table-cell table:style-name="ce39" table:formula="of:=[.E21]*[.E21]/POWER(1-[.E21]*[.$W$13]; 2)*[.$W$14]+1/POWER(1-[.E21]*[.$W$13];2)*[.F21]" office:value-type="float" office:value="6.40832121101992" calcext:value-type="float">
            <text:p>6,41</text:p>
          </table:table-cell>
          <table:table-cell table:number-columns-repeated="19"/>
          <table:table-cell table:style-name="ce124" office:value-type="float" office:value="20" calcext:value-type="float">
            <text:p>20</text:p>
          </table:table-cell>
          <table:table-cell table:style-name="ce125" table:formula="of:=[.AB21]*25" office:value-type="float" office:value="500" calcext:value-type="float">
            <text:p>50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1])" office:value-type="float" office:value="0" calcext:value-type="float">
            <text:p>0</text:p>
          </table:table-cell>
          <table:table-cell table:style-name="ce129" table:formula="of:=[.AE21]/6" office:value-type="float" office:value="0" calcext:value-type="float">
            <text:p>0</text:p>
          </table:table-cell>
          <table:table-cell table:style-name="ce129" table:formula="of:=[.AF21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1]/(1-[.AI21]*[.$W$13])" office:value-type="float" office:value="0" calcext:value-type="float">
            <text:p>0</text:p>
          </table:table-cell>
          <table:table-cell table:style-name="ce131" table:formula="of:=[.AI21]*[.AI21]/POWER(1-[.AI21]*[.$W$13]; 2)*[.$W$14]+1/POWER(1-[.AI21]*[.$W$13];2)*[.AH21]" office:value-type="float" office:value="0" calcext:value-type="float">
            <text:p>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1" table:number-columns-repeated="3"/>
          <table:table-cell table:number-columns-repeated="24"/>
          <table:table-cell table:style-name="ce124" office:value-type="float" office:value="21" calcext:value-type="float">
            <text:p>21</text:p>
          </table:table-cell>
          <table:table-cell table:style-name="ce125" table:formula="of:=[.AB22]*25" office:value-type="float" office:value="525" calcext:value-type="float">
            <text:p>52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2])" office:value-type="float" office:value="0" calcext:value-type="float">
            <text:p>0</text:p>
          </table:table-cell>
          <table:table-cell table:style-name="ce129" table:formula="of:=[.AE22]/6" office:value-type="float" office:value="0" calcext:value-type="float">
            <text:p>0</text:p>
          </table:table-cell>
          <table:table-cell table:style-name="ce129" table:formula="of:=[.AF22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2]/(1-[.AI22]*[.$W$13])" office:value-type="float" office:value="0" calcext:value-type="float">
            <text:p>0</text:p>
          </table:table-cell>
          <table:table-cell table:style-name="ce131" table:formula="of:=[.AI22]*[.AI22]/POWER(1-[.AI22]*[.$W$13]; 2)*[.$W$14]+1/POWER(1-[.AI22]*[.$W$13];2)*[.AH22]" office:value-type="float" office:value="0" calcext:value-type="float">
            <text:p>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1" table:number-columns-repeated="3"/>
          <table:table-cell table:number-columns-repeated="24"/>
          <table:table-cell table:style-name="ce124" office:value-type="float" office:value="22" calcext:value-type="float">
            <text:p>22</text:p>
          </table:table-cell>
          <table:table-cell table:style-name="ce125" table:formula="of:=[.AB23]*25" office:value-type="float" office:value="550" calcext:value-type="float">
            <text:p>55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3])" office:value-type="float" office:value="0" calcext:value-type="float">
            <text:p>0</text:p>
          </table:table-cell>
          <table:table-cell table:style-name="ce129" table:formula="of:=[.AE23]/6" office:value-type="float" office:value="0" calcext:value-type="float">
            <text:p>0</text:p>
          </table:table-cell>
          <table:table-cell table:style-name="ce129" table:formula="of:=[.AF23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3]/(1-[.AI23]*[.$W$13])" office:value-type="float" office:value="0" calcext:value-type="float">
            <text:p>0</text:p>
          </table:table-cell>
          <table:table-cell table:style-name="ce131" table:formula="of:=[.AI23]*[.AI23]/POWER(1-[.AI23]*[.$W$13]; 2)*[.$W$14]+1/POWER(1-[.AI23]*[.$W$13];2)*[.AH23]" office:value-type="float" office:value="0" calcext:value-type="float">
            <text:p>0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1" table:number-columns-repeated="3"/>
          <table:table-cell table:number-columns-repeated="24"/>
          <table:table-cell table:style-name="ce124" office:value-type="float" office:value="23" calcext:value-type="float">
            <text:p>23</text:p>
          </table:table-cell>
          <table:table-cell table:style-name="ce125" table:formula="of:=[.AB24]*25" office:value-type="float" office:value="575" calcext:value-type="float">
            <text:p>57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4])" office:value-type="float" office:value="0" calcext:value-type="float">
            <text:p>0</text:p>
          </table:table-cell>
          <table:table-cell table:style-name="ce129" table:formula="of:=[.AE24]/6" office:value-type="float" office:value="0" calcext:value-type="float">
            <text:p>0</text:p>
          </table:table-cell>
          <table:table-cell table:style-name="ce129" table:formula="of:=[.AF24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4]/(1-[.AI24]*[.$W$13])" office:value-type="float" office:value="0" calcext:value-type="float">
            <text:p>0</text:p>
          </table:table-cell>
          <table:table-cell table:style-name="ce131" table:formula="of:=[.AI24]*[.AI24]/POWER(1-[.AI24]*[.$W$13]; 2)*[.$W$14]+1/POWER(1-[.AI24]*[.$W$13];2)*[.AH24]" office:value-type="float" office:value="0" calcext:value-type="float">
            <text:p>0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1" table:number-columns-repeated="3"/>
          <table:table-cell table:number-columns-repeated="6"/>
          <table:table-cell table:style-name="ce19" office:value-type="string" calcext:value-type="string">
            <text:p>EFICIENCIAS</text:p>
          </table:table-cell>
          <table:table-cell table:style-name="ce20" table:number-columns-repeated="7"/>
          <table:table-cell table:style-name="ce21"/>
          <table:table-cell table:number-columns-repeated="9"/>
          <table:table-cell table:style-name="ce124" office:value-type="float" office:value="24" calcext:value-type="float">
            <text:p>24</text:p>
          </table:table-cell>
          <table:table-cell table:style-name="ce125" table:formula="of:=[.AB25]*25" office:value-type="float" office:value="600" calcext:value-type="float">
            <text:p>60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5])" office:value-type="float" office:value="0" calcext:value-type="float">
            <text:p>0</text:p>
          </table:table-cell>
          <table:table-cell table:style-name="ce129" table:formula="of:=[.AE25]/6" office:value-type="float" office:value="0" calcext:value-type="float">
            <text:p>0</text:p>
          </table:table-cell>
          <table:table-cell table:style-name="ce129" table:formula="of:=[.AF25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5]/(1-[.AI25]*[.$W$13])" office:value-type="float" office:value="0" calcext:value-type="float">
            <text:p>0</text:p>
          </table:table-cell>
          <table:table-cell table:style-name="ce131" table:formula="of:=[.AI25]*[.AI25]/POWER(1-[.AI25]*[.$W$13]; 2)*[.$W$14]+1/POWER(1-[.AI25]*[.$W$13];2)*[.AH25]" office:value-type="float" office:value="0" calcext:value-type="float">
            <text:p>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Contagens VS distância ao detetor(Césio)</text:p>
          </table:table-cell>
          <table:table-cell table:style-name="ce46" table:number-columns-repeated="2"/>
          <table:table-cell table:style-name="ce20" office:value-type="string" calcext:value-type="string">
            <text:p>Tempo de aquisição:60s</text:p>
          </table:table-cell>
          <table:table-cell table:style-name="ce20" table:number-columns-repeated="3"/>
          <table:table-cell table:style-name="ce21"/>
          <table:table-cell/>
          <table:table-cell table:style-name="ce22"/>
          <table:table-cell table:style-name="ce83" office:value-type="string" calcext:value-type="string" table:number-columns-spanned="1" table:number-rows-spanned="2">
            <text:p>Tl 207</text:p>
            <text:p>beta c chapa</text:p>
          </table:table-cell>
          <table:table-cell table:style-name="ce21"/>
          <table:table-cell table:style-name="ce83" office:value-type="string" calcext:value-type="string" table:number-columns-spanned="1" table:number-rows-spanned="2">
            <text:p>Tl 207</text:p>
            <text:p>beta s chapa</text:p>
          </table:table-cell>
          <table:table-cell table:style-name="ce21"/>
          <table:table-cell table:style-name="ce83" office:value-type="string" calcext:value-type="string" table:number-columns-spanned="1" table:number-rows-spanned="2">
            <text:p>cs-137</text:p>
            <text:p>C cartão</text:p>
          </table:table-cell>
          <table:table-cell table:style-name="ce21"/>
          <table:table-cell table:style-name="ce83" office:value-type="string" calcext:value-type="string" table:number-columns-spanned="1" table:number-rows-spanned="2">
            <text:p>cs-137</text:p>
            <text:p>Sem cartão</text:p>
          </table:table-cell>
          <table:table-cell table:style-name="ce21"/>
          <table:table-cell table:number-columns-repeated="9"/>
          <table:table-cell table:style-name="ce124" office:value-type="float" office:value="25" calcext:value-type="float">
            <text:p>25</text:p>
          </table:table-cell>
          <table:table-cell table:style-name="ce125" table:formula="of:=[.AB26]*25" office:value-type="float" office:value="625" calcext:value-type="float">
            <text:p>62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6])" office:value-type="float" office:value="0" calcext:value-type="float">
            <text:p>0</text:p>
          </table:table-cell>
          <table:table-cell table:style-name="ce129" table:formula="of:=[.AE26]/6" office:value-type="float" office:value="0" calcext:value-type="float">
            <text:p>0</text:p>
          </table:table-cell>
          <table:table-cell table:style-name="ce129" table:formula="of:=[.AF26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6]/(1-[.AI26]*[.$W$13])" office:value-type="float" office:value="0" calcext:value-type="float">
            <text:p>0</text:p>
          </table:table-cell>
          <table:table-cell table:style-name="ce131" table:formula="of:=[.AI26]*[.AI26]/POWER(1-[.AI26]*[.$W$13]; 2)*[.$W$14]+1/POWER(1-[.AI26]*[.$W$13];2)*[.AH26]" office:value-type="float" office:value="0" calcext:value-type="float">
            <text:p>0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7"/>
          <table:table-cell table:style-name="ce63" office:value-type="string" calcext:value-type="string">
            <text:p>contagens</text:p>
          </table:table-cell>
          <table:table-cell table:style-name="ce63" office:value-type="string" calcext:value-type="string">
            <text:p>erros</text:p>
          </table:table-cell>
          <table:table-cell table:style-name="ce63" office:value-type="string" calcext:value-type="string">
            <text:p>rate</text:p>
          </table:table-cell>
          <table:table-cell table:style-name="ce63" office:value-type="string" calcext:value-type="string">
            <text:p>background</text:p>
          </table:table-cell>
          <table:table-cell table:style-name="ce63" office:value-type="string" calcext:value-type="string">
            <text:p>erros</text:p>
          </table:table-cell>
          <table:table-cell table:style-name="ce63" office:value-type="string" calcext:value-type="string">
            <text:p>corrigido</text:p>
          </table:table-cell>
          <table:table-cell table:style-name="ce64" office:value-type="string" calcext:value-type="string">
            <text:p>erros</text:p>
          </table:table-cell>
          <table:table-cell/>
          <table:table-cell table:style-name="ce22"/>
          <table:covered-table-cell/>
          <table:table-cell table:style-name="ce28" office:value-type="string" calcext:value-type="string">
            <text:p>erros</text:p>
          </table:table-cell>
          <table:covered-table-cell/>
          <table:table-cell table:style-name="ce28" office:value-type="string" calcext:value-type="string">
            <text:p>erros</text:p>
          </table:table-cell>
          <table:covered-table-cell/>
          <table:table-cell table:style-name="ce28" office:value-type="string" calcext:value-type="string">
            <text:p>erros</text:p>
          </table:table-cell>
          <table:covered-table-cell/>
          <table:table-cell table:style-name="ce28" office:value-type="string" calcext:value-type="string">
            <text:p>erros</text:p>
          </table:table-cell>
          <table:table-cell table:number-columns-repeated="9"/>
          <table:table-cell table:style-name="ce124" office:value-type="float" office:value="26" calcext:value-type="float">
            <text:p>26</text:p>
          </table:table-cell>
          <table:table-cell table:style-name="ce125" table:formula="of:=[.AB27]*25" office:value-type="float" office:value="650" calcext:value-type="float">
            <text:p>65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7])" office:value-type="float" office:value="0" calcext:value-type="float">
            <text:p>0</text:p>
          </table:table-cell>
          <table:table-cell table:style-name="ce129" table:formula="of:=[.AE27]/6" office:value-type="float" office:value="0" calcext:value-type="float">
            <text:p>0</text:p>
          </table:table-cell>
          <table:table-cell table:style-name="ce129" table:formula="of:=[.AF27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7]/(1-[.AI27]*[.$W$13])" office:value-type="float" office:value="0" calcext:value-type="float">
            <text:p>0</text:p>
          </table:table-cell>
          <table:table-cell table:style-name="ce131" table:formula="of:=[.AI27]*[.AI27]/POWER(1-[.AI27]*[.$W$13]; 2)*[.$W$14]+1/POWER(1-[.AI27]*[.$W$13];2)*[.AH27]" office:value-type="float" office:value="0" calcext:value-type="float">
            <text:p>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8" office:value-type="string" calcext:value-type="string">
            <text:p>1ª prateleira</text:p>
          </table:table-cell>
          <table:table-cell table:style-name="ce33" office:value-type="float" office:value="75998" calcext:value-type="float">
            <text:p>75998</text:p>
          </table:table-cell>
          <table:table-cell table:style-name="ce33" table:formula="of:=SQRT([.B28])" office:value-type="float" office:value="275.677347636689" calcext:value-type="float">
            <text:p>276</text:p>
          </table:table-cell>
          <table:table-cell table:style-name="ce16" table:formula="of:=[.B28]/60" office:value-type="float" office:value="1266.63333333333" calcext:value-type="float">
            <text:p>1266,63</text:p>
          </table:table-cell>
          <table:table-cell table:style-name="ce16" table:formula="of:=[.D28]-[.$M$18]" office:value-type="float" office:value="1266.08166666667" calcext:value-type="float">
            <text:p>1266,08</text:p>
          </table:table-cell>
          <table:table-cell table:style-name="ce16" table:formula="of:=[.C28]/60" office:value-type="float" office:value="4.59462246061149" calcext:value-type="float">
            <text:p>4,59</text:p>
          </table:table-cell>
          <table:table-cell table:style-name="ce16" table:formula="of:=[.E28]/(1-[.E28]*[.$W$13])" office:value-type="float" office:value="2004.20758597959" calcext:value-type="float">
            <text:p>2004,21</text:p>
          </table:table-cell>
          <table:table-cell table:style-name="ce15" table:formula="of:=[.G28]*[.G28]/POWER(1-[.G28]*[.$W$13]; 2)*[.$W$14]+1/POWER(1-[.G28]*[.$W$13];2)*[.F28]" office:value-type="float" office:value="975.985735590153" calcext:value-type="float">
            <text:p>975,99</text:p>
          </table:table-cell>
          <table:table-cell/>
          <table:table-cell table:style-name="ce22"/>
          <table:table-cell table:style-name="ce41" office:value-type="float" office:value="2128" calcext:value-type="float">
            <text:p>2128,0</text:p>
          </table:table-cell>
          <table:table-cell table:style-name="ce32" table:formula="of:=SQRT([.K28])" office:value-type="float" office:value="46.1302503786832" calcext:value-type="float">
            <text:p>46,1</text:p>
          </table:table-cell>
          <table:table-cell table:style-name="ce41" office:value-type="float" office:value="5150" calcext:value-type="float">
            <text:p>5150,0</text:p>
          </table:table-cell>
          <table:table-cell table:style-name="ce34" table:formula="of:=SQRT([.M28])" office:value-type="float" office:value="71.7635004720366" calcext:value-type="float">
            <text:p>72</text:p>
          </table:table-cell>
          <table:table-cell table:style-name="ce41" office:value-type="float" office:value="2425" calcext:value-type="float">
            <text:p>2425,0</text:p>
          </table:table-cell>
          <table:table-cell table:style-name="ce34" table:formula="of:=SQRT([.O28])" office:value-type="float" office:value="49.2442890089805" calcext:value-type="float">
            <text:p>49</text:p>
          </table:table-cell>
          <table:table-cell table:style-name="ce41" office:value-type="float" office:value="52150" calcext:value-type="float">
            <text:p>52150,0</text:p>
          </table:table-cell>
          <table:table-cell table:style-name="ce34" table:formula="of:=SQRT([.Q28])" office:value-type="float" office:value="228.363744933385" calcext:value-type="float">
            <text:p>228</text:p>
          </table:table-cell>
          <table:table-cell table:number-columns-repeated="9"/>
          <table:table-cell table:style-name="ce124" office:value-type="float" office:value="27" calcext:value-type="float">
            <text:p>27</text:p>
          </table:table-cell>
          <table:table-cell table:style-name="ce125" table:formula="of:=[.AB28]*25" office:value-type="float" office:value="675" calcext:value-type="float">
            <text:p>675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8])" office:value-type="float" office:value="0" calcext:value-type="float">
            <text:p>0</text:p>
          </table:table-cell>
          <table:table-cell table:style-name="ce129" table:formula="of:=[.AE28]/6" office:value-type="float" office:value="0" calcext:value-type="float">
            <text:p>0</text:p>
          </table:table-cell>
          <table:table-cell table:style-name="ce129" table:formula="of:=[.AF28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8]/(1-[.AI28]*[.$W$13])" office:value-type="float" office:value="0" calcext:value-type="float">
            <text:p>0</text:p>
          </table:table-cell>
          <table:table-cell table:style-name="ce131" table:formula="of:=[.AI28]*[.AI28]/POWER(1-[.AI28]*[.$W$13]; 2)*[.$W$14]+1/POWER(1-[.AI28]*[.$W$13];2)*[.AH28]" office:value-type="float" office:value="0" calcext:value-type="float">
            <text:p>0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office:value-type="float" office:value="75630" calcext:value-type="float">
            <text:p>75630</text:p>
          </table:table-cell>
          <table:table-cell table:style-name="ce33" table:formula="of:=SQRT([.B29])" office:value-type="float" office:value="275.009090758833" calcext:value-type="float">
            <text:p>275</text:p>
          </table:table-cell>
          <table:table-cell table:style-name="ce16" table:formula="of:=[.B29]/60" office:value-type="float" office:value="1260.5" calcext:value-type="float">
            <text:p>1260,50</text:p>
          </table:table-cell>
          <table:table-cell table:style-name="ce16" table:formula="of:=[.D29]-[.$M$18]" office:value-type="float" office:value="1259.94833333333" calcext:value-type="float">
            <text:p>1259,95</text:p>
          </table:table-cell>
          <table:table-cell table:style-name="ce16" table:formula="of:=[.C29]/60" office:value-type="float" office:value="4.58348484598055" calcext:value-type="float">
            <text:p>4,58</text:p>
          </table:table-cell>
          <table:table-cell table:style-name="ce16" table:formula="of:=[.E29]/(1-[.E29]*[.$W$13])" office:value-type="float" office:value="1988.88141371435" calcext:value-type="float">
            <text:p>1988,88</text:p>
          </table:table-cell>
          <table:table-cell table:style-name="ce15" table:formula="of:=[.G29]*[.G29]/POWER(1-[.G29]*[.$W$13]; 2)*[.$W$14]+1/POWER(1-[.G29]*[.$W$13];2)*[.F29]" office:value-type="float" office:value="941.221558306094" calcext:value-type="float">
            <text:p>941,22</text:p>
          </table:table-cell>
          <table:table-cell/>
          <table:table-cell table:style-name="ce22"/>
          <table:table-cell table:style-name="ce41" office:value-type="float" office:value="2072" calcext:value-type="float">
            <text:p>2072,0</text:p>
          </table:table-cell>
          <table:table-cell table:style-name="ce32" table:formula="of:=SQRT([.K29])" office:value-type="float" office:value="45.5192267069642" calcext:value-type="float">
            <text:p>45,5</text:p>
          </table:table-cell>
          <table:table-cell table:style-name="ce41"/>
          <table:table-cell table:style-name="ce32"/>
          <table:table-cell table:style-name="ce41" office:value-type="float" office:value="2396" calcext:value-type="float">
            <text:p>2396,0</text:p>
          </table:table-cell>
          <table:table-cell table:style-name="ce32"/>
          <table:table-cell table:style-name="ce41"/>
          <table:table-cell table:style-name="ce32"/>
          <table:table-cell table:number-columns-repeated="9"/>
          <table:table-cell table:style-name="ce124" office:value-type="float" office:value="28" calcext:value-type="float">
            <text:p>28</text:p>
          </table:table-cell>
          <table:table-cell table:style-name="ce125" table:formula="of:=[.AB29]*25" office:value-type="float" office:value="700" calcext:value-type="float">
            <text:p>700</text:p>
          </table:table-cell>
          <table:table-cell table:style-name="ce126"/>
          <table:table-cell table:style-name="ce127" office:value-type="float" office:value="0" calcext:value-type="float">
            <text:p>0</text:p>
          </table:table-cell>
          <table:table-cell table:style-name="ce127" table:formula="of:=SQRT([.AE29])" office:value-type="float" office:value="0" calcext:value-type="float">
            <text:p>0</text:p>
          </table:table-cell>
          <table:table-cell table:style-name="ce129" table:formula="of:=[.AE29]/6" office:value-type="float" office:value="0" calcext:value-type="float">
            <text:p>0</text:p>
          </table:table-cell>
          <table:table-cell table:style-name="ce129" table:formula="of:=[.AF29]/6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1" table:formula="of:=[.AI29]/(1-[.AI29]*[.$W$13])" office:value-type="float" office:value="0" calcext:value-type="float">
            <text:p>0</text:p>
          </table:table-cell>
          <table:table-cell table:style-name="ce131" table:formula="of:=[.AI29]*[.AI29]/POWER(1-[.AI29]*[.$W$13]; 2)*[.$W$14]+1/POWER(1-[.AI29]*[.$W$13];2)*[.AH29]" office:value-type="float" office:value="0" calcext:value-type="float">
            <text:p>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table:number-columns-repeated="2"/>
          <table:table-cell table:style-name="ce16"/>
          <table:table-cell/>
          <table:table-cell table:style-name="ce16" table:number-columns-repeated="2"/>
          <table:table-cell table:style-name="ce26"/>
          <table:table-cell/>
          <table:table-cell table:style-name="ce22"/>
          <table:table-cell table:style-name="ce41" office:value-type="float" office:value="2145" calcext:value-type="float">
            <text:p>2145,0</text:p>
          </table:table-cell>
          <table:table-cell table:style-name="ce32" table:formula="of:=SQRT([.K30])" office:value-type="float" office:value="46.3141447076376" calcext:value-type="float">
            <text:p>46,3</text:p>
          </table:table-cell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number-columns-repeated="9"/>
          <table:table-cell table:style-name="ce124" office:value-type="float" office:value="29" calcext:value-type="float">
            <text:p>29</text:p>
          </table:table-cell>
          <table:table-cell table:style-name="ce125" table:formula="of:=[.AB30]*25" office:value-type="float" office:value="725" calcext:value-type="float">
            <text:p>725</text:p>
          </table:table-cell>
          <table:table-cell table:style-name="ce126"/>
          <table:table-cell table:style-name="ce127" office:value-type="float" office:value="2592" calcext:value-type="float">
            <text:p>2592</text:p>
          </table:table-cell>
          <table:table-cell table:style-name="ce127" table:formula="of:=SQRT([.AE30])" office:value-type="float" office:value="50.9116882454314" calcext:value-type="float">
            <text:p>50,9116882454314</text:p>
          </table:table-cell>
          <table:table-cell table:style-name="ce129" table:formula="of:=[.AE30]/6" office:value-type="float" office:value="432" calcext:value-type="float">
            <text:p>432</text:p>
          </table:table-cell>
          <table:table-cell table:style-name="ce129" table:formula="of:=[.AF30]/60" office:value-type="float" office:value="0.848528137423857" calcext:value-type="float">
            <text:p>0,848528137423857</text:p>
          </table:table-cell>
          <table:table-cell table:style-name="ce130" table:formula="of:=[.AG30]-[.$M$18]" office:value-type="float" office:value="431.448333333333" calcext:value-type="float">
            <text:p>431,448333333333</text:p>
          </table:table-cell>
          <table:table-cell table:style-name="ce131" table:formula="of:=[.AI30]/(1-[.AI30]*[.$W$13])" office:value-type="float" office:value="493.367543119942" calcext:value-type="float">
            <text:p>493,367543119942</text:p>
          </table:table-cell>
          <table:table-cell table:style-name="ce131" table:formula="of:=[.AI30]*[.AI30]/POWER(1-[.AI30]*[.$W$13]; 2)*[.$W$14]+1/POWER(1-[.AI30]*[.$W$13];2)*[.AH30]" office:value-type="float" office:value="11.1153414737859" calcext:value-type="float">
            <text:p>11,1153414737859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493.367543119942" calcext:value-type="float">
            <text:p>493,367543119942</text:p>
          </table:table-cell>
          <table:table-cell office:value-type="float" office:value="11.1153414737859" calcext:value-type="float">
            <text:p>11,1153414737859</text:p>
          </table:table-cell>
          <table:table-cell table:number-columns-repeated="982"/>
        </table:table-row>
        <table:table-row table:style-name="ro1">
          <table:table-cell table:style-name="ce48" office:value-type="string" calcext:value-type="string">
            <text:p>2ª prateleira</text:p>
          </table:table-cell>
          <table:table-cell table:style-name="ce33" office:value-type="float" office:value="52141" calcext:value-type="float">
            <text:p>52141</text:p>
          </table:table-cell>
          <table:table-cell table:style-name="ce33" table:formula="of:=SQRT([.B31])" office:value-type="float" office:value="228.344038678482" calcext:value-type="float">
            <text:p>228</text:p>
          </table:table-cell>
          <table:table-cell table:style-name="ce16" table:formula="of:=[.B31]/60" office:value-type="float" office:value="869.016666666667" calcext:value-type="float">
            <text:p>869,02</text:p>
          </table:table-cell>
          <table:table-cell table:style-name="ce16" table:formula="of:=[.D31]-[.$M$18]" office:value-type="float" office:value="868.465" calcext:value-type="float">
            <text:p>868,47</text:p>
          </table:table-cell>
          <table:table-cell table:style-name="ce16" table:formula="of:=[.C31]/60" office:value-type="float" office:value="3.8057339779747" calcext:value-type="float">
            <text:p>3,81</text:p>
          </table:table-cell>
          <table:table-cell table:style-name="ce16" table:formula="of:=[.E31]/(1-[.E31]*[.$W$13])" office:value-type="float" office:value="1162.02223915276" calcext:value-type="float">
            <text:p>1162,02</text:p>
          </table:table-cell>
          <table:table-cell table:style-name="ce15" table:formula="of:=[.G31]*[.G31]/POWER(1-[.G31]*[.$W$13]; 2)*[.$W$14]+1/POWER(1-[.G31]*[.$W$13];2)*[.F31]" office:value-type="float" office:value="135.346774031265" calcext:value-type="float">
            <text:p>135,35</text:p>
          </table:table-cell>
          <table:table-cell/>
          <table:table-cell table:style-name="ce22"/>
          <table:table-cell table:style-name="ce41" office:value-type="float" office:value="2114" calcext:value-type="float">
            <text:p>2114,0</text:p>
          </table:table-cell>
          <table:table-cell table:style-name="ce32" table:formula="of:=SQRT([.K31])" office:value-type="float" office:value="45.9782557302906" calcext:value-type="float">
            <text:p>46,0</text:p>
          </table:table-cell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number-columns-repeated="9"/>
          <table:table-cell table:style-name="ce124" office:value-type="float" office:value="30" calcext:value-type="float">
            <text:p>30</text:p>
          </table:table-cell>
          <table:table-cell table:style-name="ce125" table:formula="of:=[.AB31]*25" office:value-type="float" office:value="750" calcext:value-type="float">
            <text:p>750</text:p>
          </table:table-cell>
          <table:table-cell table:style-name="ce126"/>
          <table:table-cell table:style-name="ce127" office:value-type="float" office:value="3240" calcext:value-type="float">
            <text:p>3240</text:p>
          </table:table-cell>
          <table:table-cell table:style-name="ce127" table:formula="of:=SQRT([.AE31])" office:value-type="float" office:value="56.9209978830308" calcext:value-type="float">
            <text:p>56,9209978830308</text:p>
          </table:table-cell>
          <table:table-cell table:style-name="ce129" table:formula="of:=[.AE31]/6" office:value-type="float" office:value="540" calcext:value-type="float">
            <text:p>540</text:p>
          </table:table-cell>
          <table:table-cell table:style-name="ce129" table:formula="of:=[.AF31]/60" office:value-type="float" office:value="0.948683298050514" calcext:value-type="float">
            <text:p>0,948683298050514</text:p>
          </table:table-cell>
          <table:table-cell table:style-name="ce130" table:formula="of:=[.AG31]-[.$M$18]" office:value-type="float" office:value="539.448333333333" calcext:value-type="float">
            <text:p>539,448333333333</text:p>
          </table:table-cell>
          <table:table-cell table:style-name="ce131" table:formula="of:=[.AI31]/(1-[.AI31]*[.$W$13])" office:value-type="float" office:value="639.853603738964" calcext:value-type="float">
            <text:p>639,853603738964</text:p>
          </table:table-cell>
          <table:table-cell table:style-name="ce131" table:formula="of:=[.AI31]*[.AI31]/POWER(1-[.AI31]*[.$W$13]; 2)*[.$W$14]+1/POWER(1-[.AI31]*[.$W$13];2)*[.AH31]" office:value-type="float" office:value="18.1641972738029" calcext:value-type="float">
            <text:p>18,1641972738029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639.853603738964" calcext:value-type="float">
            <text:p>639,853603738964</text:p>
          </table:table-cell>
          <table:table-cell office:value-type="float" office:value="18.1641972738029" calcext:value-type="float">
            <text:p>18,1641972738029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office:value-type="float" office:value="52169" calcext:value-type="float">
            <text:p>52169</text:p>
          </table:table-cell>
          <table:table-cell table:style-name="ce33" table:formula="of:=SQRT([.B32])" office:value-type="float" office:value="228.405341443671" calcext:value-type="float">
            <text:p>228</text:p>
          </table:table-cell>
          <table:table-cell table:style-name="ce16" table:formula="of:=[.B32]/60" office:value-type="float" office:value="869.483333333333" calcext:value-type="float">
            <text:p>869,48</text:p>
          </table:table-cell>
          <table:table-cell table:style-name="ce16" table:formula="of:=[.D32]-[.$M$18]" office:value-type="float" office:value="868.931666666667" calcext:value-type="float">
            <text:p>868,93</text:p>
          </table:table-cell>
          <table:table-cell table:style-name="ce16" table:formula="of:=[.C32]/60" office:value-type="float" office:value="3.80675569072785" calcext:value-type="float">
            <text:p>3,81</text:p>
          </table:table-cell>
          <table:table-cell table:style-name="ce16" table:formula="of:=[.E32]/(1-[.E32]*[.$W$13])" office:value-type="float" office:value="1162.85786123599" calcext:value-type="float">
            <text:p>1162,86</text:p>
          </table:table-cell>
          <table:table-cell table:style-name="ce15" table:formula="of:=[.G32]*[.G32]/POWER(1-[.G32]*[.$W$13]; 2)*[.$W$14]+1/POWER(1-[.G32]*[.$W$13];2)*[.F32]" office:value-type="float" office:value="135.630925439297" calcext:value-type="float">
            <text:p>135,63</text:p>
          </table:table-cell>
          <table:table-cell/>
          <table:table-cell table:style-name="ce22"/>
          <table:table-cell table:style-name="ce41" office:value-type="float" office:value="2158" calcext:value-type="float">
            <text:p>2158,0</text:p>
          </table:table-cell>
          <table:table-cell table:style-name="ce32" table:formula="of:=SQRT([.K32])" office:value-type="float" office:value="46.4542785973477" calcext:value-type="float">
            <text:p>46,5</text:p>
          </table:table-cell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number-columns-repeated="9"/>
          <table:table-cell table:style-name="ce124" office:value-type="float" office:value="31" calcext:value-type="float">
            <text:p>31</text:p>
          </table:table-cell>
          <table:table-cell table:style-name="ce125" table:formula="of:=[.AB32]*25" office:value-type="float" office:value="775" calcext:value-type="float">
            <text:p>775</text:p>
          </table:table-cell>
          <table:table-cell table:style-name="ce126"/>
          <table:table-cell table:style-name="ce127" office:value-type="float" office:value="3375" calcext:value-type="float">
            <text:p>3375</text:p>
          </table:table-cell>
          <table:table-cell table:style-name="ce127" table:formula="of:=SQRT([.AE32])" office:value-type="float" office:value="58.0947501931113" calcext:value-type="float">
            <text:p>58,0947501931113</text:p>
          </table:table-cell>
          <table:table-cell table:style-name="ce129" table:formula="of:=[.AE32]/6" office:value-type="float" office:value="562.5" calcext:value-type="float">
            <text:p>562,5</text:p>
          </table:table-cell>
          <table:table-cell table:style-name="ce129" table:formula="of:=[.AF32]/60" office:value-type="float" office:value="0.968245836551854" calcext:value-type="float">
            <text:p>0,968245836551854</text:p>
          </table:table-cell>
          <table:table-cell table:style-name="ce130" table:formula="of:=[.AG32]-[.$M$18]" office:value-type="float" office:value="561.948333333333" calcext:value-type="float">
            <text:p>561,948333333333</text:p>
          </table:table-cell>
          <table:table-cell table:style-name="ce131" table:formula="of:=[.AI32]/(1-[.AI32]*[.$W$13])" office:value-type="float" office:value="671.756396733937" calcext:value-type="float">
            <text:p>671,756396733937</text:p>
          </table:table-cell>
          <table:table-cell table:style-name="ce131" table:formula="of:=[.AI32]*[.AI32]/POWER(1-[.AI32]*[.$W$13]; 2)*[.$W$14]+1/POWER(1-[.AI32]*[.$W$13];2)*[.AH32]" office:value-type="float" office:value="19.9331780742475" calcext:value-type="float">
            <text:p>19,9331780742475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671.756396733937" calcext:value-type="float">
            <text:p>671,756396733937</text:p>
          </table:table-cell>
          <table:table-cell office:value-type="float" office:value="19.9331780742475" calcext:value-type="float">
            <text:p>19,9331780742475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table:number-columns-repeated="2"/>
          <table:table-cell table:style-name="ce16"/>
          <table:table-cell/>
          <table:table-cell table:style-name="ce16" table:number-columns-repeated="2"/>
          <table:table-cell table:style-name="ce26"/>
          <table:table-cell/>
          <table:table-cell table:style-name="ce71" office:value-type="string" calcext:value-type="string">
            <text:p>média</text:p>
          </table:table-cell>
          <table:table-cell table:style-name="ce69" table:formula="of:=AVERAGE([.K28:.K32])" office:value-type="float" office:value="2123.4" calcext:value-type="float">
            <text:p>2123,4</text:p>
          </table:table-cell>
          <table:table-cell table:style-name="ce70" table:formula="of:=MAX(SQRT([.K33]); AVERAGE([.L28:.L32]))" office:value-type="float" office:value="46.0803645818911" calcext:value-type="float">
            <text:p>46,1</text:p>
          </table:table-cell>
          <table:table-cell table:style-name="ce27"/>
          <table:table-cell table:style-name="ce28"/>
          <table:table-cell table:style-name="ce27"/>
          <table:table-cell table:style-name="ce28"/>
          <table:table-cell table:style-name="ce27"/>
          <table:table-cell table:style-name="ce28"/>
          <table:table-cell table:number-columns-repeated="9"/>
          <table:table-cell table:style-name="ce124" office:value-type="float" office:value="32" calcext:value-type="float">
            <text:p>32</text:p>
          </table:table-cell>
          <table:table-cell table:style-name="ce125" table:formula="of:=[.AB33]*25" office:value-type="float" office:value="800" calcext:value-type="float">
            <text:p>800</text:p>
          </table:table-cell>
          <table:table-cell table:style-name="ce126"/>
          <table:table-cell table:style-name="ce127" office:value-type="float" office:value="3482" calcext:value-type="float">
            <text:p>3482</text:p>
          </table:table-cell>
          <table:table-cell table:style-name="ce127" table:formula="of:=SQRT([.AE33])" office:value-type="float" office:value="59.0084739677277" calcext:value-type="float">
            <text:p>59,0084739677277</text:p>
          </table:table-cell>
          <table:table-cell table:style-name="ce129" table:formula="of:=[.AE33]/6" office:value-type="float" office:value="580.333333333333" calcext:value-type="float">
            <text:p>580,333333333333</text:p>
          </table:table-cell>
          <table:table-cell table:style-name="ce129" table:formula="of:=[.AF33]/60" office:value-type="float" office:value="0.983474566128795" calcext:value-type="float">
            <text:p>0,983474566128795</text:p>
          </table:table-cell>
          <table:table-cell table:style-name="ce130" table:formula="of:=[.AG33]-[.$M$18]" office:value-type="float" office:value="579.781666666667" calcext:value-type="float">
            <text:p>579,781666666667</text:p>
          </table:table-cell>
          <table:table-cell table:style-name="ce131" table:formula="of:=[.AI33]/(1-[.AI33]*[.$W$13])" office:value-type="float" office:value="697.399164233491" calcext:value-type="float">
            <text:p>697,399164233491</text:p>
          </table:table-cell>
          <table:table-cell table:style-name="ce131" table:formula="of:=[.AI33]*[.AI33]/POWER(1-[.AI33]*[.$W$13]; 2)*[.$W$14]+1/POWER(1-[.AI33]*[.$W$13];2)*[.AH33]" office:value-type="float" office:value="21.4157371555149" calcext:value-type="float">
            <text:p>21,4157371555149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97.399164233491" calcext:value-type="float">
            <text:p>697,399164233491</text:p>
          </table:table-cell>
          <table:table-cell office:value-type="float" office:value="21.4157371555149" calcext:value-type="float">
            <text:p>21,4157371555149</text:p>
          </table:table-cell>
          <table:table-cell table:number-columns-repeated="982"/>
        </table:table-row>
        <table:table-row table:style-name="ro1">
          <table:table-cell table:style-name="ce48" office:value-type="string" calcext:value-type="string">
            <text:p>3ª prateleira</text:p>
          </table:table-cell>
          <table:table-cell table:style-name="ce33" office:value-type="float" office:value="35371" calcext:value-type="float">
            <text:p>35371</text:p>
          </table:table-cell>
          <table:table-cell table:style-name="ce33" table:formula="of:=SQRT([.B34])" office:value-type="float" office:value="188.071794801879" calcext:value-type="float">
            <text:p>188</text:p>
          </table:table-cell>
          <table:table-cell table:style-name="ce16" table:formula="of:=[.B34]/60" office:value-type="float" office:value="589.516666666667" calcext:value-type="float">
            <text:p>589,52</text:p>
          </table:table-cell>
          <table:table-cell table:style-name="ce16" table:formula="of:=[.D34]-[.$M$18]" office:value-type="float" office:value="588.965" calcext:value-type="float">
            <text:p>588,97</text:p>
          </table:table-cell>
          <table:table-cell table:style-name="ce16" table:formula="of:=[.C34]/60" office:value-type="float" office:value="3.13452991336465" calcext:value-type="float">
            <text:p>3,13</text:p>
          </table:table-cell>
          <table:table-cell table:style-name="ce16" table:formula="of:=[.E34]/(1-[.E34]*[.$W$13])" office:value-type="float" office:value="710.729220318021" calcext:value-type="float">
            <text:p>710,73</text:p>
          </table:table-cell>
          <table:table-cell table:style-name="ce15" table:formula="of:=[.G34]*[.G34]/POWER(1-[.G34]*[.$W$13]; 2)*[.$W$14]+1/POWER(1-[.G34]*[.$W$13];2)*[.F34]" office:value-type="float" office:value="37.9795120044733" calcext:value-type="float">
            <text:p>37,98</text:p>
          </table:table-cell>
          <table:table-cell/>
          <table:table-cell table:style-name="ce22"/>
          <table:table-cell table:number-columns-repeated="2"/>
          <table:table-cell office:value-type="string" calcext:value-type="string">
            <text:p>tempo de aquisição:60s</text:p>
          </table:table-cell>
          <table:table-cell/>
          <table:table-cell office:value-type="string" calcext:value-type="string">
            <text:p>tempo de aq 60s</text:p>
          </table:table-cell>
          <table:table-cell table:number-columns-repeated="2"/>
          <table:table-cell table:style-name="ce26"/>
          <table:table-cell table:number-columns-repeated="9"/>
          <table:table-cell table:style-name="ce124" office:value-type="float" office:value="33" calcext:value-type="float">
            <text:p>33</text:p>
          </table:table-cell>
          <table:table-cell table:style-name="ce125" table:formula="of:=[.AB34]*25" office:value-type="float" office:value="825" calcext:value-type="float">
            <text:p>825</text:p>
          </table:table-cell>
          <table:table-cell table:style-name="ce126"/>
          <table:table-cell table:style-name="ce127" office:value-type="float" office:value="3431" calcext:value-type="float">
            <text:p>3431</text:p>
          </table:table-cell>
          <table:table-cell table:style-name="ce127" table:formula="of:=SQRT([.AE34])" office:value-type="float" office:value="58.5747385824299" calcext:value-type="float">
            <text:p>58,5747385824299</text:p>
          </table:table-cell>
          <table:table-cell table:style-name="ce129" table:formula="of:=[.AE34]/6" office:value-type="float" office:value="571.833333333333" calcext:value-type="float">
            <text:p>571,833333333333</text:p>
          </table:table-cell>
          <table:table-cell table:style-name="ce129" table:formula="of:=[.AF34]/60" office:value-type="float" office:value="0.976245643040498" calcext:value-type="float">
            <text:p>0,976245643040498</text:p>
          </table:table-cell>
          <table:table-cell table:style-name="ce130" table:formula="of:=[.AG34]-[.$M$18]" office:value-type="float" office:value="571.281666666667" calcext:value-type="float">
            <text:p>571,281666666667</text:p>
          </table:table-cell>
          <table:table-cell table:style-name="ce131" table:formula="of:=[.AI34]/(1-[.AI34]*[.$W$13])" office:value-type="float" office:value="685.137114392402" calcext:value-type="float">
            <text:p>685,137114392402</text:p>
          </table:table-cell>
          <table:table-cell table:style-name="ce131" table:formula="of:=[.AI34]*[.AI34]/POWER(1-[.AI34]*[.$W$13]; 2)*[.$W$14]+1/POWER(1-[.AI34]*[.$W$13];2)*[.AH34]" office:value-type="float" office:value="20.7000465339289" calcext:value-type="float">
            <text:p>20,7000465339289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85.137114392402" calcext:value-type="float">
            <text:p>685,137114392402</text:p>
          </table:table-cell>
          <table:table-cell office:value-type="float" office:value="20.7000465339289" calcext:value-type="float">
            <text:p>20,7000465339289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office:value-type="float" office:value="35238" calcext:value-type="float">
            <text:p>35238</text:p>
          </table:table-cell>
          <table:table-cell table:style-name="ce33" table:formula="of:=SQRT([.B35])" office:value-type="float" office:value="187.717873416465" calcext:value-type="float">
            <text:p>188</text:p>
          </table:table-cell>
          <table:table-cell table:style-name="ce16" table:formula="of:=[.B35]/60" office:value-type="float" office:value="587.3" calcext:value-type="float">
            <text:p>587,30</text:p>
          </table:table-cell>
          <table:table-cell table:style-name="ce16" table:formula="of:=[.D35]-[.$M$18]" office:value-type="float" office:value="586.748333333333" calcext:value-type="float">
            <text:p>586,75</text:p>
          </table:table-cell>
          <table:table-cell table:style-name="ce16" table:formula="of:=[.C35]/60" office:value-type="float" office:value="3.12863122360775" calcext:value-type="float">
            <text:p>3,13</text:p>
          </table:table-cell>
          <table:table-cell table:style-name="ce16" table:formula="of:=[.E35]/(1-[.E35]*[.$W$13])" office:value-type="float" office:value="707.50375808593" calcext:value-type="float">
            <text:p>707,50</text:p>
          </table:table-cell>
          <table:table-cell table:style-name="ce15" table:formula="of:=[.G35]*[.G35]/POWER(1-[.G35]*[.$W$13]; 2)*[.$W$14]+1/POWER(1-[.G35]*[.$W$13];2)*[.F35]" office:value-type="float" office:value="37.5823540157466" calcext:value-type="float">
            <text:p>37,58</text:p>
          </table:table-cell>
          <table:table-cell/>
          <table:table-cell table:style-name="ce27"/>
          <table:table-cell table:style-name="ce10" table:number-columns-repeated="7"/>
          <table:table-cell table:style-name="ce28"/>
          <table:table-cell table:number-columns-repeated="9"/>
          <table:table-cell table:style-name="ce124" office:value-type="float" office:value="34" calcext:value-type="float">
            <text:p>34</text:p>
          </table:table-cell>
          <table:table-cell table:style-name="ce125" table:formula="of:=[.AB35]*25" office:value-type="float" office:value="850" calcext:value-type="float">
            <text:p>850</text:p>
          </table:table-cell>
          <table:table-cell table:style-name="ce126"/>
          <table:table-cell table:style-name="ce127" office:value-type="float" office:value="3574" calcext:value-type="float">
            <text:p>3574</text:p>
          </table:table-cell>
          <table:table-cell table:style-name="ce127" table:formula="of:=SQRT([.AE35])" office:value-type="float" office:value="59.7829407105405" calcext:value-type="float">
            <text:p>59,7829407105405</text:p>
          </table:table-cell>
          <table:table-cell table:style-name="ce129" table:formula="of:=[.AE35]/6" office:value-type="float" office:value="595.666666666667" calcext:value-type="float">
            <text:p>595,666666666667</text:p>
          </table:table-cell>
          <table:table-cell table:style-name="ce129" table:formula="of:=[.AF35]/60" office:value-type="float" office:value="0.996382345175675" calcext:value-type="float">
            <text:p>0,996382345175675</text:p>
          </table:table-cell>
          <table:table-cell table:style-name="ce130" table:formula="of:=[.AG35]-[.$M$18]" office:value-type="float" office:value="595.115" calcext:value-type="float">
            <text:p>595,115</text:p>
          </table:table-cell>
          <table:table-cell table:style-name="ce131" table:formula="of:=[.AI35]/(1-[.AI35]*[.$W$13])" office:value-type="float" office:value="719.704398091727" calcext:value-type="float">
            <text:p>719,704398091727</text:p>
          </table:table-cell>
          <table:table-cell table:style-name="ce131" table:formula="of:=[.AI35]*[.AI35]/POWER(1-[.AI35]*[.$W$13]; 2)*[.$W$14]+1/POWER(1-[.AI35]*[.$W$13];2)*[.AH35]" office:value-type="float" office:value="22.749334506993" calcext:value-type="float">
            <text:p>22,749334506993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719.704398091727" calcext:value-type="float">
            <text:p>719,704398091727</text:p>
          </table:table-cell>
          <table:table-cell office:value-type="float" office:value="22.749334506993" calcext:value-type="float">
            <text:p>22,749334506993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table:number-columns-repeated="2"/>
          <table:table-cell table:style-name="ce16"/>
          <table:table-cell/>
          <table:table-cell table:style-name="ce16" table:number-columns-repeated="2"/>
          <table:table-cell table:style-name="ce26"/>
          <table:table-cell/>
          <table:table-cell table:style-name="ce19" office:value-type="string" calcext:value-type="string">
            <text:p>RATES+CORRIGIDO</text:p>
          </table:table-cell>
          <table:table-cell table:style-name="ce20" table:number-columns-repeated="7"/>
          <table:table-cell table:style-name="ce21"/>
          <table:table-cell table:number-columns-repeated="9"/>
          <table:table-cell table:style-name="ce124" office:value-type="float" office:value="35" calcext:value-type="float">
            <text:p>35</text:p>
          </table:table-cell>
          <table:table-cell table:style-name="ce125" table:formula="of:=[.AB36]*25" office:value-type="float" office:value="875" calcext:value-type="float">
            <text:p>875</text:p>
          </table:table-cell>
          <table:table-cell table:style-name="ce126"/>
          <table:table-cell table:style-name="ce127" office:value-type="float" office:value="3625" calcext:value-type="float">
            <text:p>3625</text:p>
          </table:table-cell>
          <table:table-cell table:style-name="ce127" table:formula="of:=SQRT([.AE36])" office:value-type="float" office:value="60.2079728939615" calcext:value-type="float">
            <text:p>60,2079728939615</text:p>
          </table:table-cell>
          <table:table-cell table:style-name="ce129" table:formula="of:=[.AE36]/6" office:value-type="float" office:value="604.166666666667" calcext:value-type="float">
            <text:p>604,166666666667</text:p>
          </table:table-cell>
          <table:table-cell table:style-name="ce129" table:formula="of:=[.AF36]/60" office:value-type="float" office:value="1.00346621489936" calcext:value-type="float">
            <text:p>1,00346621489936</text:p>
          </table:table-cell>
          <table:table-cell table:style-name="ce130" table:formula="of:=[.AG36]-[.$M$18]" office:value-type="float" office:value="603.615" calcext:value-type="float">
            <text:p>603,615</text:p>
          </table:table-cell>
          <table:table-cell table:style-name="ce131" table:formula="of:=[.AI36]/(1-[.AI36]*[.$W$13])" office:value-type="float" office:value="732.173236940566" calcext:value-type="float">
            <text:p>732,173236940566</text:p>
          </table:table-cell>
          <table:table-cell table:style-name="ce131" table:formula="of:=[.AI36]*[.AI36]/POWER(1-[.AI36]*[.$W$13]; 2)*[.$W$14]+1/POWER(1-[.AI36]*[.$W$13];2)*[.AH36]" office:value-type="float" office:value="23.5126707173047" calcext:value-type="float">
            <text:p>23,5126707173047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732.173236940566" calcext:value-type="float">
            <text:p>732,173236940566</text:p>
          </table:table-cell>
          <table:table-cell office:value-type="float" office:value="23.5126707173047" calcext:value-type="float">
            <text:p>23,5126707173047</text:p>
          </table:table-cell>
          <table:table-cell table:number-columns-repeated="982"/>
        </table:table-row>
        <table:table-row table:style-name="ro1">
          <table:table-cell table:style-name="ce48" office:value-type="string" calcext:value-type="string">
            <text:p>4ª prateleira</text:p>
          </table:table-cell>
          <table:table-cell table:style-name="ce33" office:value-type="float" office:value="24319" calcext:value-type="float">
            <text:p>24319</text:p>
          </table:table-cell>
          <table:table-cell table:style-name="ce33" table:formula="of:=SQRT([.B37])" office:value-type="float" office:value="155.945503301634" calcext:value-type="float">
            <text:p>156</text:p>
          </table:table-cell>
          <table:table-cell table:style-name="ce16" table:formula="of:=[.B37]/60" office:value-type="float" office:value="405.316666666667" calcext:value-type="float">
            <text:p>405,32</text:p>
          </table:table-cell>
          <table:table-cell table:style-name="ce16" table:formula="of:=[.D37]-[.$M$18]" office:value-type="float" office:value="404.765" calcext:value-type="float">
            <text:p>404,77</text:p>
          </table:table-cell>
          <table:table-cell table:style-name="ce16" table:formula="of:=[.C37]/60" office:value-type="float" office:value="2.5990917216939" calcext:value-type="float">
            <text:p>2,60</text:p>
          </table:table-cell>
          <table:table-cell table:style-name="ce16" table:formula="of:=[.E37]/(1-[.E37]*[.$W$13])" office:value-type="float" office:value="458.782690212083" calcext:value-type="float">
            <text:p>458,78</text:p>
          </table:table-cell>
          <table:table-cell table:style-name="ce15" table:formula="of:=[.G37]*[.G37]/POWER(1-[.G37]*[.$W$13]; 2)*[.$W$14]+1/POWER(1-[.G37]*[.$W$13];2)*[.F37]" office:value-type="float" office:value="14.9836508975393" calcext:value-type="float">
            <text:p>14,98</text:p>
          </table:table-cell>
          <table:table-cell/>
          <table:table-cell table:style-name="ce22"/>
          <table:table-cell table:number-columns-repeated="7"/>
          <table:table-cell table:style-name="ce26"/>
          <table:table-cell table:number-columns-repeated="9"/>
          <table:table-cell table:style-name="ce124" office:value-type="float" office:value="36" calcext:value-type="float">
            <text:p>36</text:p>
          </table:table-cell>
          <table:table-cell table:style-name="ce125" table:formula="of:=[.AB37]*25" office:value-type="float" office:value="900" calcext:value-type="float">
            <text:p>900</text:p>
          </table:table-cell>
          <table:table-cell table:style-name="ce126"/>
          <table:table-cell table:style-name="ce127" office:value-type="float" office:value="3671" calcext:value-type="float">
            <text:p>3671</text:p>
          </table:table-cell>
          <table:table-cell table:style-name="ce127" table:formula="of:=SQRT([.AE37])" office:value-type="float" office:value="60.5887778388044" calcext:value-type="float">
            <text:p>60,5887778388044</text:p>
          </table:table-cell>
          <table:table-cell table:style-name="ce129" table:formula="of:=[.AE37]/6" office:value-type="float" office:value="611.833333333333" calcext:value-type="float">
            <text:p>611,833333333333</text:p>
          </table:table-cell>
          <table:table-cell table:style-name="ce129" table:formula="of:=[.AF37]/60" office:value-type="float" office:value="1.00981296398007" calcext:value-type="float">
            <text:p>1,00981296398007</text:p>
          </table:table-cell>
          <table:table-cell table:style-name="ce130" table:formula="of:=[.AG37]-[.$M$18]" office:value-type="float" office:value="611.281666666667" calcext:value-type="float">
            <text:p>611,281666666667</text:p>
          </table:table-cell>
          <table:table-cell table:style-name="ce131" table:formula="of:=[.AI37]/(1-[.AI37]*[.$W$13])" office:value-type="float" office:value="743.483967182261" calcext:value-type="float">
            <text:p>743,483967182261</text:p>
          </table:table-cell>
          <table:table-cell table:style-name="ce131" table:formula="of:=[.AI37]*[.AI37]/POWER(1-[.AI37]*[.$W$13]; 2)*[.$W$14]+1/POWER(1-[.AI37]*[.$W$13];2)*[.AH37]" office:value-type="float" office:value="24.2161777915901" calcext:value-type="float">
            <text:p>24,216177791590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743.483967182261" calcext:value-type="float">
            <text:p>743,483967182261</text:p>
          </table:table-cell>
          <table:table-cell office:value-type="float" office:value="24.2161777915901" calcext:value-type="float">
            <text:p>24,2161777915901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office:value-type="float" office:value="24254" calcext:value-type="float">
            <text:p>24254</text:p>
          </table:table-cell>
          <table:table-cell table:style-name="ce33" table:formula="of:=SQRT([.B38])" office:value-type="float" office:value="155.736957720382" calcext:value-type="float">
            <text:p>156</text:p>
          </table:table-cell>
          <table:table-cell table:style-name="ce16" table:formula="of:=[.B38]/60" office:value-type="float" office:value="404.233333333333" calcext:value-type="float">
            <text:p>404,23</text:p>
          </table:table-cell>
          <table:table-cell table:style-name="ce16" table:formula="of:=[.D38]-[.$M$18]" office:value-type="float" office:value="403.681666666667" calcext:value-type="float">
            <text:p>403,68</text:p>
          </table:table-cell>
          <table:table-cell table:style-name="ce16" table:formula="of:=[.C38]/60" office:value-type="float" office:value="2.59561596200636" calcext:value-type="float">
            <text:p>2,60</text:p>
          </table:table-cell>
          <table:table-cell table:style-name="ce16" table:formula="of:=[.E38]/(1-[.E38]*[.$W$13])" office:value-type="float" office:value="457.391408251378" calcext:value-type="float">
            <text:p>457,39</text:p>
          </table:table-cell>
          <table:table-cell table:style-name="ce15" table:formula="of:=[.G38]*[.G38]/POWER(1-[.G38]*[.$W$13]; 2)*[.$W$14]+1/POWER(1-[.G38]*[.$W$13];2)*[.F38]" office:value-type="float" office:value="14.8953272809841" calcext:value-type="float">
            <text:p>14,90</text:p>
          </table:table-cell>
          <table:table-cell/>
          <table:table-cell table:style-name="ce22"/>
          <table:table-cell table:style-name="ce83" office:value-type="string" calcext:value-type="string" table:number-columns-spanned="1" table:number-rows-spanned="2">
            <text:p>Tl 207</text:p>
            <text:p>beta c chapa</text:p>
          </table:table-cell>
          <table:table-cell table:style-name="ce21"/>
          <table:table-cell table:style-name="ce83" office:value-type="string" calcext:value-type="string" table:number-columns-spanned="1" table:number-rows-spanned="2">
            <text:p>Tl 207</text:p>
            <text:p>beta s chapa</text:p>
          </table:table-cell>
          <table:table-cell table:style-name="ce21"/>
          <table:table-cell table:style-name="ce83" office:value-type="string" calcext:value-type="string" table:number-columns-spanned="1" table:number-rows-spanned="2">
            <text:p>cs-137</text:p>
            <text:p>C cartão</text:p>
          </table:table-cell>
          <table:table-cell table:style-name="ce21"/>
          <table:table-cell table:style-name="ce83" office:value-type="string" calcext:value-type="string" table:number-columns-spanned="1" table:number-rows-spanned="2">
            <text:p>cs-137</text:p>
            <text:p>Sem cartão</text:p>
          </table:table-cell>
          <table:table-cell table:style-name="ce21"/>
          <table:table-cell table:number-columns-repeated="9"/>
          <table:table-cell table:style-name="ce124" office:value-type="float" office:value="37" calcext:value-type="float">
            <text:p>37</text:p>
          </table:table-cell>
          <table:table-cell table:style-name="ce125" table:formula="of:=[.AB38]*25" office:value-type="float" office:value="925" calcext:value-type="float">
            <text:p>925</text:p>
          </table:table-cell>
          <table:table-cell table:style-name="ce126"/>
          <table:table-cell table:style-name="ce127" office:value-type="float" office:value="3832" calcext:value-type="float">
            <text:p>3832</text:p>
          </table:table-cell>
          <table:table-cell table:style-name="ce127" table:formula="of:=SQRT([.AE38])" office:value-type="float" office:value="61.9031501621686" calcext:value-type="float">
            <text:p>61,9031501621686</text:p>
          </table:table-cell>
          <table:table-cell table:style-name="ce129" table:formula="of:=[.AE38]/6" office:value-type="float" office:value="638.666666666667" calcext:value-type="float">
            <text:p>638,666666666667</text:p>
          </table:table-cell>
          <table:table-cell table:style-name="ce129" table:formula="of:=[.AF38]/60" office:value-type="float" office:value="1.03171916936948" calcext:value-type="float">
            <text:p>1,03171916936948</text:p>
          </table:table-cell>
          <table:table-cell table:style-name="ce130" table:formula="of:=[.AG38]-[.$M$18]" office:value-type="float" office:value="638.115" calcext:value-type="float">
            <text:p>638,115</text:p>
          </table:table-cell>
          <table:table-cell table:style-name="ce131" table:formula="of:=[.AI38]/(1-[.AI38]*[.$W$13])" office:value-type="float" office:value="783.559362311284" calcext:value-type="float">
            <text:p>783,559362311284</text:p>
          </table:table-cell>
          <table:table-cell table:style-name="ce131" table:formula="of:=[.AI38]*[.AI38]/POWER(1-[.AI38]*[.$W$13]; 2)*[.$W$14]+1/POWER(1-[.AI38]*[.$W$13];2)*[.AH38]" office:value-type="float" office:value="26.7935667407713" calcext:value-type="float">
            <text:p>26,7935667407713</text:p>
          </table:table-cell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783.559362311284" calcext:value-type="float">
            <text:p>783,559362311284</text:p>
          </table:table-cell>
          <table:table-cell office:value-type="float" office:value="26.7935667407713" calcext:value-type="float">
            <text:p>26,7935667407713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table:number-columns-repeated="2"/>
          <table:table-cell table:style-name="ce16"/>
          <table:table-cell/>
          <table:table-cell table:style-name="ce16" table:number-columns-repeated="2"/>
          <table:table-cell table:style-name="ce26"/>
          <table:table-cell/>
          <table:table-cell table:style-name="ce22"/>
          <table:covered-table-cell/>
          <table:table-cell table:style-name="ce28" office:value-type="string" calcext:value-type="string">
            <text:p>erros</text:p>
          </table:table-cell>
          <table:covered-table-cell/>
          <table:table-cell table:style-name="ce28" office:value-type="string" calcext:value-type="string">
            <text:p>erros</text:p>
          </table:table-cell>
          <table:covered-table-cell/>
          <table:table-cell table:style-name="ce28" office:value-type="string" calcext:value-type="string">
            <text:p>erros</text:p>
          </table:table-cell>
          <table:covered-table-cell/>
          <table:table-cell table:style-name="ce28" office:value-type="string" calcext:value-type="string">
            <text:p>erros</text:p>
          </table:table-cell>
          <table:table-cell table:number-columns-repeated="9"/>
          <table:table-cell table:style-name="ce124" office:value-type="float" office:value="38" calcext:value-type="float">
            <text:p>38</text:p>
          </table:table-cell>
          <table:table-cell table:style-name="ce125" table:formula="of:=[.AB39]*25" office:value-type="float" office:value="950" calcext:value-type="float">
            <text:p>950</text:p>
          </table:table-cell>
          <table:table-cell table:style-name="ce126"/>
          <table:table-cell table:style-name="ce127" office:value-type="float" office:value="3803" calcext:value-type="float">
            <text:p>3803</text:p>
          </table:table-cell>
          <table:table-cell table:style-name="ce127" table:formula="of:=SQRT([.AE39])" office:value-type="float" office:value="61.6684684421464" calcext:value-type="float">
            <text:p>61,6684684421464</text:p>
          </table:table-cell>
          <table:table-cell table:style-name="ce129" table:formula="of:=[.AE39]/6" office:value-type="float" office:value="633.833333333333" calcext:value-type="float">
            <text:p>633,833333333333</text:p>
          </table:table-cell>
          <table:table-cell table:style-name="ce129" table:formula="of:=[.AF39]/60" office:value-type="float" office:value="1.02780780736911" calcext:value-type="float">
            <text:p>1,02780780736911</text:p>
          </table:table-cell>
          <table:table-cell table:style-name="ce130" table:formula="of:=[.AG39]-[.$M$18]" office:value-type="float" office:value="633.281666666667" calcext:value-type="float">
            <text:p>633,281666666667</text:p>
          </table:table-cell>
          <table:table-cell table:style-name="ce131" table:formula="of:=[.AI39]/(1-[.AI39]*[.$W$13])" office:value-type="float" office:value="776.284186019005" calcext:value-type="float">
            <text:p>776,284186019005</text:p>
          </table:table-cell>
          <table:table-cell table:style-name="ce131" table:formula="of:=[.AI39]*[.AI39]/POWER(1-[.AI39]*[.$W$13]; 2)*[.$W$14]+1/POWER(1-[.AI39]*[.$W$13];2)*[.AH39]" office:value-type="float" office:value="26.315850384595" calcext:value-type="float">
            <text:p>26,315850384595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776.284186019005" calcext:value-type="float">
            <text:p>776,284186019005</text:p>
          </table:table-cell>
          <table:table-cell office:value-type="float" office:value="26.315850384595" calcext:value-type="float">
            <text:p>26,315850384595</text:p>
          </table:table-cell>
          <table:table-cell table:number-columns-repeated="982"/>
        </table:table-row>
        <table:table-row table:style-name="ro1">
          <table:table-cell table:style-name="ce48" office:value-type="string" calcext:value-type="string">
            <text:p>5ª prateleira</text:p>
          </table:table-cell>
          <table:table-cell table:style-name="ce33" office:value-type="float" office:value="17424" calcext:value-type="float">
            <text:p>17424</text:p>
          </table:table-cell>
          <table:table-cell table:style-name="ce33" table:formula="of:=SQRT([.B40])" office:value-type="float" office:value="132" calcext:value-type="float">
            <text:p>132</text:p>
          </table:table-cell>
          <table:table-cell table:style-name="ce16" table:formula="of:=[.B40]/60" office:value-type="float" office:value="290.4" calcext:value-type="float">
            <text:p>290,40</text:p>
          </table:table-cell>
          <table:table-cell table:style-name="ce16" table:formula="of:=[.D40]-[.$M$18]" office:value-type="float" office:value="289.848333333333" calcext:value-type="float">
            <text:p>289,85</text:p>
          </table:table-cell>
          <table:table-cell table:style-name="ce16" table:formula="of:=[.C40]/60" office:value-type="float" office:value="2.2" calcext:value-type="float">
            <text:p>2,20</text:p>
          </table:table-cell>
          <table:table-cell table:style-name="ce16" table:formula="of:=[.E40]/(1-[.E40]*[.$W$13])" office:value-type="float" office:value="316.536627272999" calcext:value-type="float">
            <text:p>316,54</text:p>
          </table:table-cell>
          <table:table-cell table:style-name="ce15" table:formula="of:=[.G40]*[.G40]/POWER(1-[.G40]*[.$W$13]; 2)*[.$W$14]+1/POWER(1-[.G40]*[.$W$13];2)*[.F40]" office:value-type="float" office:value="7.66527960994" calcext:value-type="float">
            <text:p>7,67</text:p>
          </table:table-cell>
          <table:table-cell/>
          <table:table-cell table:style-name="ce35" office:value-type="string" calcext:value-type="string">
            <text:p>RATES</text:p>
          </table:table-cell>
          <table:table-cell table:style-name="ce77" table:formula="of:=[.K33]/60" office:value-type="float" office:value="35.39" calcext:value-type="float">
            <text:p>35,39</text:p>
          </table:table-cell>
          <table:table-cell table:style-name="ce74" table:formula="of:=[.L33]/60" office:value-type="float" office:value="0.768006076364851" calcext:value-type="float">
            <text:p>0,77</text:p>
          </table:table-cell>
          <table:table-cell table:style-name="ce77" table:formula="of:=[.M28]/60" office:value-type="float" office:value="85.8333333333333" calcext:value-type="float">
            <text:p>85,83</text:p>
          </table:table-cell>
          <table:table-cell table:style-name="ce74" table:formula="of:=[.N28]/60" office:value-type="float" office:value="1.19605834120061" calcext:value-type="float">
            <text:p>1,20</text:p>
          </table:table-cell>
          <table:table-cell table:style-name="ce77" table:formula="of:=[.O28]/60" office:value-type="float" office:value="40.4166666666667" calcext:value-type="float">
            <text:p>40,42</text:p>
          </table:table-cell>
          <table:table-cell table:style-name="ce74" table:formula="of:=[.P28]/60" office:value-type="float" office:value="0.820738150149675" calcext:value-type="float">
            <text:p>0,82</text:p>
          </table:table-cell>
          <table:table-cell table:style-name="ce73" table:formula="of:=[.Q28]/60" office:value-type="float" office:value="869.166666666667" calcext:value-type="float">
            <text:p>869,17</text:p>
          </table:table-cell>
          <table:table-cell table:style-name="ce74" table:formula="of:=[.R28]/60" office:value-type="float" office:value="3.80606241555641" calcext:value-type="float">
            <text:p>3,81</text:p>
          </table:table-cell>
          <table:table-cell table:number-columns-repeated="9"/>
          <table:table-cell table:style-name="ce124" office:value-type="float" office:value="39" calcext:value-type="float">
            <text:p>39</text:p>
          </table:table-cell>
          <table:table-cell table:style-name="ce125" table:formula="of:=[.AB40]*25" office:value-type="float" office:value="975" calcext:value-type="float">
            <text:p>975</text:p>
          </table:table-cell>
          <table:table-cell table:style-name="ce126"/>
          <table:table-cell table:style-name="ce127" office:value-type="float" office:value="3881" calcext:value-type="float">
            <text:p>3881</text:p>
          </table:table-cell>
          <table:table-cell table:style-name="ce127" table:formula="of:=SQRT([.AE40])" office:value-type="float" office:value="62.2976725086901" calcext:value-type="float">
            <text:p>62,2976725086901</text:p>
          </table:table-cell>
          <table:table-cell table:style-name="ce129" table:formula="of:=[.AE40]/6" office:value-type="float" office:value="646.833333333333" calcext:value-type="float">
            <text:p>646,833333333333</text:p>
          </table:table-cell>
          <table:table-cell table:style-name="ce129" table:formula="of:=[.AF40]/60" office:value-type="float" office:value="1.0382945418115" calcext:value-type="float">
            <text:p>1,0382945418115</text:p>
          </table:table-cell>
          <table:table-cell table:style-name="ce130" table:formula="of:=[.AG40]-[.$M$18]" office:value-type="float" office:value="646.281666666667" calcext:value-type="float">
            <text:p>646,281666666667</text:p>
          </table:table-cell>
          <table:table-cell table:style-name="ce131" table:formula="of:=[.AI40]/(1-[.AI40]*[.$W$13])" office:value-type="float" office:value="795.909148552947" calcext:value-type="float">
            <text:p>795,909148552947</text:p>
          </table:table-cell>
          <table:table-cell table:style-name="ce131" table:formula="of:=[.AI40]*[.AI40]/POWER(1-[.AI40]*[.$W$13]; 2)*[.$W$14]+1/POWER(1-[.AI40]*[.$W$13];2)*[.AH40]" office:value-type="float" office:value="27.6144812829694" calcext:value-type="float">
            <text:p>27,6144812829694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795.909148552947" calcext:value-type="float">
            <text:p>795,909148552947</text:p>
          </table:table-cell>
          <table:table-cell office:value-type="float" office:value="27.6144812829694" calcext:value-type="float">
            <text:p>27,6144812829694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office:value-type="float" office:value="17290" calcext:value-type="float">
            <text:p>17290</text:p>
          </table:table-cell>
          <table:table-cell table:style-name="ce33" table:formula="of:=SQRT([.B41])" office:value-type="float" office:value="131.491444588612" calcext:value-type="float">
            <text:p>131</text:p>
          </table:table-cell>
          <table:table-cell table:style-name="ce16" table:formula="of:=[.B41]/60" office:value-type="float" office:value="288.166666666667" calcext:value-type="float">
            <text:p>288,17</text:p>
          </table:table-cell>
          <table:table-cell table:style-name="ce16" table:formula="of:=[.D41]-[.$M$18]" office:value-type="float" office:value="287.615" calcext:value-type="float">
            <text:p>287,62</text:p>
          </table:table-cell>
          <table:table-cell table:style-name="ce16" table:formula="of:=[.C41]/60" office:value-type="float" office:value="2.19152407647687" calcext:value-type="float">
            <text:p>2,19</text:p>
          </table:table-cell>
          <table:table-cell table:style-name="ce16" table:formula="of:=[.E41]/(1-[.E41]*[.$W$13])" office:value-type="float" office:value="313.874971639467" calcext:value-type="float">
            <text:p>313,87</text:p>
          </table:table-cell>
          <table:table-cell table:style-name="ce15" table:formula="of:=[.G41]*[.G41]/POWER(1-[.G41]*[.$W$13]; 2)*[.$W$14]+1/POWER(1-[.G41]*[.$W$13];2)*[.F41]" office:value-type="float" office:value="7.55842727605898" calcext:value-type="float">
            <text:p>7,56</text:p>
          </table:table-cell>
          <table:table-cell/>
          <table:table-cell table:style-name="ce25" office:value-type="string" calcext:value-type="string">
            <text:p>RATES-BACKGROUND</text:p>
          </table:table-cell>
          <table:table-cell table:style-name="ce37" table:formula="of:=[.K40]-[.M18]" office:value-type="float" office:value="34.8383333333333" calcext:value-type="float">
            <text:p>34,84</text:p>
          </table:table-cell>
          <table:table-cell table:style-name="ce15" table:formula="of:=[.L40]" office:value-type="float" office:value="0.768006076364851" calcext:value-type="float">
            <text:p>0,77</text:p>
          </table:table-cell>
          <table:table-cell table:style-name="ce37" table:formula="of:=[.M40]-[.O18]" office:value-type="float" office:value="85.8333333333333" calcext:value-type="float">
            <text:p>85,83</text:p>
          </table:table-cell>
          <table:table-cell table:style-name="ce15" table:formula="of:=[.N40]" office:value-type="float" office:value="1.19605834120061" calcext:value-type="float">
            <text:p>1,20</text:p>
          </table:table-cell>
          <table:table-cell table:style-name="ce37" table:formula="of:=[.O40]-[.R18]" office:value-type="float" office:value="40.4166666666667" calcext:value-type="float">
            <text:p>40,42</text:p>
          </table:table-cell>
          <table:table-cell table:style-name="ce15" table:formula="of:=[.P40]" office:value-type="float" office:value="0.820738150149675" calcext:value-type="float">
            <text:p>0,82</text:p>
          </table:table-cell>
          <table:table-cell table:style-name="ce16" table:formula="of:=[.Q40]-[.T18]" office:value-type="float" office:value="869.166666666667" calcext:value-type="float">
            <text:p>869,17</text:p>
          </table:table-cell>
          <table:table-cell table:style-name="ce15" table:formula="of:=[.R40]" office:value-type="float" office:value="3.80606241555641" calcext:value-type="float">
            <text:p>3,81</text:p>
          </table:table-cell>
          <table:table-cell table:number-columns-repeated="9"/>
          <table:table-cell table:style-name="ce124" office:value-type="float" office:value="40" calcext:value-type="float">
            <text:p>40</text:p>
          </table:table-cell>
          <table:table-cell table:style-name="ce125" table:formula="of:=[.AB41]*25" office:value-type="float" office:value="1000" calcext:value-type="float">
            <text:p>1000</text:p>
          </table:table-cell>
          <table:table-cell table:style-name="ce126"/>
          <table:table-cell table:style-name="ce127" office:value-type="float" office:value="3959" calcext:value-type="float">
            <text:p>3959</text:p>
          </table:table-cell>
          <table:table-cell table:style-name="ce127" table:formula="of:=SQRT([.AE41])" office:value-type="float" office:value="62.9205848669575" calcext:value-type="float">
            <text:p>62,9205848669575</text:p>
          </table:table-cell>
          <table:table-cell table:style-name="ce129" table:formula="of:=[.AE41]/6" office:value-type="float" office:value="659.833333333333" calcext:value-type="float">
            <text:p>659,833333333333</text:p>
          </table:table-cell>
          <table:table-cell table:style-name="ce129" table:formula="of:=[.AF41]/60" office:value-type="float" office:value="1.04867641444929" calcext:value-type="float">
            <text:p>1,04867641444929</text:p>
          </table:table-cell>
          <table:table-cell table:style-name="ce130" table:formula="of:=[.AG41]-[.$M$18]" office:value-type="float" office:value="659.281666666667" calcext:value-type="float">
            <text:p>659,281666666667</text:p>
          </table:table-cell>
          <table:table-cell table:style-name="ce131" table:formula="of:=[.AI41]/(1-[.AI41]*[.$W$13])" office:value-type="float" office:value="815.717755252293" calcext:value-type="float">
            <text:p>815,717755252293</text:p>
          </table:table-cell>
          <table:table-cell table:style-name="ce131" table:formula="of:=[.AI41]*[.AI41]/POWER(1-[.AI41]*[.$W$13]; 2)*[.$W$14]+1/POWER(1-[.AI41]*[.$W$13];2)*[.AH41]" office:value-type="float" office:value="28.9574305247453" calcext:value-type="float">
            <text:p>28,957430524745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15.717755252293" calcext:value-type="float">
            <text:p>815,717755252293</text:p>
          </table:table-cell>
          <table:table-cell office:value-type="float" office:value="28.9574305247453" calcext:value-type="float">
            <text:p>28,9574305247453</text:p>
          </table:table-cell>
          <table:table-cell table:number-columns-repeated="982"/>
        </table:table-row>
        <table:table-row table:style-name="ro1">
          <table:table-cell table:style-name="ce22"/>
          <table:table-cell table:style-name="ce33" table:number-columns-repeated="2"/>
          <table:table-cell table:style-name="ce16"/>
          <table:table-cell/>
          <table:table-cell table:style-name="ce16" table:number-columns-repeated="2"/>
          <table:table-cell table:style-name="ce26"/>
          <table:table-cell/>
          <table:table-cell table:style-name="ce65" office:value-type="string" calcext:value-type="string">
            <text:p>CORRIGIDO</text:p>
          </table:table-cell>
          <table:table-cell table:style-name="ce38" table:formula="of:=[.K41]/(1-[.K41]*[.$W$13])" office:value-type="float" office:value="35.1950015356302" calcext:value-type="float">
            <text:p>35,20</text:p>
          </table:table-cell>
          <table:table-cell table:style-name="ce39" table:formula="of:=[.K41]*[.K41]/POWER(1-[.K41]*[.$W$13]; 2)*[.$W$14]+1/POWER(1-[.K41]*[.$W$13];2)*[.L41]" office:value-type="float" office:value="0.834730043987988" calcext:value-type="float">
            <text:p>0,83</text:p>
          </table:table-cell>
          <table:table-cell table:style-name="ce38" table:formula="of:=[.M41]/(1-[.M41]*[.$W$13])" office:value-type="float" office:value="88.0312897554272" calcext:value-type="float">
            <text:p>88,03</text:p>
          </table:table-cell>
          <table:table-cell table:style-name="ce39" table:formula="of:=[.M41]*[.M41]/POWER(1-[.M41]*[.$W$13]; 2)*[.$W$14]+1/POWER(1-[.M41]*[.$W$13];2)*[.N41]" office:value-type="float" office:value="1.57665294867585" calcext:value-type="float">
            <text:p>1,58</text:p>
          </table:table-cell>
          <table:table-cell table:style-name="ce38" table:formula="of:=[.O41]/(1-[.O41]*[.$W$13])" office:value-type="float" office:value="40.897487363592" calcext:value-type="float">
            <text:p>40,90</text:p>
          </table:table-cell>
          <table:table-cell table:style-name="ce39" table:formula="of:=[.O41]*[.O41]/POWER(1-[.O41]*[.$W$13]; 2)*[.$W$14]+1/POWER(1-[.O41]*[.$W$13];2)*[.P41]" office:value-type="float" office:value="0.909137118480162" calcext:value-type="float">
            <text:p>0,91</text:p>
          </table:table-cell>
          <table:table-cell table:style-name="ce52" table:formula="of:=[.Q41]/(1-[.Q41]*[.$W$13])" office:value-type="float" office:value="1163.2787715921" calcext:value-type="float">
            <text:p>1163,28</text:p>
          </table:table-cell>
          <table:table-cell table:style-name="ce39" table:formula="of:=[.Q41]*[.Q41]/POWER(1-[.Q41]*[.$W$13]; 2)*[.$W$14]+1/POWER(1-[.Q41]*[.$W$13];2)*[.R41]" office:value-type="float" office:value="62.4436596352916" calcext:value-type="float">
            <text:p>62,44</text:p>
          </table:table-cell>
          <table:table-cell table:number-columns-repeated="9"/>
          <table:table-cell table:style-name="ce124" office:value-type="float" office:value="41" calcext:value-type="float">
            <text:p>41</text:p>
          </table:table-cell>
          <table:table-cell table:style-name="ce125" table:formula="of:=[.AB42]*25" office:value-type="float" office:value="1025" calcext:value-type="float">
            <text:p>1025</text:p>
          </table:table-cell>
          <table:table-cell table:style-name="ce126"/>
          <table:table-cell table:style-name="ce127" office:value-type="float" office:value="4009" calcext:value-type="float">
            <text:p>4009</text:p>
          </table:table-cell>
          <table:table-cell table:style-name="ce127" table:formula="of:=SQRT([.AE42])" office:value-type="float" office:value="63.3166644731069" calcext:value-type="float">
            <text:p>63,3166644731069</text:p>
          </table:table-cell>
          <table:table-cell table:style-name="ce129" table:formula="of:=[.AE42]/6" office:value-type="float" office:value="668.166666666667" calcext:value-type="float">
            <text:p>668,166666666667</text:p>
          </table:table-cell>
          <table:table-cell table:style-name="ce129" table:formula="of:=[.AF42]/60" office:value-type="float" office:value="1.05527774121845" calcext:value-type="float">
            <text:p>1,05527774121845</text:p>
          </table:table-cell>
          <table:table-cell table:style-name="ce130" table:formula="of:=[.AG42]-[.$M$18]" office:value-type="float" office:value="667.615" calcext:value-type="float">
            <text:p>667,615</text:p>
          </table:table-cell>
          <table:table-cell table:style-name="ce131" table:formula="of:=[.AI42]/(1-[.AI42]*[.$W$13])" office:value-type="float" office:value="828.513368499738" calcext:value-type="float">
            <text:p>828,513368499738</text:p>
          </table:table-cell>
          <table:table-cell table:style-name="ce131" table:formula="of:=[.AI42]*[.AI42]/POWER(1-[.AI42]*[.$W$13]; 2)*[.$W$14]+1/POWER(1-[.AI42]*[.$W$13];2)*[.AH42]" office:value-type="float" office:value="29.8421069684978" calcext:value-type="float">
            <text:p>29,8421069684978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828.513368499738" calcext:value-type="float">
            <text:p>828,513368499738</text:p>
          </table:table-cell>
          <table:table-cell office:value-type="float" office:value="29.8421069684978" calcext:value-type="float">
            <text:p>29,8421069684978</text:p>
          </table:table-cell>
          <table:table-cell table:number-columns-repeated="982"/>
        </table:table-row>
        <table:table-row table:style-name="ro1">
          <table:table-cell table:style-name="ce48" office:value-type="string" calcext:value-type="string">
            <text:p>6ª prateleira</text:p>
          </table:table-cell>
          <table:table-cell table:style-name="ce33" office:value-type="float" office:value="13559" calcext:value-type="float">
            <text:p>13559</text:p>
          </table:table-cell>
          <table:table-cell table:style-name="ce33" table:formula="of:=SQRT([.B43])" office:value-type="float" office:value="116.443119161245" calcext:value-type="float">
            <text:p>116</text:p>
          </table:table-cell>
          <table:table-cell table:style-name="ce16" table:formula="of:=[.B43]/60" office:value-type="float" office:value="225.983333333333" calcext:value-type="float">
            <text:p>225,98</text:p>
          </table:table-cell>
          <table:table-cell table:style-name="ce16" table:formula="of:=[.D43]-[.$M$18]" office:value-type="float" office:value="225.431666666667" calcext:value-type="float">
            <text:p>225,43</text:p>
          </table:table-cell>
          <table:table-cell table:style-name="ce16" table:formula="of:=[.C43]/60" office:value-type="float" office:value="1.94071865268742" calcext:value-type="float">
            <text:p>1,94</text:p>
          </table:table-cell>
          <table:table-cell table:style-name="ce16" table:formula="of:=[.E43]/(1-[.E43]*[.$W$13])" office:value-type="float" office:value="241.251853755595" calcext:value-type="float">
            <text:p>241,25</text:p>
          </table:table-cell>
          <table:table-cell table:style-name="ce15" table:formula="of:=[.G43]*[.G43]/POWER(1-[.G43]*[.$W$13]; 2)*[.$W$14]+1/POWER(1-[.G43]*[.$W$13];2)*[.F43]" office:value-type="float" office:value="5.01198725894502" calcext:value-type="float">
            <text:p>5,01</text:p>
          </table:table-cell>
          <table:table-cell/>
          <table:table-cell table:style-name="ce22"/>
          <table:table-cell table:number-columns-repeated="7"/>
          <table:table-cell table:style-name="ce26"/>
          <table:table-cell table:number-columns-repeated="9"/>
          <table:table-cell table:style-name="ce124" office:value-type="float" office:value="42" calcext:value-type="float">
            <text:p>42</text:p>
          </table:table-cell>
          <table:table-cell table:style-name="ce125" table:formula="of:=[.AB43]*25" office:value-type="float" office:value="1050" calcext:value-type="float">
            <text:p>1050</text:p>
          </table:table-cell>
          <table:table-cell table:style-name="ce126"/>
          <table:table-cell table:style-name="ce127" office:value-type="float" office:value="4010" calcext:value-type="float">
            <text:p>4010</text:p>
          </table:table-cell>
          <table:table-cell table:style-name="ce127" table:formula="of:=SQRT([.AE43])" office:value-type="float" office:value="63.3245607959503" calcext:value-type="float">
            <text:p>63,3245607959503</text:p>
          </table:table-cell>
          <table:table-cell table:style-name="ce129" table:formula="of:=[.AE43]/6" office:value-type="float" office:value="668.333333333333" calcext:value-type="float">
            <text:p>668,333333333333</text:p>
          </table:table-cell>
          <table:table-cell table:style-name="ce129" table:formula="of:=[.AF43]/60" office:value-type="float" office:value="1.05540934659917" calcext:value-type="float">
            <text:p>1,05540934659917</text:p>
          </table:table-cell>
          <table:table-cell table:style-name="ce130" table:formula="of:=[.AG43]-[.$M$18]" office:value-type="float" office:value="667.781666666667" calcext:value-type="float">
            <text:p>667,781666666667</text:p>
          </table:table-cell>
          <table:table-cell table:style-name="ce131" table:formula="of:=[.AI43]/(1-[.AI43]*[.$W$13])" office:value-type="float" office:value="828.770066064737" calcext:value-type="float">
            <text:p>828,770066064737</text:p>
          </table:table-cell>
          <table:table-cell table:style-name="ce131" table:formula="of:=[.AI43]*[.AI43]/POWER(1-[.AI43]*[.$W$13]; 2)*[.$W$14]+1/POWER(1-[.AI43]*[.$W$13];2)*[.AH43]" office:value-type="float" office:value="29.8599927918806" calcext:value-type="float">
            <text:p>29,8599927918806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828.770066064737" calcext:value-type="float">
            <text:p>828,770066064737</text:p>
          </table:table-cell>
          <table:table-cell office:value-type="float" office:value="29.8599927918806" calcext:value-type="float">
            <text:p>29,8599927918806</text:p>
          </table:table-cell>
          <table:table-cell table:number-columns-repeated="982"/>
        </table:table-row>
        <table:table-row table:style-name="ro1">
          <table:table-cell table:style-name="ce27"/>
          <table:table-cell table:style-name="ce10" table:number-columns-repeated="6"/>
          <table:table-cell table:style-name="ce28"/>
          <table:table-cell/>
          <table:table-cell table:style-name="ce22"/>
          <table:table-cell table:number-columns-repeated="7"/>
          <table:table-cell table:style-name="ce26"/>
          <table:table-cell table:number-columns-repeated="9"/>
          <table:table-cell table:style-name="ce124" office:value-type="float" office:value="43" calcext:value-type="float">
            <text:p>43</text:p>
          </table:table-cell>
          <table:table-cell table:style-name="ce125" table:formula="of:=[.AB44]*25" office:value-type="float" office:value="1075" calcext:value-type="float">
            <text:p>1075</text:p>
          </table:table-cell>
          <table:table-cell table:style-name="ce126"/>
          <table:table-cell table:style-name="ce127" office:value-type="float" office:value="4050" calcext:value-type="float">
            <text:p>4050</text:p>
          </table:table-cell>
          <table:table-cell table:style-name="ce127" table:formula="of:=SQRT([.AE44])" office:value-type="float" office:value="63.6396103067893" calcext:value-type="float">
            <text:p>63,6396103067893</text:p>
          </table:table-cell>
          <table:table-cell table:style-name="ce129" table:formula="of:=[.AE44]/6" office:value-type="float" office:value="675" calcext:value-type="float">
            <text:p>675</text:p>
          </table:table-cell>
          <table:table-cell table:style-name="ce129" table:formula="of:=[.AF44]/60" office:value-type="float" office:value="1.06066017177982" calcext:value-type="float">
            <text:p>1,06066017177982</text:p>
          </table:table-cell>
          <table:table-cell table:style-name="ce130" table:formula="of:=[.AG44]-[.$M$18]" office:value-type="float" office:value="674.448333333333" calcext:value-type="float">
            <text:p>674,448333333333</text:p>
          </table:table-cell>
          <table:table-cell table:style-name="ce131" table:formula="of:=[.AI44]/(1-[.AI44]*[.$W$13])" office:value-type="float" office:value="839.063360053295" calcext:value-type="float">
            <text:p>839,063360053295</text:p>
          </table:table-cell>
          <table:table-cell table:style-name="ce131" table:formula="of:=[.AI44]*[.AI44]/POWER(1-[.AI44]*[.$W$13]; 2)*[.$W$14]+1/POWER(1-[.AI44]*[.$W$13];2)*[.AH44]" office:value-type="float" office:value="30.5816679065253" calcext:value-type="float">
            <text:p>30,5816679065253</text:p>
          </table:table-cell>
          <table:table-cell table:number-columns-repeated="2"/>
          <table:table-cell office:value-type="float" office:value="1075" calcext:value-type="float">
            <text:p>1075</text:p>
          </table:table-cell>
          <table:table-cell office:value-type="float" office:value="839.063360053295" calcext:value-type="float">
            <text:p>839,063360053295</text:p>
          </table:table-cell>
          <table:table-cell office:value-type="float" office:value="30.5816679065253" calcext:value-type="float">
            <text:p>30,5816679065253</text:p>
          </table:table-cell>
          <table:table-cell table:number-columns-repeated="982"/>
        </table:table-row>
        <table:table-row table:style-name="ro1">
          <table:table-cell table:style-name="ce1" table:number-columns-repeated="3"/>
          <table:table-cell table:number-columns-repeated="6"/>
          <table:table-cell table:style-name="ce22"/>
          <table:table-cell table:number-columns-repeated="7"/>
          <table:table-cell table:style-name="ce26"/>
          <table:table-cell table:number-columns-repeated="9"/>
          <table:table-cell table:style-name="ce124" office:value-type="float" office:value="44" calcext:value-type="float">
            <text:p>44</text:p>
          </table:table-cell>
          <table:table-cell table:style-name="ce125" table:formula="of:=[.AB45]*25" office:value-type="float" office:value="1100" calcext:value-type="float">
            <text:p>1100</text:p>
          </table:table-cell>
          <table:table-cell table:style-name="ce126"/>
          <table:table-cell table:style-name="ce127" office:value-type="float" office:value="4119" calcext:value-type="float">
            <text:p>4119</text:p>
          </table:table-cell>
          <table:table-cell table:style-name="ce127" table:formula="of:=SQRT([.AE45])" office:value-type="float" office:value="64.1794359588802" calcext:value-type="float">
            <text:p>64,1794359588802</text:p>
          </table:table-cell>
          <table:table-cell table:style-name="ce129" table:formula="of:=[.AE45]/6" office:value-type="float" office:value="686.5" calcext:value-type="float">
            <text:p>686,5</text:p>
          </table:table-cell>
          <table:table-cell table:style-name="ce129" table:formula="of:=[.AF45]/60" office:value-type="float" office:value="1.06965726598134" calcext:value-type="float">
            <text:p>1,06965726598134</text:p>
          </table:table-cell>
          <table:table-cell table:style-name="ce130" table:formula="of:=[.AG45]-[.$M$18]" office:value-type="float" office:value="685.948333333333" calcext:value-type="float">
            <text:p>685,948333333333</text:p>
          </table:table-cell>
          <table:table-cell table:style-name="ce131" table:formula="of:=[.AI45]/(1-[.AI45]*[.$W$13])" office:value-type="float" office:value="856.93651226004" calcext:value-type="float">
            <text:p>856,93651226004</text:p>
          </table:table-cell>
          <table:table-cell table:style-name="ce131" table:formula="of:=[.AI45]*[.AI45]/POWER(1-[.AI45]*[.$W$13]; 2)*[.$W$14]+1/POWER(1-[.AI45]*[.$W$13];2)*[.AH45]" office:value-type="float" office:value="31.8555132061914" calcext:value-type="float">
            <text:p>31,8555132061914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856.93651226004" calcext:value-type="float">
            <text:p>856,93651226004</text:p>
          </table:table-cell>
          <table:table-cell office:value-type="float" office:value="31.8555132061914" calcext:value-type="float">
            <text:p>31,8555132061914</text:p>
          </table:table-cell>
          <table:table-cell table:number-columns-repeated="982"/>
        </table:table-row>
        <table:table-row table:style-name="ro1">
          <table:table-cell table:style-name="ce1" table:number-columns-repeated="3"/>
          <table:table-cell table:number-columns-repeated="6"/>
          <table:table-cell table:style-name="ce22"/>
          <table:table-cell table:number-columns-repeated="2"/>
          <table:table-cell office:value-type="string" calcext:value-type="string">
            <text:p>tempo de aquisição:60s</text:p>
          </table:table-cell>
          <table:table-cell/>
          <table:table-cell office:value-type="string" calcext:value-type="string">
            <text:p>tempo de aq 60s</text:p>
          </table:table-cell>
          <table:table-cell table:number-columns-repeated="2"/>
          <table:table-cell table:style-name="ce26"/>
          <table:table-cell table:number-columns-repeated="9"/>
          <table:table-cell table:style-name="ce124" office:value-type="float" office:value="45" calcext:value-type="float">
            <text:p>45</text:p>
          </table:table-cell>
          <table:table-cell table:style-name="ce125" table:formula="of:=[.AB46]*25" office:value-type="float" office:value="1125" calcext:value-type="float">
            <text:p>1125</text:p>
          </table:table-cell>
          <table:table-cell table:style-name="ce126"/>
          <table:table-cell table:style-name="ce127" office:value-type="float" office:value="4260" calcext:value-type="float">
            <text:p>4260</text:p>
          </table:table-cell>
          <table:table-cell table:style-name="ce127" table:formula="of:=SQRT([.AE46])" office:value-type="float" office:value="65.2686754883229" calcext:value-type="float">
            <text:p>65,2686754883229</text:p>
          </table:table-cell>
          <table:table-cell table:style-name="ce129" table:formula="of:=[.AE46]/6" office:value-type="float" office:value="710" calcext:value-type="float">
            <text:p>710</text:p>
          </table:table-cell>
          <table:table-cell table:style-name="ce129" table:formula="of:=[.AF46]/60" office:value-type="float" office:value="1.08781125813871" calcext:value-type="float">
            <text:p>1,08781125813871</text:p>
          </table:table-cell>
          <table:table-cell table:style-name="ce130" table:formula="of:=[.AG46]-[.$M$18]" office:value-type="float" office:value="709.448333333333" calcext:value-type="float">
            <text:p>709,448333333333</text:p>
          </table:table-cell>
          <table:table-cell table:style-name="ce131" table:formula="of:=[.AI46]/(1-[.AI46]*[.$W$13])" office:value-type="float" office:value="893.92845086045" calcext:value-type="float">
            <text:p>893,92845086045</text:p>
          </table:table-cell>
          <table:table-cell table:style-name="ce131" table:formula="of:=[.AI46]*[.AI46]/POWER(1-[.AI46]*[.$W$13]; 2)*[.$W$14]+1/POWER(1-[.AI46]*[.$W$13];2)*[.AH46]" office:value-type="float" office:value="34.5755962741193" calcext:value-type="float">
            <text:p>34,5755962741193</text:p>
          </table:table-cell>
          <table:table-cell table:number-columns-repeated="2"/>
          <table:table-cell office:value-type="float" office:value="1125" calcext:value-type="float">
            <text:p>1125</text:p>
          </table:table-cell>
          <table:table-cell office:value-type="float" office:value="893.92845086045" calcext:value-type="float">
            <text:p>893,92845086045</text:p>
          </table:table-cell>
          <table:table-cell office:value-type="float" office:value="34.5755962741193" calcext:value-type="float">
            <text:p>34,5755962741193</text:p>
          </table:table-cell>
          <table:table-cell table:number-columns-repeated="982"/>
        </table:table-row>
        <table:table-row table:style-name="ro1">
          <table:table-cell table:style-name="ce1" table:number-columns-repeated="3"/>
          <table:table-cell table:number-columns-repeated="6"/>
          <table:table-cell table:style-name="ce27"/>
          <table:table-cell table:style-name="ce10" table:number-columns-repeated="7"/>
          <table:table-cell table:style-name="ce28"/>
          <table:table-cell table:number-columns-repeated="9"/>
          <table:table-cell table:style-name="ce124" office:value-type="float" office:value="46" calcext:value-type="float">
            <text:p>46</text:p>
          </table:table-cell>
          <table:table-cell table:style-name="ce125" table:formula="of:=[.AB47]*25" office:value-type="float" office:value="1150" calcext:value-type="float">
            <text:p>1150</text:p>
          </table:table-cell>
          <table:table-cell table:style-name="ce126"/>
          <table:table-cell table:style-name="ce127" office:value-type="float" office:value="4285" calcext:value-type="float">
            <text:p>4285</text:p>
          </table:table-cell>
          <table:table-cell table:style-name="ce127" table:formula="of:=SQRT([.AE47])" office:value-type="float" office:value="65.4599113962126" calcext:value-type="float">
            <text:p>65,4599113962126</text:p>
          </table:table-cell>
          <table:table-cell table:style-name="ce129" table:formula="of:=[.AE47]/6" office:value-type="float" office:value="714.166666666667" calcext:value-type="float">
            <text:p>714,166666666667</text:p>
          </table:table-cell>
          <table:table-cell table:style-name="ce129" table:formula="of:=[.AF47]/60" office:value-type="float" office:value="1.09099852327021" calcext:value-type="float">
            <text:p>1,09099852327021</text:p>
          </table:table-cell>
          <table:table-cell table:style-name="ce130" table:formula="of:=[.AG47]-[.$M$18]" office:value-type="float" office:value="713.615" calcext:value-type="float">
            <text:p>713,615</text:p>
          </table:table-cell>
          <table:table-cell table:style-name="ce131" table:formula="of:=[.AI47]/(1-[.AI47]*[.$W$13])" office:value-type="float" office:value="900.553917856568" calcext:value-type="float">
            <text:p>900,553917856568</text:p>
          </table:table-cell>
          <table:table-cell table:style-name="ce131" table:formula="of:=[.AI47]*[.AI47]/POWER(1-[.AI47]*[.$W$13]; 2)*[.$W$14]+1/POWER(1-[.AI47]*[.$W$13];2)*[.AH47]" office:value-type="float" office:value="35.0746857552542" calcext:value-type="float">
            <text:p>35,0746857552542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00.553917856568" calcext:value-type="float">
            <text:p>900,553917856568</text:p>
          </table:table-cell>
          <table:table-cell office:value-type="float" office:value="35.0746857552542" calcext:value-type="float">
            <text:p>35,0746857552542</text:p>
          </table:table-cell>
          <table:table-cell table:number-columns-repeated="982"/>
        </table:table-row>
        <table:table-row table:style-name="ro1">
          <table:table-cell table:style-name="ce1" table:number-columns-repeated="3"/>
          <table:table-cell table:number-columns-repeated="24"/>
          <table:table-cell table:style-name="ce124" office:value-type="float" office:value="47" calcext:value-type="float">
            <text:p>47</text:p>
          </table:table-cell>
          <table:table-cell table:style-name="ce125" table:formula="of:=[.AB48]*25" office:value-type="float" office:value="1175" calcext:value-type="float">
            <text:p>1175</text:p>
          </table:table-cell>
          <table:table-cell table:style-name="ce126"/>
          <table:table-cell table:style-name="ce127" office:value-type="float" office:value="4332" calcext:value-type="float">
            <text:p>4332</text:p>
          </table:table-cell>
          <table:table-cell table:style-name="ce127" table:formula="of:=SQRT([.AE48])" office:value-type="float" office:value="65.8179306876173" calcext:value-type="float">
            <text:p>65,8179306876173</text:p>
          </table:table-cell>
          <table:table-cell table:style-name="ce129" table:formula="of:=[.AE48]/6" office:value-type="float" office:value="722" calcext:value-type="float">
            <text:p>722</text:p>
          </table:table-cell>
          <table:table-cell table:style-name="ce129" table:formula="of:=[.AF48]/60" office:value-type="float" office:value="1.09696551146029" calcext:value-type="float">
            <text:p>1,09696551146029</text:p>
          </table:table-cell>
          <table:table-cell table:style-name="ce130" table:formula="of:=[.AG48]-[.$M$18]" office:value-type="float" office:value="721.448333333333" calcext:value-type="float">
            <text:p>721,448333333333</text:p>
          </table:table-cell>
          <table:table-cell table:style-name="ce131" table:formula="of:=[.AI48]/(1-[.AI48]*[.$W$13])" office:value-type="float" office:value="913.064823083592" calcext:value-type="float">
            <text:p>913,064823083592</text:p>
          </table:table-cell>
          <table:table-cell table:style-name="ce131" table:formula="of:=[.AI48]*[.AI48]/POWER(1-[.AI48]*[.$W$13]; 2)*[.$W$14]+1/POWER(1-[.AI48]*[.$W$13];2)*[.AH48]" office:value-type="float" office:value="36.0269847188066" calcext:value-type="float">
            <text:p>36,0269847188066</text:p>
          </table:table-cell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913.064823083592" calcext:value-type="float">
            <text:p>913,064823083592</text:p>
          </table:table-cell>
          <table:table-cell office:value-type="float" office:value="36.0269847188066" calcext:value-type="float">
            <text:p>36,0269847188066</text:p>
          </table:table-cell>
          <table:table-cell table:number-columns-repeated="982"/>
        </table:table-row>
        <table:table-row table:style-name="ro1">
          <table:table-cell table:style-name="Default" table:number-columns-repeated="4"/>
          <table:table-cell table:number-columns-repeated="23"/>
          <table:table-cell table:style-name="ce124" office:value-type="float" office:value="48" calcext:value-type="float">
            <text:p>48</text:p>
          </table:table-cell>
          <table:table-cell table:style-name="ce125" table:formula="of:=[.AB49]*25" office:value-type="float" office:value="1200" calcext:value-type="float">
            <text:p>1200</text:p>
          </table:table-cell>
          <table:table-cell table:style-name="ce126"/>
          <table:table-cell table:style-name="ce127" office:value-type="float" office:value="4550" calcext:value-type="float">
            <text:p>4550</text:p>
          </table:table-cell>
          <table:table-cell table:style-name="ce127" table:formula="of:=SQRT([.AE49])" office:value-type="float" office:value="67.4536878161602" calcext:value-type="float">
            <text:p>67,4536878161602</text:p>
          </table:table-cell>
          <table:table-cell table:style-name="ce129" table:formula="of:=[.AE49]/6" office:value-type="float" office:value="758.333333333333" calcext:value-type="float">
            <text:p>758,333333333333</text:p>
          </table:table-cell>
          <table:table-cell table:style-name="ce129" table:formula="of:=[.AF49]/60" office:value-type="float" office:value="1.12422813026934" calcext:value-type="float">
            <text:p>1,12422813026934</text:p>
          </table:table-cell>
          <table:table-cell table:style-name="ce130" table:formula="of:=[.AG49]-[.$M$18]" office:value-type="float" office:value="757.781666666667" calcext:value-type="float">
            <text:p>757,781666666667</text:p>
          </table:table-cell>
          <table:table-cell table:style-name="ce131" table:formula="of:=[.AI49]/(1-[.AI49]*[.$W$13])" office:value-type="float" office:value="972.050469118964" calcext:value-type="float">
            <text:p>972,050469118964</text:p>
          </table:table-cell>
          <table:table-cell table:style-name="ce131" table:formula="of:=[.AI49]*[.AI49]/POWER(1-[.AI49]*[.$W$13]; 2)*[.$W$14]+1/POWER(1-[.AI49]*[.$W$13];2)*[.AH49]" office:value-type="float" office:value="40.6906307832708" calcext:value-type="float">
            <text:p>40,6906307832708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972.050469118964" calcext:value-type="float">
            <text:p>972,050469118964</text:p>
          </table:table-cell>
          <table:table-cell office:value-type="float" office:value="40.6906307832708" calcext:value-type="float">
            <text:p>40,6906307832708</text:p>
          </table:table-cell>
          <table:table-cell table:number-columns-repeated="982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9" office:value-type="string" calcext:value-type="string">
            <text:p>MATERIAIS</text:p>
          </table:table-cell>
          <table:table-cell table:style-name="ce20" table:number-columns-repeated="9"/>
          <table:table-cell table:style-name="ce21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table-cell table:number-columns-repeated="9"/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table-cell table:style-name="ce49" office:value-type="string" calcext:value-type="string" table:number-columns-spanned="1" table:number-rows-spanned="13">
            <text:p>60 s</text:p>
            <text:p>segunda</text:p>
            <text:p>Prateleira</text:p>
          </table:table-cell>
          <table:table-cell table:style-name="ce36" office:value-type="string" calcext:value-type="string">
            <text:p>Alta esp mássica 1:</text:p>
          </table:table-cell>
          <table:table-cell table:style-name="ce35" office:value-type="string" calcext:value-type="string">
            <text:p>metal</text:p>
          </table:table-cell>
          <table:table-cell table:style-name="ce36" office:value-type="string" calcext:value-type="string">
            <text:p>erros</text:p>
          </table:table-cell>
          <table:table-cell table:style-name="ce35" office:value-type="string" calcext:value-type="string">
            <text:p>RATE</text:p>
          </table:table-cell>
          <table:table-cell table:style-name="ce46" office:value-type="string" calcext:value-type="string">
            <text:p>BACKGROUND</text:p>
          </table:table-cell>
          <table:table-cell table:style-name="ce36" office:value-type="string" calcext:value-type="string">
            <text:p>erros</text:p>
          </table:table-cell>
          <table:table-cell table:style-name="ce35" office:value-type="string" calcext:value-type="string">
            <text:p>CORRIGIDO</text:p>
          </table:table-cell>
          <table:table-cell table:style-name="ce36" office:value-type="string" calcext:value-type="string">
            <text:p>erros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 office:value-type="string" calcext:value-type="string">
            <text:p>Tálio</text:p>
          </table:table-cell>
          <table:table-cell table:style-name="ce42" office:value-type="float" office:value="40" calcext:value-type="float">
            <text:p>40</text:p>
          </table:table-cell>
          <table:table-cell table:style-name="ce34" table:formula="of:=SQRT([.M53])" office:value-type="float" office:value="6.32455532033676" calcext:value-type="float">
            <text:p>6</text:p>
          </table:table-cell>
          <table:table-cell table:style-name="ce37" table:formula="of:=[.M53]/60" office:value-type="float" office:value="0.666666666666667" calcext:value-type="float">
            <text:p>0,67</text:p>
          </table:table-cell>
          <table:table-cell table:style-name="ce16" table:formula="of:=[.O53]-[.$M$18]" office:value-type="float" office:value="0.115" calcext:value-type="float">
            <text:p>0,12</text:p>
          </table:table-cell>
          <table:table-cell table:style-name="ce15" table:formula="of:=MAX([.N53]/60;[.$M$18])" office:value-type="float" office:value="0.551666666666667" calcext:value-type="float">
            <text:p>0,55</text:p>
          </table:table-cell>
          <table:table-cell table:style-name="ce37" table:formula="of:=[.P53]/(1-[.P53]*[.$W13])" office:value-type="float" office:value="0.115003847124518" calcext:value-type="float">
            <text:p>0,12</text:p>
          </table:table-cell>
          <table:table-cell table:style-name="ce15" table:formula="of:=[.P53]*[.P53]/POWER(1-[.P53]*[.$W$13]; 2)*[.$W$14]+1/POWER(1-[.P53]*[.$W$13];2)*[.Q53]" office:value-type="float" office:value="0.551704121046428" calcext:value-type="float">
            <text:p>0,55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 office:value-type="string" calcext:value-type="string">
            <text:p>Césio</text:p>
          </table:table-cell>
          <table:table-cell table:style-name="ce42" office:value-type="float" office:value="3013" calcext:value-type="float">
            <text:p>3013</text:p>
          </table:table-cell>
          <table:table-cell table:style-name="ce34" table:formula="of:=SQRT([.M54])" office:value-type="float" office:value="54.8908006864538" calcext:value-type="float">
            <text:p>55</text:p>
          </table:table-cell>
          <table:table-cell table:style-name="ce37" table:formula="of:=[.M54]/60" office:value-type="float" office:value="50.2166666666667" calcext:value-type="float">
            <text:p>50,22</text:p>
          </table:table-cell>
          <table:table-cell table:style-name="ce16" table:formula="of:=[.O54]-[.$M$18]" office:value-type="float" office:value="49.665" calcext:value-type="float">
            <text:p>49,67</text:p>
          </table:table-cell>
          <table:table-cell table:style-name="ce15" table:formula="of:=MAX([.N54]/60;[.$M$18])" office:value-type="float" office:value="0.914846678107564" calcext:value-type="float">
            <text:p>0,91</text:p>
          </table:table-cell>
          <table:table-cell table:style-name="ce37" table:formula="of:=[.P54]/(1-[.P54]*[.$W14])" office:value-type="float" office:value="49.7666010959375" calcext:value-type="float">
            <text:p>49,77</text:p>
          </table:table-cell>
          <table:table-cell table:style-name="ce15" table:formula="of:=[.P54]*[.P54]/POWER(1-[.P54]*[.$W$13]; 2)*[.$W$14]+1/POWER(1-[.P54]*[.$W$13];2)*[.Q54]" office:value-type="float" office:value="1.04625231282771" calcext:value-type="float">
            <text:p>1,05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/>
          <table:table-cell table:style-name="ce42"/>
          <table:table-cell table:style-name="ce34"/>
          <table:table-cell table:style-name="ce37"/>
          <table:table-cell/>
          <table:table-cell table:style-name="ce15"/>
          <table:table-cell table:style-name="ce37"/>
          <table:table-cell table:style-name="ce15"/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/>
          <table:table-cell table:style-name="ce42"/>
          <table:table-cell table:style-name="ce34"/>
          <table:table-cell table:style-name="ce37"/>
          <table:table-cell/>
          <table:table-cell table:style-name="ce15"/>
          <table:table-cell table:style-name="ce37"/>
          <table:table-cell table:style-name="ce15"/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3" office:value-type="string" calcext:value-type="string">
            <text:p>acrilico</text:p>
          </table:table-cell>
          <table:table-cell table:style-name="ce42"/>
          <table:table-cell table:style-name="ce34"/>
          <table:table-cell table:style-name="ce37"/>
          <table:table-cell/>
          <table:table-cell table:style-name="ce15"/>
          <table:table-cell table:style-name="ce37"/>
          <table:table-cell table:style-name="ce15"/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 office:value-type="string" calcext:value-type="string">
            <text:p>Tálio</text:p>
          </table:table-cell>
          <table:table-cell table:style-name="ce42" office:value-type="float" office:value="68" calcext:value-type="float">
            <text:p>68</text:p>
          </table:table-cell>
          <table:table-cell table:style-name="ce34" table:formula="of:=SQRT([.M58])" office:value-type="float" office:value="8.24621125123532" calcext:value-type="float">
            <text:p>8</text:p>
          </table:table-cell>
          <table:table-cell table:style-name="ce37" table:formula="of:=[.M58]/60" office:value-type="float" office:value="1.13333333333333" calcext:value-type="float">
            <text:p>1,13</text:p>
          </table:table-cell>
          <table:table-cell table:style-name="ce16" table:formula="of:=[.O58]-[.$M$18]" office:value-type="float" office:value="0.581666666666667" calcext:value-type="float">
            <text:p>0,58</text:p>
          </table:table-cell>
          <table:table-cell table:style-name="ce15" table:formula="of:=MAX([.N58]/60;[.$M$18])" office:value-type="float" office:value="0.551666666666667" calcext:value-type="float">
            <text:p>0,55</text:p>
          </table:table-cell>
          <table:table-cell table:style-name="ce37" table:formula="of:=[.P58]/(1-[.P58]*[.$S25])" office:value-type="float" office:value="0.581666666666667" calcext:value-type="float">
            <text:p>0,58</text:p>
          </table:table-cell>
          <table:table-cell table:style-name="ce15" table:formula="of:=[.P58]*[.P58]/POWER(1-[.P58]*[.$W$13]; 2)*[.$W$14]+1/POWER(1-[.P58]*[.$W$13];2)*[.Q58]" office:value-type="float" office:value="0.551867310498136" calcext:value-type="float">
            <text:p>0,55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 office:value-type="string" calcext:value-type="string">
            <text:p>Césio</text:p>
          </table:table-cell>
          <table:table-cell table:style-name="ce42" office:value-type="float" office:value="3008" calcext:value-type="float">
            <text:p>3008</text:p>
          </table:table-cell>
          <table:table-cell table:style-name="ce34" table:formula="of:=SQRT([.M59])" office:value-type="float" office:value="54.8452368032084" calcext:value-type="float">
            <text:p>55</text:p>
          </table:table-cell>
          <table:table-cell table:style-name="ce37" table:formula="of:=[.M59]/60" office:value-type="float" office:value="50.1333333333333" calcext:value-type="float">
            <text:p>50,13</text:p>
          </table:table-cell>
          <table:table-cell table:style-name="ce16" table:formula="of:=[.O59]-[.$M$18]" office:value-type="float" office:value="49.5816666666667" calcext:value-type="float">
            <text:p>49,58</text:p>
          </table:table-cell>
          <table:table-cell table:style-name="ce15" table:formula="of:=MAX([.N59]/60;[.$M$18])" office:value-type="float" office:value="0.914087280053472" calcext:value-type="float">
            <text:p>0,91</text:p>
          </table:table-cell>
          <table:table-cell table:style-name="ce37" table:formula="of:=[.P59]/(1-[.P59]*[.$S26])" office:value-type="float" office:value="49.5816666666667" calcext:value-type="float">
            <text:p>49,58</text:p>
          </table:table-cell>
          <table:table-cell table:style-name="ce15" table:formula="of:=[.P59]*[.P59]/POWER(1-[.P59]*[.$W$13]; 2)*[.$W$14]+1/POWER(1-[.P59]*[.$W$13];2)*[.Q59]" office:value-type="float" office:value="1.04506906487726" calcext:value-type="float">
            <text:p>1,05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/>
          <table:table-cell table:style-name="ce42"/>
          <table:table-cell table:style-name="ce34"/>
          <table:table-cell table:style-name="ce37"/>
          <table:table-cell/>
          <table:table-cell table:style-name="ce15"/>
          <table:table-cell table:style-name="ce37"/>
          <table:table-cell table:style-name="ce15"/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/>
          <table:table-cell table:style-name="ce42"/>
          <table:table-cell table:style-name="ce34"/>
          <table:table-cell table:style-name="ce37"/>
          <table:table-cell/>
          <table:table-cell table:style-name="ce15"/>
          <table:table-cell table:style-name="ce37"/>
          <table:table-cell table:style-name="ce15"/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3" office:value-type="string" calcext:value-type="string">
            <text:p>baixa esp mássica 1:</text:p>
          </table:table-cell>
          <table:table-cell table:style-name="ce42" office:value-type="string" calcext:value-type="string">
            <text:p>metalico</text:p>
          </table:table-cell>
          <table:table-cell table:style-name="ce34"/>
          <table:table-cell table:style-name="ce37"/>
          <table:table-cell/>
          <table:table-cell table:style-name="ce15"/>
          <table:table-cell table:style-name="ce37"/>
          <table:table-cell table:style-name="ce15"/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 office:value-type="string" calcext:value-type="string">
            <text:p>Tálio</text:p>
          </table:table-cell>
          <table:table-cell table:style-name="ce42" office:value-type="float" office:value="31" calcext:value-type="float">
            <text:p>31</text:p>
          </table:table-cell>
          <table:table-cell table:style-name="ce34" table:formula="of:=SQRT([.M63])" office:value-type="float" office:value="5.56776436283002" calcext:value-type="float">
            <text:p>6</text:p>
          </table:table-cell>
          <table:table-cell table:style-name="ce37" table:formula="of:=[.M63]/60" office:value-type="float" office:value="0.516666666666667" calcext:value-type="float">
            <text:p>0,52</text:p>
          </table:table-cell>
          <table:table-cell table:style-name="ce16" office:value-type="float" office:value="0" calcext:value-type="float">
            <text:p>0,00</text:p>
          </table:table-cell>
          <table:table-cell table:style-name="ce15" table:formula="of:=MAX([.N63]/60;[.$M$18])" office:value-type="float" office:value="0.551666666666667" calcext:value-type="float">
            <text:p>0,55</text:p>
          </table:table-cell>
          <table:table-cell table:style-name="ce37" table:formula="of:=[.O63]/(1-[.O63]*[.$S30])" office:value-type="float" office:value="0.516666666666667" calcext:value-type="float">
            <text:p>0,52</text:p>
          </table:table-cell>
          <table:table-cell table:style-name="ce15" table:formula="of:=[.P63]*[.P63]/POWER(1-[.P63]*[.$W$13]; 2)*[.$W$14]+1/POWER(1-[.P63]*[.$W$13];2)*[.Q63]" office:value-type="float" office:value="0.551666666666667" calcext:value-type="float">
            <text:p>0,55</text:p>
          </table:table-cell>
          <table:table-cell table:style-name="ce26" office:value-type="string" calcext:value-type="string">
            <text:p>aqui a medição é mais baixa q o background, basicamente não existe</text:p>
          </table:table-cell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covered-table-cell/>
          <table:table-cell table:style-name="ce26" office:value-type="string" calcext:value-type="string">
            <text:p>Césio</text:p>
          </table:table-cell>
          <table:table-cell table:style-name="ce42" office:value-type="float" office:value="2586" calcext:value-type="float">
            <text:p>2586</text:p>
          </table:table-cell>
          <table:table-cell table:style-name="ce34" table:formula="of:=SQRT([.M64])" office:value-type="float" office:value="50.8527285403645" calcext:value-type="float">
            <text:p>51</text:p>
          </table:table-cell>
          <table:table-cell table:style-name="ce37" table:formula="of:=[.M64]/60" office:value-type="float" office:value="43.1" calcext:value-type="float">
            <text:p>43,10</text:p>
          </table:table-cell>
          <table:table-cell table:style-name="ce16" table:formula="of:=[.O64]-[.$M$18]" office:value-type="float" office:value="42.5483333333333" calcext:value-type="float">
            <text:p>42,55</text:p>
          </table:table-cell>
          <table:table-cell table:style-name="ce15" table:formula="of:=MAX([.N64]/60;[.$M$18])" office:value-type="float" office:value="0.847545475672741" calcext:value-type="float">
            <text:p>0,85</text:p>
          </table:table-cell>
          <table:table-cell table:style-name="ce37" table:formula="of:=[.P64]/(1-[.P64]*[.$S31])" office:value-type="float" office:value="42.5483333333333" calcext:value-type="float">
            <text:p>42,55</text:p>
          </table:table-cell>
          <table:table-cell table:style-name="ce15" table:formula="of:=[.P64]*[.P64]/POWER(1-[.P64]*[.$W$13]; 2)*[.$W$14]+1/POWER(1-[.P64]*[.$W$13];2)*[.Q64]" office:value-type="float" office:value="0.945215685307105" calcext:value-type="float">
            <text:p>0,95</text:p>
          </table:table-cell>
          <table:table-cell table:style-name="ce26"/>
          <table:table-cell table:number-columns-repeated="1004"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ce22" table:number-columns-repeated="2"/>
          <table:table-cell table:style-name="ce26"/>
          <table:table-cell table:style-name="ce42"/>
          <table:table-cell table:style-name="ce34"/>
          <table:table-cell table:style-name="ce37"/>
          <table:table-cell/>
          <table:table-cell table:style-name="ce15"/>
          <table:table-cell table:style-name="ce37"/>
          <table:table-cell table:style-name="ce15"/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 table:number-columns-repeated="2"/>
          <table:table-cell table:style-name="ce23" office:value-type="string" calcext:value-type="string">
            <text:p>cobre</text:p>
          </table:table-cell>
          <table:table-cell table:style-name="ce42"/>
          <table:table-cell table:style-name="ce34"/>
          <table:table-cell table:style-name="ce37"/>
          <table:table-cell/>
          <table:table-cell table:style-name="ce15"/>
          <table:table-cell table:style-name="ce37"/>
          <table:table-cell table:style-name="ce15"/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 table:number-columns-repeated="2"/>
          <table:table-cell table:style-name="ce26" office:value-type="string" calcext:value-type="string">
            <text:p>Tálio</text:p>
          </table:table-cell>
          <table:table-cell table:style-name="ce42" office:value-type="float" office:value="42" calcext:value-type="float">
            <text:p>42</text:p>
          </table:table-cell>
          <table:table-cell table:style-name="ce34" table:formula="of:=SQRT([.M68])" office:value-type="float" office:value="6.48074069840786" calcext:value-type="float">
            <text:p>6</text:p>
          </table:table-cell>
          <table:table-cell table:style-name="ce37" table:formula="of:=[.M68]/60" office:value-type="float" office:value="0.7" calcext:value-type="float">
            <text:p>0,70</text:p>
          </table:table-cell>
          <table:table-cell table:style-name="ce16" table:formula="of:=[.O68]-[.$M$18]" office:value-type="float" office:value="0.148333333333333" calcext:value-type="float">
            <text:p>0,15</text:p>
          </table:table-cell>
          <table:table-cell table:style-name="ce15" table:formula="of:=MAX([.N68]/60;[.$M$18])" office:value-type="float" office:value="0.551666666666667" calcext:value-type="float">
            <text:p>0,55</text:p>
          </table:table-cell>
          <table:table-cell table:style-name="ce37" table:formula="of:=[.P68]/(1-[.P68]*[.$S35])" office:value-type="float" office:value="0.148333333333333" calcext:value-type="float">
            <text:p>0,15</text:p>
          </table:table-cell>
          <table:table-cell table:style-name="ce15" table:formula="of:=[.P68]*[.P68]/POWER(1-[.P68]*[.$W$13]; 2)*[.$W$14]+1/POWER(1-[.P68]*[.$W$13];2)*[.Q68]" office:value-type="float" office:value="0.551715181360575" calcext:value-type="float">
            <text:p>0,55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2"/>
          <table:table-cell table:style-name="ce27"/>
          <table:table-cell table:style-name="ce28" office:value-type="string" calcext:value-type="string">
            <text:p>Césio</text:p>
          </table:table-cell>
          <table:table-cell table:style-name="ce43" office:value-type="float" office:value="2334" calcext:value-type="float">
            <text:p>2334</text:p>
          </table:table-cell>
          <table:table-cell table:style-name="ce44" table:formula="of:=SQRT([.M69])" office:value-type="float" office:value="48.3114893167247" calcext:value-type="float">
            <text:p>48</text:p>
          </table:table-cell>
          <table:table-cell table:style-name="ce38" table:formula="of:=[.M69]/60" office:value-type="float" office:value="38.9" calcext:value-type="float">
            <text:p>38,90</text:p>
          </table:table-cell>
          <table:table-cell table:style-name="ce52" table:formula="of:=[.O69]-[.$M$18]" office:value-type="float" office:value="38.3483333333333" calcext:value-type="float">
            <text:p>38,35</text:p>
          </table:table-cell>
          <table:table-cell table:style-name="ce39" table:formula="of:=MAX([.N69]/60;[.$M$18])" office:value-type="float" office:value="0.805191488612078" calcext:value-type="float">
            <text:p>0,81</text:p>
          </table:table-cell>
          <table:table-cell table:style-name="ce38" table:formula="of:=[.P69]/(1-[.P69]*[.$S36])" office:value-type="float" office:value="38.3483333333333" calcext:value-type="float">
            <text:p>38,35</text:p>
          </table:table-cell>
          <table:table-cell table:style-name="ce39" table:formula="of:=[.P69]*[.P69]/POWER(1-[.P69]*[.$W$13]; 2)*[.$W$14]+1/POWER(1-[.P69]*[.$W$13];2)*[.Q69]" office:value-type="float" office:value="0.885283053216847" calcext:value-type="float">
            <text:p>0,89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27"/>
          <table:table-cell table:style-name="ce10" table:number-columns-repeated="9"/>
          <table:table-cell table:style-name="ce28"/>
          <table:table-cell table:number-columns-repeated="1004"/>
        </table:table-row>
        <table:table-row table:style-name="ro1" table:number-rows-repeated="26">
          <table:table-cell table:style-name="Default" table:number-columns-repeated="4"/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4985bca6212b77bf8c7a86bceeb2084ec86f4b6b</meta:generator>
    <meta:creation-date>2022-05-30T15:03:20Z</meta:creation-date>
    <dc:date>2022-06-02T01:02:46.900970910</dc:date>
    <meta:editing-cycles>11</meta:editing-cycles>
    <meta:editing-duration>PT3H31M36S</meta:editing-duration>
    <meta:document-statistic meta:table-count="1" meta:cell-count="1095" meta:object-count="0"/>
  </office:meta>
</office:document-meta>
</file>